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51in" table:align="margins" style:writing-mode="lr-tb"/>
    </style:style>
    <style:style style:name="Table1.A" style:family="table-column">
      <style:table-column-properties style:column-width="5.3118in" style:rel-column-width="51992*"/>
    </style:style>
    <style:style style:name="Table1.B" style:family="table-column">
      <style:table-column-properties style:column-width="1.3833in" style:rel-column-width="13543*"/>
    </style:style>
    <style:style style:name="Table1.A1" style:family="table-cell">
      <style:table-cell-properties fo:padding="0.0382in" fo:border="none"/>
    </style:style>
    <style:style style:name="Table2" style:family="table">
      <style:table-properties style:width="6.6951in" table:align="margins" style:writing-mode="lr-tb"/>
    </style:style>
    <style:style style:name="Table2.A" style:family="table-column">
      <style:table-column-properties style:column-width="5.3118in" style:rel-column-width="51992*"/>
    </style:style>
    <style:style style:name="Table2.B" style:family="table-column">
      <style:table-column-properties style:column-width="1.3833in" style:rel-column-width="13543*"/>
    </style:style>
    <style:style style:name="Table2.A1" style:family="table-cell">
      <style:table-cell-properties fo:padding="0.0382in" fo:border="none"/>
    </style:style>
    <style:style style:name="Table3" style:family="table">
      <style:table-properties style:width="6.6986in" fo:margin-left="0in" table:align="left"/>
    </style:style>
    <style:style style:name="Table3.A" style:family="table-column">
      <style:table-column-properties style:column-width="0.8438in"/>
    </style:style>
    <style:style style:name="Table3.B" style:family="table-column">
      <style:table-column-properties style:column-width="4.75in"/>
    </style:style>
    <style:style style:name="Table3.C" style:family="table-column">
      <style:table-column-properties style:column-width="1.1049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in" table:align="left"/>
    </style:style>
    <style:style style:name="Table4.A" style:family="table-column">
      <style:table-column-properties style:column-width="1.1243in"/>
    </style:style>
    <style:style style:name="Table4.B" style:family="table-column">
      <style:table-column-properties style:column-width="5.5743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igure">
      <style:paragraph-properties fo:text-align="center" style:justify-single-word="false"/>
      <style:text-properties style:font-name="Liberation Serif"/>
    </style:style>
    <style:style style:name="P2" style:family="paragraph" style:parent-style-name="Standard">
      <style:paragraph-properties fo:text-align="center" style:justify-single-word="false"/>
      <style:text-properties fo:font-size="10pt" officeooo:rsid="023ffab7" officeooo:paragraph-rsid="023ffab7" style:font-size-asian="10pt" style:font-size-complex="10pt"/>
    </style:style>
    <style:style style:name="P3" style:family="paragraph" style:parent-style-name="Standard">
      <style:paragraph-properties fo:text-align="justify" style:justify-single-word="false"/>
      <style:text-properties fo:font-size="10pt" officeooo:rsid="0404e91a" officeooo:paragraph-rsid="0404e91a" style:font-size-asian="10pt" style:font-size-complex="10pt"/>
    </style:style>
    <style:style style:name="P4" style:family="paragraph" style:parent-style-name="Standard">
      <style:paragraph-properties fo:text-align="justify" style:justify-single-word="false"/>
      <style:text-properties fo:font-size="10pt" officeooo:rsid="013d5d31" officeooo:paragraph-rsid="014c7683" style:font-size-asian="10pt" style:font-size-complex="10pt"/>
    </style:style>
    <style:style style:name="P5" style:family="paragraph" style:parent-style-name="Standard">
      <style:paragraph-properties fo:text-align="center" style:justify-single-word="false"/>
      <style:text-properties fo:font-size="10pt" officeooo:rsid="0012ea4d" officeooo:paragraph-rsid="001015ec" style:font-size-asian="10pt" style:font-size-complex="10pt"/>
    </style:style>
    <style:style style:name="P6" style:family="paragraph" style:parent-style-name="Standard">
      <style:paragraph-properties fo:text-align="start" style:justify-single-word="false"/>
      <style:text-properties fo:font-size="10pt" officeooo:paragraph-rsid="0012ea4d" style:font-size-asian="10pt" style:font-size-complex="10pt"/>
    </style:style>
    <style:style style:name="P7" style:family="paragraph" style:parent-style-name="Standard">
      <style:paragraph-properties fo:line-height="150%" fo:text-align="justify" style:justify-single-word="false"/>
      <style:text-properties fo:font-size="10pt" officeooo:paragraph-rsid="00dbaeb7" style:font-size-asian="10pt" style:font-size-complex="10pt"/>
    </style:style>
    <style:style style:name="P8" style:family="paragraph" style:parent-style-name="Standard">
      <style:paragraph-properties fo:line-height="150%" fo:text-align="justify" style:justify-single-word="false"/>
      <style:text-properties fo:font-size="10pt" officeooo:rsid="02a7b84a" officeooo:paragraph-rsid="0410becd" style:font-size-asian="10pt" style:font-size-complex="10pt"/>
    </style:style>
    <style:style style:name="P9" style:family="paragraph" style:parent-style-name="Standard">
      <style:paragraph-properties fo:text-align="start" style:justify-single-word="false"/>
      <style:text-properties fo:font-size="10pt" fo:font-weight="bold" officeooo:rsid="00f7a028" officeooo:paragraph-rsid="00f7a028" style:font-size-asian="10pt" style:font-weight-asian="bold" style:font-size-complex="10pt" style:font-weight-complex="bold"/>
    </style:style>
    <style:style style:name="P10" style:family="paragraph" style:parent-style-name="Standard">
      <style:paragraph-properties fo:text-align="start" style:justify-single-word="false"/>
      <style:text-properties fo:font-size="10pt" fo:font-weight="bold" officeooo:rsid="0411977d" officeooo:paragraph-rsid="0411977d" style:font-size-asian="10pt" style:font-weight-asian="bold" style:font-size-complex="10pt" style:font-weight-complex="bold"/>
    </style:style>
    <style:style style:name="P11" style:family="paragraph" style:parent-style-name="Standard">
      <style:paragraph-properties fo:text-align="center" style:justify-single-word="false"/>
      <style:text-properties fo:font-size="10pt" fo:font-weight="bold" officeooo:rsid="001015ec" officeooo:paragraph-rsid="0419c385" style:font-size-asian="10pt" style:font-weight-asian="bold" style:font-size-complex="10pt" style:font-weight-complex="bold"/>
    </style:style>
    <style:style style:name="P12" style:family="paragraph" style:parent-style-name="Standard">
      <style:paragraph-properties fo:text-align="center" style:justify-single-word="false"/>
      <style:text-properties fo:font-size="10pt" fo:font-weight="bold" officeooo:rsid="0419c385" officeooo:paragraph-rsid="0419c385" style:font-size-asian="10pt" style:font-weight-asian="bold" style:font-size-complex="10pt" style:font-weight-complex="bold"/>
    </style:style>
    <style:style style:name="P13" style:family="paragraph" style:parent-style-name="Standard">
      <style:paragraph-properties fo:line-height="150%" fo:text-align="justify" style:justify-single-word="false"/>
      <style:text-properties style:font-name="Liberation Serif" fo:font-size="10pt" fo:font-weight="bold" officeooo:rsid="0047a103" officeooo:paragraph-rsid="00fd4538" style:font-size-asian="10pt" style:font-weight-asian="bold" style:font-size-complex="10pt" style:font-weight-complex="bold"/>
    </style:style>
    <style:style style:name="P14" style:family="paragraph" style:parent-style-name="Standard">
      <style:paragraph-properties fo:line-height="150%" fo:text-align="justify" style:justify-single-word="false"/>
      <style:text-properties style:font-name="Liberation Serif" fo:font-size="10pt" fo:font-weight="bold" officeooo:rsid="0043ced7" officeooo:paragraph-rsid="0043ced7" style:font-size-asian="10pt" style:font-weight-asian="bold" style:font-size-complex="10pt" style:font-weight-complex="bold"/>
    </style:style>
    <style:style style:name="P15" style:family="paragraph" style:parent-style-name="Standard">
      <style:text-properties style:font-name="Liberation Serif" fo:font-size="10pt" style:font-size-asian="10pt" style:font-size-complex="10pt"/>
    </style:style>
    <style:style style:name="P16" style:family="paragraph" style:parent-style-name="Standard">
      <style:paragraph-properties fo:line-height="150%" fo:text-align="justify" style:justify-single-word="false"/>
      <style:text-properties style:font-name="Liberation Serif" fo:font-size="10pt" officeooo:rsid="00fa00a2" officeooo:paragraph-rsid="00fd4538" style:font-size-asian="10pt" style:font-size-complex="10pt"/>
    </style:style>
    <style:style style:name="P17" style:family="paragraph" style:parent-style-name="Standard">
      <style:paragraph-properties fo:line-height="150%" fo:text-align="justify" style:justify-single-word="false"/>
      <style:text-properties style:font-name="Liberation Serif" fo:font-size="10pt" officeooo:rsid="00fa5390" officeooo:paragraph-rsid="00fd4538" style:font-size-asian="10pt" style:font-size-complex="10pt"/>
    </style:style>
    <style:style style:name="P18" style:family="paragraph" style:parent-style-name="Standard">
      <style:paragraph-properties fo:line-height="150%" fo:text-align="justify" style:justify-single-word="false"/>
      <style:text-properties style:font-name="Liberation Serif" fo:font-size="10pt" officeooo:rsid="00ffaa17" officeooo:paragraph-rsid="00fd4538" style:font-size-asian="10pt" style:font-size-complex="10pt"/>
    </style:style>
    <style:style style:name="P19" style:family="paragraph" style:parent-style-name="Standard">
      <style:paragraph-properties fo:line-height="150%" fo:text-align="justify" style:justify-single-word="false"/>
      <style:text-properties style:font-name="Liberation Serif" fo:font-size="10pt" officeooo:rsid="0100b8ab" officeooo:paragraph-rsid="00fd4538" style:font-size-asian="10pt" style:font-size-complex="10pt"/>
    </style:style>
    <style:style style:name="P20" style:family="paragraph" style:parent-style-name="Standard">
      <style:paragraph-properties fo:line-height="150%" fo:text-align="justify" style:justify-single-word="false"/>
      <style:text-properties style:font-name="Liberation Serif" fo:font-size="10pt" officeooo:rsid="0100d21c" officeooo:paragraph-rsid="00fd4538" style:font-size-asian="10pt" style:font-size-complex="10pt"/>
    </style:style>
    <style:style style:name="P21" style:family="paragraph" style:parent-style-name="Standard">
      <style:paragraph-properties fo:line-height="150%" fo:text-align="justify" style:justify-single-word="false"/>
      <style:text-properties style:font-name="Liberation Serif" fo:font-size="10pt" officeooo:rsid="011dff5a" officeooo:paragraph-rsid="00fd4538" style:font-size-asian="10pt" style:font-size-complex="10pt"/>
    </style:style>
    <style:style style:name="P22" style:family="paragraph" style:parent-style-name="Standard">
      <style:paragraph-properties fo:line-height="150%" fo:text-align="justify" style:justify-single-word="false"/>
      <style:text-properties style:font-name="Liberation Serif" fo:font-size="10pt" officeooo:rsid="011dff5a" officeooo:paragraph-rsid="0047a103" style:font-size-asian="10pt" style:font-size-complex="10pt"/>
    </style:style>
    <style:style style:name="P23" style:family="paragraph" style:parent-style-name="Standard">
      <style:paragraph-properties fo:line-height="150%" fo:text-align="justify" style:justify-single-word="false"/>
      <style:text-properties style:font-name="Liberation Serif" fo:font-size="10pt" officeooo:rsid="0039ec2c" officeooo:paragraph-rsid="00302c94" style:font-size-asian="10pt" style:font-size-complex="10pt"/>
    </style:style>
    <style:style style:name="P24" style:family="paragraph" style:parent-style-name="Standard">
      <style:paragraph-properties fo:line-height="150%" fo:text-align="justify" style:justify-single-word="false"/>
      <style:text-properties style:font-name="Liberation Serif" fo:font-size="10pt" officeooo:rsid="0039ec2c" officeooo:paragraph-rsid="00dbaeb7" style:font-size-asian="10pt" style:font-size-complex="10pt"/>
    </style:style>
    <style:style style:name="P25" style:family="paragraph" style:parent-style-name="Standard">
      <style:paragraph-properties fo:line-height="150%" fo:text-align="justify" style:justify-single-word="false"/>
      <style:text-properties style:font-name="Liberation Serif" fo:font-size="10pt" officeooo:rsid="004d43e9" officeooo:paragraph-rsid="004d43e9" style:font-size-asian="10pt" style:font-size-complex="10pt"/>
    </style:style>
    <style:style style:name="P26" style:family="paragraph" style:parent-style-name="Standard">
      <style:paragraph-properties fo:line-height="150%" fo:text-align="justify" style:justify-single-word="false"/>
      <style:text-properties style:font-name="Liberation Serif" fo:font-size="10pt" officeooo:rsid="00a700de" officeooo:paragraph-rsid="00302c94" style:font-size-asian="10pt" style:font-size-complex="10pt"/>
    </style:style>
    <style:style style:name="P2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0pt" fo:font-style="normal" fo:font-weight="normal" officeooo:rsid="044677c8" officeooo:paragraph-rsid="00302c94" style:font-size-asian="10pt" style:font-style-asian="normal" style:font-weight-asian="normal" style:font-size-complex="10pt" style:font-style-complex="normal" style:font-weight-complex="normal"/>
    </style:style>
    <style:style style:name="P2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0pt" fo:font-style="normal" fo:font-weight="bold" officeooo:rsid="0317f224" officeooo:paragraph-rsid="00796ac9" style:font-size-asian="10pt" style:font-style-asian="normal" style:font-weight-asian="bold" style:font-size-complex="10pt" style:font-style-complex="normal" style:font-weight-complex="bold"/>
    </style:style>
    <style:style style:name="P29" style:family="paragraph" style:parent-style-name="Standard">
      <style:paragraph-properties fo:margin-left="0.4445in" fo:margin-right="0in" fo:margin-top="0in" fo:margin-bottom="0.0972in" loext:contextual-spacing="false" fo:line-height="120%" fo:text-indent="-0.4445in" style:auto-text-indent="false"/>
      <style:text-properties style:font-name="Liberation Serif" fo:font-size="10pt" style:font-size-asian="10pt" style:font-size-complex="10pt"/>
    </style:style>
    <style:style style:name="P30" style:family="paragraph" style:parent-style-name="Text_20_body">
      <style:text-properties fo:font-size="10pt" style:font-size-asian="10pt" style:font-size-complex="10pt"/>
    </style:style>
    <style:style style:name="P31" style:family="paragraph" style:parent-style-name="Text_20_body">
      <style:paragraph-properties fo:text-align="justify" style:justify-single-word="false"/>
      <style:text-properties fo:font-size="10pt" style:font-size-asian="10pt" style:font-size-complex="10pt"/>
    </style:style>
    <style:style style:name="P32" style:family="paragraph" style:parent-style-name="Text_20_body">
      <style:paragraph-properties fo:text-align="justify" style:justify-single-word="false"/>
      <style:text-properties fo:font-size="10pt" officeooo:paragraph-rsid="001948a6" style:font-size-asian="10pt" style:font-size-complex="10pt"/>
    </style:style>
    <style:style style:name="P33" style:family="paragraph" style:parent-style-name="Text_20_body">
      <style:paragraph-properties fo:text-align="justify" style:justify-single-word="false"/>
      <style:text-properties fo:font-size="10pt" officeooo:paragraph-rsid="001753f6" style:font-size-asian="10pt" style:font-size-complex="10pt"/>
    </style:style>
    <style:style style:name="P34" style:family="paragraph" style:parent-style-name="Text_20_body">
      <style:paragraph-properties fo:text-align="justify" style:justify-single-word="false"/>
      <style:text-properties fo:font-size="10pt" officeooo:paragraph-rsid="0272fc58" style:font-size-asian="10pt" style:font-size-complex="10pt"/>
    </style:style>
    <style:style style:name="P35" style:family="paragraph" style:parent-style-name="Text_20_body">
      <style:paragraph-properties fo:text-align="justify" style:justify-single-word="false"/>
      <style:text-properties fo:font-size="10pt" officeooo:paragraph-rsid="0262ae1a" style:font-size-asian="10pt" style:font-size-complex="10pt"/>
    </style:style>
    <style:style style:name="P36" style:family="paragraph" style:parent-style-name="Text_20_body">
      <style:paragraph-properties fo:text-align="justify" style:justify-single-word="false"/>
      <style:text-properties fo:font-size="10pt" officeooo:rsid="001b3964" officeooo:paragraph-rsid="012e7c00" style:font-size-asian="10pt" style:font-size-complex="10pt"/>
    </style:style>
    <style:style style:name="P37" style:family="paragraph" style:parent-style-name="Text_20_body">
      <style:paragraph-properties fo:text-align="justify" style:justify-single-word="false"/>
      <style:text-properties fo:font-size="10pt" officeooo:rsid="001b3964" officeooo:paragraph-rsid="001b3964" style:font-size-asian="10pt" style:font-size-complex="10pt"/>
    </style:style>
    <style:style style:name="P38" style:family="paragraph" style:parent-style-name="Text_20_body">
      <style:paragraph-properties fo:text-align="justify" style:justify-single-word="false"/>
      <style:text-properties fo:font-size="10pt" officeooo:rsid="00181471" officeooo:paragraph-rsid="00181471" style:font-size-asian="10pt" style:font-size-complex="10pt"/>
    </style:style>
    <style:style style:name="P39" style:family="paragraph" style:parent-style-name="Text_20_body">
      <style:paragraph-properties fo:text-align="center" style:justify-single-word="false"/>
      <style:text-properties fo:font-size="10pt" style:font-size-asian="10pt" style:font-size-complex="10pt"/>
    </style:style>
    <style:style style:name="P40" style:family="paragraph" style:parent-style-name="Text_20_body">
      <style:paragraph-properties fo:text-align="center" style:justify-single-word="false"/>
      <style:text-properties fo:font-size="10pt" officeooo:paragraph-rsid="0302d41a" style:font-size-asian="10pt" style:font-size-complex="10pt"/>
    </style:style>
    <style:style style:name="P41" style:family="paragraph" style:parent-style-name="Text_20_body">
      <style:text-properties fo:font-size="10pt" officeooo:paragraph-rsid="0304af9a" style:font-size-asian="10pt" style:font-size-complex="10pt"/>
    </style:style>
    <style:style style:name="P42" style:family="paragraph" style:parent-style-name="Text_20_body">
      <style:paragraph-properties fo:text-align="center" style:justify-single-word="false"/>
      <style:text-properties fo:font-size="10pt" fo:font-weight="normal" officeooo:rsid="017359fa" officeooo:paragraph-rsid="01d331c9" style:font-size-asian="10pt" style:font-weight-asian="normal" style:font-size-complex="10pt" style:font-weight-complex="normal"/>
    </style:style>
    <style:style style:name="P43" style:family="paragraph" style:parent-style-name="Text_20_body">
      <style:paragraph-properties fo:text-align="center" style:justify-single-word="false"/>
      <style:text-properties fo:font-size="10pt" fo:font-weight="normal" officeooo:rsid="017359fa" officeooo:paragraph-rsid="017359fa" style:font-size-asian="10pt" style:font-weight-asian="normal" style:font-size-complex="10pt" style:font-weight-complex="normal"/>
    </style:style>
    <style:style style:name="P44" style:family="paragraph" style:parent-style-name="Text_20_body">
      <style:paragraph-properties fo:text-align="center" style:justify-single-word="false"/>
      <style:text-properties fo:font-size="10pt" fo:font-weight="normal" officeooo:rsid="017359fa" officeooo:paragraph-rsid="01813231" style:font-size-asian="10pt" style:font-weight-asian="normal" style:font-size-complex="10pt" style:font-weight-complex="normal"/>
    </style:style>
    <style:style style:name="P45" style:family="paragraph" style:parent-style-name="Text_20_body">
      <style:paragraph-properties fo:text-align="justify" style:justify-single-word="false"/>
      <style:text-properties fo:font-size="10pt" fo:font-weight="normal" officeooo:rsid="017359fa" officeooo:paragraph-rsid="017cbb46" style:font-size-asian="10pt" style:font-weight-asian="normal" style:font-size-complex="10pt" style:font-weight-complex="normal"/>
    </style:style>
    <style:style style:name="P46" style:family="paragraph" style:parent-style-name="Text_20_body">
      <style:paragraph-properties fo:text-align="justify" style:justify-single-word="false"/>
      <style:text-properties fo:font-size="10pt" fo:font-weight="normal" officeooo:rsid="0118a833" officeooo:paragraph-rsid="0118a833" style:font-size-asian="10pt" style:font-weight-asian="normal" style:font-size-complex="10pt" style:font-weight-complex="normal"/>
    </style:style>
    <style:style style:name="P47" style:family="paragraph" style:parent-style-name="Text_20_body">
      <style:paragraph-properties fo:text-align="justify" style:justify-single-word="false"/>
      <style:text-properties fo:font-size="10pt" fo:font-weight="normal" officeooo:rsid="01050f50" officeooo:paragraph-rsid="01050f50" style:font-size-asian="10pt" style:font-weight-asian="normal" style:font-size-complex="10pt" style:font-weight-complex="normal"/>
    </style:style>
    <style:style style:name="P48" style:family="paragraph" style:parent-style-name="Text_20_body">
      <style:paragraph-properties fo:text-align="justify" style:justify-single-word="false"/>
      <style:text-properties fo:font-size="10pt" fo:font-weight="normal" officeooo:rsid="018ed274" officeooo:paragraph-rsid="038b9ea5" style:font-size-asian="10pt" style:font-weight-asian="normal" style:font-size-complex="10pt" style:font-weight-complex="normal"/>
    </style:style>
    <style:style style:name="P49" style:family="paragraph" style:parent-style-name="Text_20_body">
      <style:paragraph-properties fo:text-align="center" style:justify-single-word="false"/>
      <style:text-properties fo:font-size="10pt" fo:font-weight="normal" officeooo:rsid="016a20aa" officeooo:paragraph-rsid="016e0e4d" style:font-size-asian="10pt" style:font-weight-asian="normal" style:font-size-complex="10pt" style:font-weight-complex="normal"/>
    </style:style>
    <style:style style:name="P50" style:family="paragraph" style:parent-style-name="Text_20_body">
      <style:paragraph-properties fo:text-align="justify" style:justify-single-word="false"/>
      <style:text-properties fo:font-size="10pt" fo:font-weight="normal" officeooo:rsid="016a20aa" officeooo:paragraph-rsid="03618a81" style:font-size-asian="10pt" style:font-weight-asian="normal" style:font-size-complex="10pt" style:font-weight-complex="normal"/>
    </style:style>
    <style:style style:name="P51" style:family="paragraph" style:parent-style-name="Text_20_body">
      <style:paragraph-properties fo:text-align="center" style:justify-single-word="false"/>
      <style:text-properties fo:font-size="10pt" fo:font-weight="normal" officeooo:rsid="0162c7ad" officeooo:paragraph-rsid="016e0e4d" style:font-size-asian="10pt" style:font-weight-asian="normal" style:font-size-complex="10pt" style:font-weight-complex="normal"/>
    </style:style>
    <style:style style:name="P52" style:family="paragraph" style:parent-style-name="Text_20_body">
      <style:paragraph-properties fo:text-align="start" style:justify-single-word="false"/>
      <style:text-properties fo:font-size="10pt" fo:font-weight="normal" officeooo:rsid="0162c7ad" officeooo:paragraph-rsid="03524528" style:font-size-asian="10pt" style:font-weight-asian="normal" style:font-size-complex="10pt" style:font-weight-complex="normal"/>
    </style:style>
    <style:style style:name="P53" style:family="paragraph" style:parent-style-name="Text_20_body">
      <style:paragraph-properties fo:text-align="center" style:justify-single-word="false"/>
      <style:text-properties fo:font-size="10pt" fo:font-weight="normal" officeooo:rsid="017cbb46" officeooo:paragraph-rsid="017cbb46" style:font-size-asian="10pt" style:font-weight-asian="normal" style:font-size-complex="10pt" style:font-weight-complex="normal"/>
    </style:style>
    <style:style style:name="P54" style:family="paragraph" style:parent-style-name="Text_20_body">
      <style:paragraph-properties fo:text-align="start" style:justify-single-word="false"/>
      <style:text-properties fo:font-size="10pt" fo:font-weight="normal" officeooo:rsid="017cc989" officeooo:paragraph-rsid="03539162" style:font-size-asian="10pt" style:font-weight-asian="normal" style:font-size-complex="10pt" style:font-weight-complex="normal"/>
    </style:style>
    <style:style style:name="P55" style:family="paragraph" style:parent-style-name="Text_20_body">
      <style:paragraph-properties fo:text-align="start" style:justify-single-word="false"/>
      <style:text-properties fo:font-size="10pt" fo:font-weight="normal" officeooo:rsid="01d7aa24" officeooo:paragraph-rsid="03539162" style:font-size-asian="10pt" style:font-weight-asian="normal" style:font-size-complex="10pt" style:font-weight-complex="normal"/>
    </style:style>
    <style:style style:name="P56" style:family="paragraph" style:parent-style-name="Text_20_body">
      <style:paragraph-properties fo:text-align="center" style:justify-single-word="false"/>
      <style:text-properties fo:font-size="10pt" fo:font-weight="normal" officeooo:rsid="017e1991" officeooo:paragraph-rsid="017cbb46" style:font-size-asian="10pt" style:font-weight-asian="normal" style:font-size-complex="10pt" style:font-weight-complex="normal"/>
    </style:style>
    <style:style style:name="P57" style:family="paragraph" style:parent-style-name="Text_20_body">
      <style:paragraph-properties fo:text-align="start" style:justify-single-word="false"/>
      <style:text-properties fo:font-size="10pt" fo:font-weight="normal" officeooo:rsid="03364374" officeooo:paragraph-rsid="03364374" style:font-size-asian="10pt" style:font-weight-asian="normal" style:font-size-complex="10pt" style:font-weight-complex="normal"/>
    </style:style>
    <style:style style:name="P58" style:family="paragraph" style:parent-style-name="Text_20_body">
      <style:paragraph-properties fo:text-align="start" style:justify-single-word="false"/>
      <style:text-properties fo:font-size="10pt" fo:font-weight="normal" officeooo:rsid="033819c4" officeooo:paragraph-rsid="035574dd" style:font-size-asian="10pt" style:font-weight-asian="normal" style:font-size-complex="10pt" style:font-weight-complex="normal"/>
    </style:style>
    <style:style style:name="P59" style:family="paragraph" style:parent-style-name="Text_20_body">
      <style:paragraph-properties fo:text-align="start" style:justify-single-word="false"/>
      <style:text-properties fo:font-size="10pt" fo:font-weight="normal" officeooo:rsid="0338e1c0" officeooo:paragraph-rsid="035490bc" style:font-size-asian="10pt" style:font-weight-asian="normal" style:font-size-complex="10pt" style:font-weight-complex="normal"/>
    </style:style>
    <style:style style:name="P60" style:family="paragraph" style:parent-style-name="Text_20_body">
      <style:paragraph-properties fo:text-align="start" style:justify-single-word="false"/>
      <style:text-properties fo:font-size="10pt" fo:font-weight="normal" officeooo:rsid="033a3172" officeooo:paragraph-rsid="035490bc" style:font-size-asian="10pt" style:font-weight-asian="normal" style:font-size-complex="10pt" style:font-weight-complex="normal"/>
    </style:style>
    <style:style style:name="P61" style:family="paragraph" style:parent-style-name="Text_20_body">
      <style:paragraph-properties fo:text-align="start" style:justify-single-word="false"/>
      <style:text-properties fo:font-size="10pt" fo:font-weight="normal" officeooo:rsid="033a41d6" officeooo:paragraph-rsid="033a41d6" style:font-size-asian="10pt" style:font-weight-asian="normal" style:font-size-complex="10pt" style:font-weight-complex="normal"/>
    </style:style>
    <style:style style:name="P62" style:family="paragraph" style:parent-style-name="Text_20_body">
      <style:paragraph-properties fo:text-align="start" style:justify-single-word="false"/>
      <style:text-properties fo:font-size="10pt" fo:font-weight="normal" officeooo:rsid="033a41d6" officeooo:paragraph-rsid="0353f46a" style:font-size-asian="10pt" style:font-weight-asian="normal" style:font-size-complex="10pt" style:font-weight-complex="normal"/>
    </style:style>
    <style:style style:name="P63" style:family="paragraph" style:parent-style-name="Text_20_body">
      <style:paragraph-properties fo:text-align="justify" style:justify-single-word="false"/>
      <style:text-properties fo:font-size="10pt" fo:font-weight="normal" officeooo:rsid="03f0f28c" officeooo:paragraph-rsid="03f0f28c" style:font-size-asian="10pt" style:font-weight-asian="normal" style:font-size-complex="10pt" style:font-weight-complex="normal"/>
    </style:style>
    <style:style style:name="P64" style:family="paragraph" style:parent-style-name="Text_20_body">
      <style:paragraph-properties fo:text-align="justify" style:justify-single-word="false"/>
      <style:text-properties fo:font-size="10pt" fo:font-weight="normal" officeooo:rsid="01fe8123" officeooo:paragraph-rsid="01fe8123" style:font-size-asian="10pt" style:font-weight-asian="normal" style:font-size-complex="10pt" style:font-weight-complex="normal"/>
    </style:style>
    <style:style style:name="P65" style:family="paragraph" style:parent-style-name="Text_20_body">
      <style:paragraph-properties fo:text-align="center" style:justify-single-word="false"/>
      <style:text-properties fo:font-size="10pt" fo:font-weight="normal" officeooo:rsid="022f6c01" officeooo:paragraph-rsid="02535149" style:font-size-asian="10pt" style:font-weight-asian="normal" style:font-size-complex="10pt" style:font-weight-complex="normal"/>
    </style:style>
    <style:style style:name="P66" style:family="paragraph" style:parent-style-name="Text_20_body">
      <style:paragraph-properties fo:text-align="justify" style:justify-single-word="false"/>
      <style:text-properties fo:font-size="10pt" fo:font-weight="normal" officeooo:rsid="0231c632" officeooo:paragraph-rsid="0231c632" style:font-size-asian="10pt" style:font-weight-asian="normal" style:font-size-complex="10pt" style:font-weight-complex="normal"/>
    </style:style>
    <style:style style:name="P67" style:family="paragraph" style:parent-style-name="Text_20_body">
      <style:paragraph-properties fo:text-align="justify" style:justify-single-word="false"/>
      <style:text-properties fo:font-size="10pt" fo:font-weight="bold" officeooo:rsid="0104a947" officeooo:paragraph-rsid="0104a947" style:font-size-asian="10pt" style:font-weight-asian="bold" style:font-size-complex="10pt" style:font-weight-complex="bold"/>
    </style:style>
    <style:style style:name="P68" style:family="paragraph" style:parent-style-name="Text_20_body">
      <style:paragraph-properties fo:text-align="center" style:justify-single-word="false"/>
      <style:text-properties fo:font-size="10pt" fo:font-weight="bold" officeooo:rsid="017359fa" officeooo:paragraph-rsid="01813231" style:font-size-asian="10pt" style:font-weight-asian="bold" style:font-size-complex="10pt" style:font-weight-complex="bold"/>
    </style:style>
    <style:style style:name="P69" style:family="paragraph" style:parent-style-name="Text_20_body">
      <style:paragraph-properties fo:text-align="justify" style:justify-single-word="false"/>
      <style:text-properties fo:font-size="10pt" fo:font-weight="bold" officeooo:rsid="03f5f632" officeooo:paragraph-rsid="03f5f632" style:font-size-asian="10pt" style:font-weight-asian="bold" style:font-size-complex="10pt" style:font-weight-complex="bold"/>
    </style:style>
    <style:style style:name="P70" style:family="paragraph" style:parent-style-name="Text_20_body">
      <style:paragraph-properties fo:text-align="center" style:justify-single-word="false"/>
      <style:text-properties fo:font-size="10pt" fo:font-weight="bold" officeooo:rsid="022f6c01" officeooo:paragraph-rsid="0247387a" style:font-size-asian="10pt" style:font-weight-asian="bold" style:font-size-complex="10pt" style:font-weight-complex="bold"/>
    </style:style>
    <style:style style:name="P71" style:family="paragraph" style:parent-style-name="Text_20_body">
      <style:paragraph-properties fo:text-align="justify" style:justify-single-word="false"/>
      <style:text-properties fo:font-size="10pt" fo:font-weight="bold" officeooo:rsid="01a33ff4" officeooo:paragraph-rsid="01a33ff4" style:font-size-asian="10pt" style:font-weight-asian="bold" style:font-size-complex="10pt" style:font-weight-complex="bold"/>
    </style:style>
    <style:style style:name="P72" style:family="paragraph" style:parent-style-name="Text_20_body">
      <style:paragraph-properties fo:text-align="justify" style:justify-single-word="false"/>
      <style:text-properties fo:font-size="10pt" fo:font-weight="bold" officeooo:rsid="012ab6b9" officeooo:paragraph-rsid="01a33ff4" style:font-size-asian="10pt" style:font-weight-asian="bold" style:font-size-complex="10pt" style:font-weight-complex="bold"/>
    </style:style>
    <style:style style:name="P73" style:family="paragraph" style:parent-style-name="Text_20_body">
      <style:paragraph-properties fo:text-align="justify" style:justify-single-word="false"/>
      <style:text-properties fo:font-size="10pt" fo:font-weight="bold" officeooo:rsid="0032a3d3" officeooo:paragraph-rsid="0032a3d3" style:font-size-asian="10pt" style:font-weight-asian="bold" style:font-size-complex="10pt" style:font-weight-complex="bold"/>
    </style:style>
    <style:style style:name="P74" style:family="paragraph" style:parent-style-name="Text_20_body">
      <style:paragraph-properties fo:text-align="justify" style:justify-single-word="false"/>
      <style:text-properties fo:font-size="10pt" fo:font-weight="bold" officeooo:rsid="04203a44" officeooo:paragraph-rsid="04203a44" style:font-size-asian="10pt" style:font-weight-asian="bold" style:font-size-complex="10pt" style:font-weight-complex="bold"/>
    </style:style>
    <style:style style:name="P75" style:family="paragraph" style:parent-style-name="Text_20_body">
      <style:text-properties fo:font-size="10pt" fo:language="zxx" fo:country="none" fo:font-weight="bold" officeooo:rsid="029d4864" officeooo:paragraph-rsid="02d5e50f" style:font-size-asian="10pt" style:language-asian="zxx" style:country-asian="none" style:font-weight-asian="bold" style:font-size-complex="10pt" style:language-complex="zxx" style:country-complex="none" style:font-weight-complex="bold"/>
    </style:style>
    <style:style style:name="P76" style:family="paragraph" style:parent-style-name="Text_20_body">
      <style:paragraph-properties fo:text-align="center" style:justify-single-word="false"/>
      <style:text-properties officeooo:rsid="04226897" officeooo:paragraph-rsid="04226897"/>
    </style:style>
    <style:style style:name="P77" style:family="paragraph" style:parent-style-name="Title">
      <style:paragraph-properties fo:line-height="150%"/>
      <style:text-properties fo:font-size="10pt" style:font-size-asian="10pt" style:font-size-complex="10pt"/>
    </style:style>
    <style:style style:name="P78" style:family="paragraph" style:parent-style-name="Table_20_Contents">
      <style:paragraph-properties fo:text-align="center" style:justify-single-word="false"/>
      <style:text-properties fo:font-size="10pt" officeooo:paragraph-rsid="00302c94" style:font-size-asian="10pt" style:font-size-complex="10pt"/>
    </style:style>
    <style:style style:name="P79" style:family="paragraph" style:parent-style-name="Table_20_Contents">
      <style:paragraph-properties fo:text-align="center" style:justify-single-word="false"/>
      <style:text-properties fo:font-size="10pt" officeooo:paragraph-rsid="00796ac9" style:font-size-asian="10pt" style:font-size-complex="10pt"/>
    </style:style>
    <style:style style:name="P80" style:family="paragraph" style:parent-style-name="Table_20_Contents">
      <style:paragraph-properties fo:text-align="center" style:justify-single-word="false"/>
      <style:text-properties fo:font-size="10pt" fo:font-weight="bold" officeooo:rsid="016e0e4d" officeooo:paragraph-rsid="016e0e4d"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fo:font-size="10pt" fo:font-weight="bold" officeooo:rsid="016e0e4d" officeooo:paragraph-rsid="017cbb46"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fo:font-size="10pt" fo:font-weight="bold" officeooo:rsid="016e61e5" officeooo:paragraph-rsid="016e61e5"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fo:font-size="10pt" fo:font-weight="bold" officeooo:rsid="016e61e5" officeooo:paragraph-rsid="017cbb46"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fo:font-size="10pt" fo:font-weight="bold" officeooo:rsid="043a3690" officeooo:paragraph-rsid="043a3690" style:font-size-asian="10pt" style:font-weight-asian="bold" style:font-size-complex="10pt" style:font-weight-complex="bold"/>
    </style:style>
    <style:style style:name="P85" style:family="paragraph" style:parent-style-name="Table_20_Contents">
      <style:paragraph-properties fo:text-align="end" style:justify-single-word="false"/>
      <style:text-properties style:font-name="Liberation Serif" fo:font-size="10pt" officeooo:rsid="0486eafd" officeooo:paragraph-rsid="00302c94" style:font-size-asian="10pt" style:font-size-complex="10pt"/>
    </style:style>
    <style:style style:name="P86" style:family="paragraph" style:parent-style-name="Table_20_Contents">
      <style:paragraph-properties fo:text-align="end" style:justify-single-word="false"/>
      <style:text-properties style:font-name="Liberation Serif" fo:font-size="10pt" officeooo:rsid="0486eafd" officeooo:paragraph-rsid="00796ac9" style:font-size-asian="10pt" style:font-size-complex="10pt"/>
    </style:style>
    <style:style style:name="P87" style:family="paragraph" style:parent-style-name="Txt_5f_raw">
      <style:text-properties fo:font-size="10pt" fo:language="zxx" fo:country="none" style:font-size-asian="10pt" style:language-asian="zxx" style:country-asian="none" style:font-size-complex="10pt" style:language-complex="zxx" style:country-complex="none"/>
    </style:style>
    <style:style style:name="P88" style:family="paragraph" style:parent-style-name="Txt_5f_raw">
      <style:text-properties fo:font-size="10pt" fo:language="zxx" fo:country="none" officeooo:paragraph-rsid="026ef6e7" style:font-size-asian="10pt" style:language-asian="zxx" style:country-asian="none" style:font-size-complex="10pt" style:language-complex="zxx" style:country-complex="none"/>
    </style:style>
    <style:style style:name="P89" style:family="paragraph" style:parent-style-name="Txt_5f_raw">
      <style:text-properties fo:font-size="10pt" fo:language="zxx" fo:country="none" officeooo:paragraph-rsid="026d184c" style:font-size-asian="10pt" style:language-asian="zxx" style:country-asian="none" style:font-size-complex="10pt" style:language-complex="zxx" style:country-complex="none"/>
    </style:style>
    <style:style style:name="P90" style:family="paragraph" style:parent-style-name="Txt_5f_raw">
      <style:paragraph-properties fo:text-align="center" style:justify-single-word="false"/>
      <style:text-properties fo:font-size="10pt" fo:language="zxx" fo:country="none" officeooo:rsid="027a069f" officeooo:paragraph-rsid="027a069f" style:font-size-asian="10pt" style:language-asian="zxx" style:country-asian="none" style:font-size-complex="10pt" style:language-complex="zxx" style:country-complex="none"/>
    </style:style>
    <style:style style:name="P91" style:family="paragraph" style:parent-style-name="Txt_5f_raw">
      <style:paragraph-properties fo:text-align="start" style:justify-single-word="false"/>
      <style:text-properties fo:font-size="10pt" fo:language="zxx" fo:country="none" fo:font-weight="normal" officeooo:rsid="028e63f9" officeooo:paragraph-rsid="028e63f9" style:font-size-asian="10pt" style:language-asian="zxx" style:country-asian="none" style:font-weight-asian="normal" style:font-size-complex="10pt" style:language-complex="zxx" style:country-complex="none" style:font-weight-complex="normal"/>
    </style:style>
    <style:style style:name="P92" style:family="paragraph" style:parent-style-name="Txt_5f_raw">
      <style:paragraph-properties fo:text-align="justify" style:justify-single-word="false"/>
      <style:text-properties fo:font-size="10pt" fo:language="zxx" fo:country="none" fo:font-weight="normal" officeooo:rsid="02ab0e6a" officeooo:paragraph-rsid="02ab0e6a" style:font-size-asian="10pt" style:language-asian="zxx" style:country-asian="none" style:font-weight-asian="normal" style:font-size-complex="10pt" style:language-complex="zxx" style:country-complex="none" style:font-weight-complex="normal"/>
    </style:style>
    <style:style style:name="P93" style:family="paragraph" style:parent-style-name="Txt_5f_raw">
      <style:paragraph-properties fo:text-align="start" style:justify-single-word="false"/>
      <style:text-properties fo:font-size="10pt" fo:language="zxx" fo:country="none" fo:font-weight="normal" officeooo:rsid="02da694f" officeooo:paragraph-rsid="02da694f" style:font-size-asian="10pt" style:language-asian="zxx" style:country-asian="none" style:font-weight-asian="normal" style:font-size-complex="10pt" style:language-complex="zxx" style:country-complex="none" style:font-weight-complex="normal"/>
    </style:style>
    <style:style style:name="P94" style:family="paragraph" style:parent-style-name="Txt_5f_raw">
      <style:paragraph-properties fo:text-align="start" style:justify-single-word="false"/>
      <style:text-properties fo:font-size="10pt" fo:language="zxx" fo:country="none" fo:font-weight="normal" officeooo:rsid="042ba05b" officeooo:paragraph-rsid="042ba05b" style:font-size-asian="10pt" style:language-asian="zxx" style:country-asian="none" style:font-weight-asian="normal" style:font-size-complex="10pt" style:language-complex="zxx" style:country-complex="none" style:font-weight-complex="normal"/>
    </style:style>
    <style:style style:name="P95" style:family="paragraph" style:parent-style-name="Txt_5f_raw">
      <style:paragraph-properties fo:text-align="start" style:justify-single-word="false"/>
      <style:text-properties fo:font-size="10pt" fo:language="zxx" fo:country="none" fo:font-weight="normal" officeooo:rsid="0428dc62" officeooo:paragraph-rsid="04238470" style:font-size-asian="10pt" style:language-asian="zxx" style:country-asian="none" style:font-weight-asian="normal" style:font-size-complex="10pt" style:language-complex="zxx" style:country-complex="none" style:font-weight-complex="normal"/>
    </style:style>
    <style:style style:name="P96" style:family="paragraph" style:parent-style-name="Txt_5f_raw">
      <style:paragraph-properties fo:text-align="start" style:justify-single-word="false"/>
      <style:text-properties fo:font-size="10pt" fo:language="zxx" fo:country="none" fo:font-weight="normal" officeooo:rsid="04278464" officeooo:paragraph-rsid="04238470" style:font-size-asian="10pt" style:language-asian="zxx" style:country-asian="none" style:font-weight-asian="normal" style:font-size-complex="10pt" style:language-complex="zxx" style:country-complex="none" style:font-weight-complex="normal"/>
    </style:style>
    <style:style style:name="P97" style:family="paragraph" style:parent-style-name="Txt_5f_raw">
      <style:paragraph-properties fo:text-align="center" style:justify-single-word="false"/>
      <style:text-properties fo:font-size="10pt" fo:language="zxx" fo:country="none" fo:font-weight="normal" officeooo:rsid="04278464" officeooo:paragraph-rsid="04238470" style:font-size-asian="10pt" style:language-asian="zxx" style:country-asian="none" style:font-weight-asian="normal" style:font-size-complex="10pt" style:language-complex="zxx" style:country-complex="none" style:font-weight-complex="normal"/>
    </style:style>
    <style:style style:name="P98" style:family="paragraph" style:parent-style-name="Txt_5f_raw">
      <style:paragraph-properties fo:text-align="start" style:justify-single-word="false"/>
      <style:text-properties fo:font-size="10pt" fo:language="zxx" fo:country="none" fo:font-weight="normal" officeooo:rsid="02d73147" officeooo:paragraph-rsid="02e23ee9" style:font-size-asian="10pt" style:language-asian="zxx" style:country-asian="none" style:font-weight-asian="normal" style:font-size-complex="10pt" style:language-complex="zxx" style:country-complex="none" style:font-weight-complex="normal"/>
    </style:style>
    <style:style style:name="P99" style:family="paragraph" style:parent-style-name="Txt_5f_raw">
      <style:paragraph-properties fo:text-align="center" style:justify-single-word="false"/>
      <style:text-properties fo:font-size="10pt" fo:language="zxx" fo:country="none" fo:font-weight="normal" officeooo:rsid="042ac779" officeooo:paragraph-rsid="042ac779" style:font-size-asian="10pt" style:language-asian="zxx" style:country-asian="none" style:font-weight-asian="normal" style:font-size-complex="10pt" style:language-complex="zxx" style:country-complex="none" style:font-weight-complex="normal"/>
    </style:style>
    <style:style style:name="P100" style:family="paragraph" style:parent-style-name="Txt_5f_raw">
      <style:paragraph-properties fo:text-align="start" style:justify-single-word="false"/>
      <style:text-properties fo:font-size="10pt" fo:language="zxx" fo:country="none" fo:font-weight="bold" officeooo:rsid="029d4864" officeooo:paragraph-rsid="029ff5a9" style:font-size-asian="10pt" style:language-asian="zxx" style:country-asian="none" style:font-weight-asian="bold" style:font-size-complex="10pt" style:language-complex="zxx" style:country-complex="none" style:font-weight-complex="bold"/>
    </style:style>
    <style:style style:name="P101" style:family="paragraph" style:parent-style-name="Txt_5f_raw">
      <style:paragraph-properties fo:text-align="start" style:justify-single-word="false"/>
      <style:text-properties fo:font-size="10pt" fo:language="zxx" fo:country="none" fo:font-weight="bold" officeooo:rsid="029d4864" officeooo:paragraph-rsid="029d4864" style:font-size-asian="10pt" style:language-asian="zxx" style:country-asian="none" style:font-weight-asian="bold" style:font-size-complex="10pt" style:language-complex="zxx" style:country-complex="none" style:font-weight-complex="bold"/>
    </style:style>
    <style:style style:name="P102" style:family="paragraph" style:parent-style-name="Txt_5f_raw">
      <style:paragraph-properties fo:text-align="start" style:justify-single-word="false"/>
      <style:text-properties fo:font-size="10pt" fo:language="zxx" fo:country="none" fo:font-weight="bold" officeooo:rsid="029d4864" officeooo:paragraph-rsid="02bfde41" style:font-size-asian="10pt" style:language-asian="zxx" style:country-asian="none" style:font-weight-asian="bold" style:font-size-complex="10pt" style:language-complex="zxx" style:country-complex="none" style:font-weight-complex="bold"/>
    </style:style>
    <style:style style:name="P103" style:family="paragraph" style:parent-style-name="Txt_5f_raw">
      <style:paragraph-properties fo:text-align="center" style:justify-single-word="false"/>
      <style:text-properties fo:font-size="10pt" fo:language="zxx" fo:country="none" fo:font-weight="bold" officeooo:rsid="027a069f" officeooo:paragraph-rsid="02b001cf" style:font-size-asian="10pt" style:language-asian="zxx" style:country-asian="none" style:font-weight-asian="bold" style:font-size-complex="10pt" style:language-complex="zxx" style:country-complex="none" style:font-weight-complex="bold"/>
    </style:style>
    <style:style style:name="P104" style:family="paragraph" style:parent-style-name="Txt_5f_raw">
      <style:paragraph-properties fo:text-align="start" style:justify-single-word="false"/>
      <style:text-properties fo:font-size="10pt" fo:language="zxx" fo:country="none" fo:font-weight="bold" officeooo:rsid="029ff5a9" officeooo:paragraph-rsid="02bfde41" style:font-size-asian="10pt" style:language-asian="zxx" style:country-asian="none" style:font-weight-asian="bold" style:font-size-complex="10pt" style:language-complex="zxx" style:country-complex="none" style:font-weight-complex="bold"/>
    </style:style>
    <style:style style:name="P105" style:family="paragraph" style:parent-style-name="Txt_5f_raw">
      <style:paragraph-properties fo:text-align="start" style:justify-single-word="false"/>
      <style:text-properties fo:font-size="10pt" fo:language="zxx" fo:country="none" fo:font-weight="bold" officeooo:rsid="02d73147" officeooo:paragraph-rsid="02d73147" style:font-size-asian="10pt" style:language-asian="zxx" style:country-asian="none" style:font-weight-asian="bold" style:font-size-complex="10pt" style:language-complex="zxx" style:country-complex="none" style:font-weight-complex="bold"/>
    </style:style>
    <style:style style:name="P106" style:family="paragraph" style:parent-style-name="Txt_5f_raw">
      <style:paragraph-properties fo:text-align="start" style:justify-single-word="false"/>
      <style:text-properties fo:font-size="10pt" fo:language="zxx" fo:country="none" fo:font-weight="bold" officeooo:rsid="04238470" officeooo:paragraph-rsid="04238470" style:font-size-asian="10pt" style:language-asian="zxx" style:country-asian="none" style:font-weight-asian="bold" style:font-size-complex="10pt" style:language-complex="zxx" style:country-complex="none" style:font-weight-complex="bold"/>
    </style:style>
    <style:style style:name="P107" style:family="paragraph" style:parent-style-name="Txt_5f_raw">
      <style:paragraph-properties fo:text-align="center" style:justify-single-word="false"/>
      <style:text-properties fo:font-size="10pt" fo:language="zxx" fo:country="none" fo:font-weight="bold" officeooo:rsid="0428dc62" officeooo:paragraph-rsid="0428dc62" style:font-size-asian="10pt" style:language-asian="zxx" style:country-asian="none" style:font-weight-asian="bold" style:font-size-complex="10pt" style:language-complex="zxx" style:country-complex="none" style:font-weight-complex="bold"/>
    </style:style>
    <style:style style:name="P108" style:family="paragraph" style:parent-style-name="Txt_5f_raw">
      <style:text-properties fo:font-size="10pt" style:font-size-asian="10pt" style:font-size-complex="10pt"/>
    </style:style>
    <style:style style:name="P109" style:family="paragraph" style:parent-style-name="Txt_5f_raw">
      <style:paragraph-properties fo:text-align="center" style:justify-single-word="false"/>
      <style:text-properties fo:font-size="10pt" style:font-size-asian="10pt" style:font-size-complex="10pt"/>
    </style:style>
    <style:style style:name="P110" style:family="paragraph" style:parent-style-name="Txt_5f_raw">
      <style:paragraph-properties fo:text-align="center" style:justify-single-word="false"/>
      <style:text-properties fo:font-size="10pt" officeooo:paragraph-rsid="02bc0cdb" style:font-size-asian="10pt" style:font-size-complex="10pt"/>
    </style:style>
    <style:style style:name="P111" style:family="paragraph" style:parent-style-name="Txt_5f_raw">
      <style:text-properties fo:font-size="10pt" officeooo:rsid="0341d886" officeooo:paragraph-rsid="0302d41a" style:font-size-asian="10pt" style:font-size-complex="10pt"/>
    </style:style>
    <style:style style:name="P112" style:family="paragraph" style:parent-style-name="Heading_20_2">
      <style:text-properties fo:font-size="10pt" style:font-size-asian="10pt" style:font-size-complex="10pt"/>
    </style:style>
    <style:style style:name="P113" style:family="paragraph" style:parent-style-name="Standard" style:list-style-name="L1" style:master-page-name="">
      <loext:graphic-properties draw:fill="none"/>
      <style:paragraph-properties fo:margin-left="0in" fo:margin-right="0in" fo:margin-top="0in" fo:margin-bottom="0.139in" loext:contextual-spacing="false" fo:line-height="150%" fo:text-align="start" style:justify-single-word="false" fo:orphans="2" fo:widows="2" fo:text-indent="0in" style:auto-text-indent="false" style:page-number="auto" fo:background-color="transparent" style:writing-mode="lr-tb">
        <style:tab-stops>
          <style:tab-stop style:position="0.5091in"/>
        </style:tab-stops>
      </style:paragraph-properties>
      <style:text-properties fo:font-size="10pt" officeooo:paragraph-rsid="00302c94" style:font-size-asian="10pt" style:font-size-complex="10pt"/>
    </style:style>
    <style:style style:name="P114"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2" fo:widows="2" fo:text-indent="0in" style:auto-text-indent="false" fo:background-color="transparent" style:writing-mode="lr-tb">
        <style:tab-stops>
          <style:tab-stop style:position="0.5091in"/>
        </style:tab-stops>
      </style:paragraph-properties>
      <style:text-properties style:font-name="Liberation Serif" fo:font-size="10pt" officeooo:rsid="037e05da" officeooo:paragraph-rsid="00302c94" style:font-size-asian="10pt" style:font-size-complex="10pt"/>
    </style:style>
    <style:style style:name="P115" style:family="paragraph" style:parent-style-name="Standard" style:list-style-name="L2">
      <loext:graphic-properties draw:fill="none"/>
      <style:paragraph-properties fo:margin-left="0in" fo:margin-right="0in" fo:margin-top="0in" fo:margin-bottom="0.139in" loext:contextual-spacing="false" fo:line-height="150%" fo:text-align="justify"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0pt" officeooo:rsid="0380d4a3" officeooo:paragraph-rsid="00302c94" style:font-size-asian="10pt" style:font-size-complex="10pt"/>
    </style:style>
    <style:style style:name="P116" style:family="paragraph" style:parent-style-name="Standard" style:list-style-name="L2">
      <loext:graphic-properties draw:fill="none"/>
      <style:paragraph-properties fo:margin-left="0in" fo:margin-right="0in" fo:margin-top="0in" fo:margin-bottom="0.139in" loext:contextual-spacing="false" fo:line-height="150%" fo:text-align="justify"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0pt" officeooo:rsid="02f4b25e" officeooo:paragraph-rsid="00302c94" style:font-size-asian="10pt" style:font-size-complex="10pt"/>
    </style:style>
    <style:style style:name="P117"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2" fo:widows="2" fo:text-indent="0in" style:auto-text-indent="false" fo:background-color="transparent" style:writing-mode="lr-tb">
        <style:tab-stops>
          <style:tab-stop style:position="0.5091in"/>
        </style:tab-stops>
      </style:paragraph-properties>
      <style:text-properties style:font-name="Liberation Serif" fo:font-size="10pt" fo:font-weight="normal" officeooo:rsid="038015ec" officeooo:paragraph-rsid="00302c94" style:font-size-asian="10pt" style:font-weight-asian="normal" style:font-size-complex="10pt" style:font-weight-complex="normal"/>
    </style:style>
    <style:style style:name="P118"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0pt" fo:font-weight="normal" officeooo:rsid="03804881" officeooo:paragraph-rsid="00302c94" style:font-size-asian="10pt" style:font-weight-asian="normal" style:font-size-complex="10pt" style:font-weight-complex="normal"/>
    </style:style>
    <style:style style:name="P119" style:family="paragraph" style:parent-style-name="Standard" style:list-style-name="L2">
      <loext:graphic-properties draw:fill="none"/>
      <style:paragraph-properties fo:margin-left="0in" fo:margin-right="0in" fo:margin-top="0in" fo:margin-bottom="0.139in" loext:contextual-spacing="false" fo:line-height="150%" fo:text-align="justify" style:justify-single-word="false" fo:orphans="2" fo:widows="2" fo:text-indent="0in" style:auto-text-indent="false" fo:background-color="transparent" style:writing-mode="lr-tb">
        <style:tab-stops>
          <style:tab-stop style:position="0.6402in"/>
        </style:tab-stops>
      </style:paragraph-properties>
      <style:text-properties style:font-name="Liberation Serif" fo:font-size="10pt" fo:font-weight="bold" officeooo:rsid="02f4b25e" officeooo:paragraph-rsid="00302c94" style:font-size-asian="10pt" style:font-weight-asian="bold" style:font-size-complex="10pt" style:font-weight-complex="bold"/>
    </style:style>
    <style:style style:name="P120" style:family="paragraph">
      <style:paragraph-properties fo:text-align="center"/>
    </style:style>
    <style:style style:name="P121" style:family="paragraph">
      <loext:graphic-properties draw:fill="none" draw:fill-color="#ffffff"/>
      <style:paragraph-properties fo:text-align="center"/>
    </style:style>
    <style:style style:name="P122" style:family="paragraph">
      <loext:graphic-properties draw:fill="none" draw:fill-color="#ffffff"/>
      <style:paragraph-properties fo:text-align="center"/>
      <style:text-properties fo:font-size="12pt"/>
    </style:style>
    <style:style style:name="T1" style:family="text">
      <style:text-properties style:font-name="Liberation Serif" fo:font-weight="bold" officeooo:rsid="033dd38c" style:font-weight-asian="bold" style:font-weight-complex="bold"/>
    </style:style>
    <style:style style:name="T2" style:family="text">
      <style:text-properties style:font-name="Liberation Serif" fo:font-weight="bold" officeooo:rsid="033e4eb8" style:font-weight-asian="bold" style:font-weight-complex="bold"/>
    </style:style>
    <style:style style:name="T3" style:family="text">
      <style:text-properties style:font-name="Liberation Serif" fo:font-weight="bold" officeooo:rsid="0317f224" style:font-weight-asian="bold" style:font-weight-complex="bold"/>
    </style:style>
    <style:style style:name="T4" style:family="text">
      <style:text-properties style:font-name="Liberation Serif" officeooo:rsid="022a1ced"/>
    </style:style>
    <style:style style:name="T5" style:family="text">
      <style:text-properties style:font-name="Liberation Serif" officeooo:rsid="00e2513f"/>
    </style:style>
    <style:style style:name="T6" style:family="text">
      <style:text-properties style:font-name="Liberation Serif" officeooo:rsid="03a764db"/>
    </style:style>
    <style:style style:name="T7" style:family="text">
      <style:text-properties style:text-position="0% 100%"/>
    </style:style>
    <style:style style:name="T8" style:family="text">
      <style:text-properties style:text-position="0% 100%" officeooo:rsid="02a7b84a"/>
    </style:style>
    <style:style style:name="T9" style:family="text">
      <style:text-properties style:text-position="0% 100%" officeooo:rsid="0039f252"/>
    </style:style>
    <style:style style:name="T10" style:family="text">
      <style:text-properties style:text-position="0% 100%" fo:font-style="normal" officeooo:rsid="043f09f2" style:font-style-asian="normal" style:font-style-complex="normal"/>
    </style:style>
    <style:style style:name="T11" style:family="text">
      <style:text-properties style:text-position="0% 100%" officeooo:rsid="03490354"/>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389b296" style:font-weight-asian="normal" style:font-weight-complex="normal"/>
    </style:style>
    <style:style style:name="T14" style:family="text">
      <style:text-properties style:text-position="0% 100%" officeooo:rsid="02ee9608"/>
    </style:style>
    <style:style style:name="T15" style:family="text">
      <style:text-properties style:text-position="0% 100%" officeooo:rsid="02f74313"/>
    </style:style>
    <style:style style:name="T16" style:family="text">
      <style:text-properties style:text-position="0% 100%" style:font-name="Liberation Serif" officeooo:rsid="022c5a93"/>
    </style:style>
    <style:style style:name="T17" style:family="text">
      <style:text-properties style:text-position="0% 100%" officeooo:rsid="0058e99d"/>
    </style:style>
    <style:style style:name="T18" style:family="text">
      <style:text-properties style:text-position="0% 100%" officeooo:rsid="01b3c0a6"/>
    </style:style>
    <style:style style:name="T19" style:family="text">
      <style:text-properties style:text-position="0% 100%" officeooo:rsid="024390cb"/>
    </style:style>
    <style:style style:name="T20" style:family="text">
      <style:text-properties style:text-position="0% 100%" officeooo:rsid="0261429a"/>
    </style:style>
    <style:style style:name="T21" style:family="text">
      <style:text-properties officeooo:rsid="02df0439"/>
    </style:style>
    <style:style style:name="T22" style:family="text">
      <style:text-properties officeooo:rsid="02ab96fd"/>
    </style:style>
    <style:style style:name="T23" style:family="text">
      <style:text-properties officeooo:rsid="0310f2d0"/>
    </style:style>
    <style:style style:name="T24" style:family="text">
      <style:text-properties officeooo:rsid="050a9e77"/>
    </style:style>
    <style:style style:name="T25" style:family="text">
      <style:text-properties officeooo:rsid="03698534"/>
    </style:style>
    <style:style style:name="T26" style:family="text">
      <style:text-properties officeooo:rsid="02a7b84a"/>
    </style:style>
    <style:style style:name="T27" style:family="text">
      <style:text-properties officeooo:rsid="0039f252"/>
    </style:style>
    <style:style style:name="T28" style:family="text">
      <style:text-properties officeooo:rsid="02fa2e32"/>
    </style:style>
    <style:style style:name="T29" style:family="text">
      <style:text-properties officeooo:rsid="00aaf966"/>
    </style:style>
    <style:style style:name="T30" style:family="text">
      <style:text-properties officeooo:rsid="00ae93a9"/>
    </style:style>
    <style:style style:name="T31" style:family="text">
      <style:text-properties officeooo:rsid="00a89bfc"/>
    </style:style>
    <style:style style:name="T32" style:family="text">
      <style:text-properties officeooo:rsid="01803d2c"/>
    </style:style>
    <style:style style:name="T33" style:family="text">
      <style:text-properties officeooo:rsid="02ace1e5"/>
    </style:style>
    <style:style style:name="T34" style:family="text">
      <style:text-properties officeooo:rsid="00fa5390"/>
    </style:style>
    <style:style style:name="T35" style:family="text">
      <style:text-properties officeooo:rsid="00fe834c"/>
    </style:style>
    <style:style style:name="T36" style:family="text">
      <style:text-properties fo:font-weight="bold" style:font-weight-asian="bold" style:font-weight-complex="bold"/>
    </style:style>
    <style:style style:name="T37" style:family="text">
      <style:text-properties fo:font-weight="bold" officeooo:rsid="00fc3c5d" style:font-weight-asian="bold" style:font-weight-complex="bold"/>
    </style:style>
    <style:style style:name="T38" style:family="text">
      <style:text-properties fo:font-weight="bold" officeooo:rsid="00fdf4e3" style:font-weight-asian="bold" style:font-weight-complex="bold"/>
    </style:style>
    <style:style style:name="T39" style:family="text">
      <style:text-properties fo:font-weight="bold" officeooo:rsid="04d7f8c2" style:font-weight-asian="bold" style:font-weight-complex="bold"/>
    </style:style>
    <style:style style:name="T40" style:family="text">
      <style:text-properties fo:font-weight="bold" officeooo:rsid="031ac697" style:font-weight-asian="bold" style:font-weight-complex="bold"/>
    </style:style>
    <style:style style:name="T41" style:family="text">
      <style:text-properties fo:font-weight="bold" officeooo:rsid="001948a6" style:font-weight-asian="bold" style:font-weight-complex="bold"/>
    </style:style>
    <style:style style:name="T42" style:family="text">
      <style:text-properties fo:font-weight="bold" officeooo:rsid="002bc019" style:font-weight-asian="bold" style:font-weight-complex="bold"/>
    </style:style>
    <style:style style:name="T43" style:family="text">
      <style:text-properties fo:font-weight="bold" officeooo:rsid="0052baba" style:font-weight-asian="bold" style:font-weight-complex="bold"/>
    </style:style>
    <style:style style:name="T44" style:family="text">
      <style:text-properties fo:font-weight="bold" officeooo:rsid="01054c71" style:font-weight-asian="bold" style:font-weight-complex="bold"/>
    </style:style>
    <style:style style:name="T45" style:family="text">
      <style:text-properties fo:font-weight="bold" officeooo:rsid="00f97ca4" style:font-weight-asian="bold" style:font-weight-complex="bold"/>
    </style:style>
    <style:style style:name="T46" style:family="text">
      <style:text-properties fo:font-weight="bold" officeooo:rsid="01d331c9" style:font-weight-asian="bold" style:font-weight-complex="bold"/>
    </style:style>
    <style:style style:name="T47" style:family="text">
      <style:text-properties fo:font-weight="bold" officeooo:rsid="01d794b2" style:font-weight-asian="bold" style:font-weight-complex="bold"/>
    </style:style>
    <style:style style:name="T48" style:family="text">
      <style:text-properties fo:font-weight="bold" officeooo:rsid="012e6fef" style:font-weight-asian="bold" style:font-weight-complex="bold"/>
    </style:style>
    <style:style style:name="T49" style:family="text">
      <style:text-properties fo:font-weight="bold" officeooo:rsid="0288da97" style:font-weight-asian="bold" style:font-weight-complex="bold"/>
    </style:style>
    <style:style style:name="T50" style:family="text">
      <style:text-properties fo:font-weight="bold" officeooo:rsid="028a4607" style:font-weight-asian="bold" style:font-weight-complex="bold"/>
    </style:style>
    <style:style style:name="T51" style:family="text">
      <style:text-properties fo:font-weight="bold" officeooo:rsid="028b7233" style:font-weight-asian="bold" style:font-weight-complex="bold"/>
    </style:style>
    <style:style style:name="T52" style:family="text">
      <style:text-properties fo:font-weight="bold" officeooo:rsid="02f0bfc3" style:font-weight-asian="bold" style:font-weight-complex="bold"/>
    </style:style>
    <style:style style:name="T53" style:family="text">
      <style:text-properties fo:font-weight="bold" officeooo:rsid="02ad7590" style:font-weight-asian="bold" style:font-weight-complex="bold"/>
    </style:style>
    <style:style style:name="T54" style:family="text">
      <style:text-properties fo:font-weight="bold" officeooo:rsid="04376d17" style:font-weight-asian="bold" style:font-weight-complex="bold"/>
    </style:style>
    <style:style style:name="T55" style:family="text">
      <style:text-properties officeooo:rsid="0181d2b6"/>
    </style:style>
    <style:style style:name="T56" style:family="text">
      <style:text-properties officeooo:rsid="018380ad"/>
    </style:style>
    <style:style style:name="T57" style:family="text">
      <style:text-properties officeooo:rsid="03161e30"/>
    </style:style>
    <style:style style:name="T58" style:family="text">
      <style:text-properties officeooo:rsid="0100b8ab"/>
    </style:style>
    <style:style style:name="T59" style:family="text">
      <style:text-properties officeooo:rsid="0100d21c"/>
    </style:style>
    <style:style style:name="T60" style:family="text">
      <style:text-properties officeooo:rsid="011c79f6"/>
    </style:style>
    <style:style style:name="T61" style:family="text">
      <style:text-properties officeooo:rsid="02ea0fee"/>
    </style:style>
    <style:style style:name="T62" style:family="text">
      <style:text-properties officeooo:rsid="03869aef"/>
    </style:style>
    <style:style style:name="T63" style:family="text">
      <style:text-properties officeooo:rsid="04d7f8c2"/>
    </style:style>
    <style:style style:name="T64" style:family="text">
      <style:text-properties fo:font-style="italic" style:font-style-asian="italic"/>
    </style:style>
    <style:style style:name="T65" style:family="text">
      <style:text-properties fo:font-style="italic" officeooo:rsid="0431e0eb" style:font-style-asian="italic" style:font-style-complex="italic"/>
    </style:style>
    <style:style style:name="T66" style:family="text">
      <style:text-properties fo:font-style="italic" officeooo:rsid="043d733f" style:font-style-asian="italic" style:font-style-complex="italic"/>
    </style:style>
    <style:style style:name="T67" style:family="text">
      <style:text-properties fo:font-style="italic" officeooo:rsid="04318d0e" style:font-style-asian="italic" style:font-style-complex="italic"/>
    </style:style>
    <style:style style:name="T68" style:family="text">
      <style:text-properties fo:font-style="normal" style:font-style-asian="normal" style:font-style-complex="normal"/>
    </style:style>
    <style:style style:name="T69" style:family="text">
      <style:text-properties fo:font-style="normal" officeooo:rsid="0431e0eb" style:font-style-asian="normal" style:font-style-complex="normal"/>
    </style:style>
    <style:style style:name="T70" style:family="text">
      <style:text-properties fo:font-style="normal" officeooo:rsid="04ba50e1" style:font-style-asian="normal" style:font-style-complex="normal"/>
    </style:style>
    <style:style style:name="T71" style:family="text">
      <style:text-properties fo:font-style="normal" officeooo:rsid="04334698" style:font-style-asian="normal" style:font-style-complex="normal"/>
    </style:style>
    <style:style style:name="T72" style:family="text">
      <style:text-properties fo:font-style="normal" officeooo:rsid="043f9f47" style:font-style-asian="normal" style:font-style-complex="normal"/>
    </style:style>
    <style:style style:name="T73" style:family="text">
      <style:text-properties fo:font-style="normal" officeooo:rsid="043c8737" style:font-style-asian="normal" style:font-style-complex="normal"/>
    </style:style>
    <style:style style:name="T74" style:family="text">
      <style:text-properties fo:font-style="normal" officeooo:rsid="043d733f" style:font-style-asian="normal" style:font-style-complex="normal"/>
    </style:style>
    <style:style style:name="T75" style:family="text">
      <style:text-properties fo:font-style="normal" officeooo:rsid="043f09f2" style:font-style-asian="normal" style:font-style-complex="normal"/>
    </style:style>
    <style:style style:name="T76" style:family="text">
      <style:text-properties fo:font-style="normal" officeooo:rsid="003f90e8" style:font-style-asian="normal" style:font-style-complex="normal"/>
    </style:style>
    <style:style style:name="T77" style:family="text">
      <style:text-properties fo:font-style="normal" officeooo:rsid="0059c428" style:font-style-asian="normal" style:font-style-complex="normal"/>
    </style:style>
    <style:style style:name="T78" style:family="text">
      <style:text-properties fo:font-style="normal" officeooo:rsid="02f0bfc3" style:font-style-asian="normal" style:font-style-complex="normal"/>
    </style:style>
    <style:style style:name="T79" style:family="text">
      <style:text-properties fo:font-style="normal" fo:font-weight="bold" officeooo:rsid="0499621b" style:font-style-asian="normal" style:font-weight-asian="bold" style:font-style-complex="normal" style:font-weight-complex="bold"/>
    </style:style>
    <style:style style:name="T80" style:family="text">
      <style:text-properties fo:font-style="normal" fo:font-weight="bold" officeooo:rsid="0431e0eb" style:font-style-asian="normal" style:font-weight-asian="bold" style:font-style-complex="normal" style:font-weight-complex="bold"/>
    </style:style>
    <style:style style:name="T81" style:family="text">
      <style:text-properties fo:font-style="normal" fo:font-weight="normal" officeooo:rsid="033a52c1" style:font-style-asian="normal" style:font-weight-asian="normal" style:font-style-complex="normal" style:font-weight-complex="normal"/>
    </style:style>
    <style:style style:name="T82" style:family="text">
      <style:text-properties fo:font-style="normal" fo:font-weight="normal" officeooo:rsid="048970c1" style:font-style-asian="normal" style:font-weight-asian="normal" style:font-style-complex="normal" style:font-weight-complex="normal"/>
    </style:style>
    <style:style style:name="T83" style:family="text">
      <style:text-properties fo:color="#00000a" fo:language="en" fo:country="US" fo:font-style="normal" style:font-name-asian="Calibri" style:language-asian="en" style:country-asian="US" style:font-style-asian="normal" style:font-name-complex="DejaVu Sans" style:language-complex="ar" style:country-complex="SA" style:font-style-complex="normal"/>
    </style:style>
    <style:style style:name="T84" style:family="text">
      <style:text-properties officeooo:rsid="033a52c1"/>
    </style:style>
    <style:style style:name="T85" style:family="text">
      <style:text-properties officeooo:rsid="0447557b"/>
    </style:style>
    <style:style style:name="T86" style:family="text">
      <style:text-properties officeooo:rsid="03490354"/>
    </style:style>
    <style:style style:name="T87" style:family="text">
      <style:text-properties officeooo:rsid="0384a0cf"/>
    </style:style>
    <style:style style:name="T88" style:family="text">
      <style:text-properties fo:font-weight="normal" style:font-weight-asian="normal" style:font-weight-complex="normal"/>
    </style:style>
    <style:style style:name="T89" style:family="text">
      <style:text-properties fo:font-weight="normal" officeooo:rsid="0382cac1" style:font-weight-asian="normal" style:font-weight-complex="normal"/>
    </style:style>
    <style:style style:name="T90" style:family="text">
      <style:text-properties fo:font-weight="normal" officeooo:rsid="0387be4e" style:font-weight-asian="normal" style:font-weight-complex="normal"/>
    </style:style>
    <style:style style:name="T91" style:family="text">
      <style:text-properties fo:font-weight="normal" officeooo:rsid="038446a0" style:font-weight-asian="normal" style:font-weight-complex="normal"/>
    </style:style>
    <style:style style:name="T92" style:family="text">
      <style:text-properties fo:font-weight="normal" officeooo:rsid="02eaad3c" style:font-weight-asian="normal" style:font-weight-complex="normal"/>
    </style:style>
    <style:style style:name="T93" style:family="text">
      <style:text-properties fo:font-weight="normal" officeooo:rsid="02f61400" style:font-weight-asian="normal" style:font-weight-complex="normal"/>
    </style:style>
    <style:style style:name="T94" style:family="text">
      <style:text-properties fo:font-weight="normal" officeooo:rsid="0389b296" style:font-weight-asian="normal" style:font-weight-complex="normal"/>
    </style:style>
    <style:style style:name="T95" style:family="text">
      <style:text-properties fo:font-weight="normal" officeooo:rsid="02ec5311" style:font-weight-asian="normal" style:font-weight-complex="normal"/>
    </style:style>
    <style:style style:name="T96" style:family="text">
      <style:text-properties fo:font-weight="normal" officeooo:rsid="049d97a9" style:font-weight-asian="normal" style:font-weight-complex="normal"/>
    </style:style>
    <style:style style:name="T97" style:family="text">
      <style:text-properties fo:font-weight="normal" officeooo:rsid="049b9168" style:font-weight-asian="normal" style:font-weight-complex="normal"/>
    </style:style>
    <style:style style:name="T98" style:family="text">
      <style:text-properties fo:font-weight="normal" officeooo:rsid="038ad660" style:font-weight-asian="normal" style:font-weight-complex="normal"/>
    </style:style>
    <style:style style:name="T99" style:family="text">
      <style:text-properties fo:font-weight="normal" officeooo:rsid="038a828e" style:font-weight-asian="normal" style:font-weight-complex="normal"/>
    </style:style>
    <style:style style:name="T100" style:family="text">
      <style:text-properties fo:font-weight="normal" officeooo:rsid="02ee9608" style:font-weight-asian="normal" style:font-weight-complex="normal"/>
    </style:style>
    <style:style style:name="T101" style:family="text">
      <style:text-properties fo:font-weight="normal" officeooo:rsid="008df415" style:font-weight-asian="normal" style:font-weight-complex="normal"/>
    </style:style>
    <style:style style:name="T102" style:family="text">
      <style:text-properties fo:font-weight="normal" officeooo:rsid="00963fe4" style:font-weight-asian="normal" style:font-weight-complex="normal"/>
    </style:style>
    <style:style style:name="T103" style:family="text">
      <style:text-properties fo:font-weight="normal" officeooo:rsid="009ac283" style:font-weight-asian="normal" style:font-weight-complex="normal"/>
    </style:style>
    <style:style style:name="T104" style:family="text">
      <style:text-properties fo:font-weight="normal" officeooo:rsid="009d5ea8" style:font-weight-asian="normal" style:font-weight-complex="normal"/>
    </style:style>
    <style:style style:name="T105" style:family="text">
      <style:text-properties fo:font-weight="normal" officeooo:rsid="01815908" style:font-weight-asian="normal" style:font-weight-complex="normal"/>
    </style:style>
    <style:style style:name="T106" style:family="text">
      <style:text-properties fo:font-weight="normal" officeooo:rsid="0182f732" style:font-weight-asian="normal" style:font-weight-complex="normal"/>
    </style:style>
    <style:style style:name="T107" style:family="text">
      <style:text-properties fo:font-weight="normal" officeooo:rsid="03876973" style:font-weight-asian="normal" style:font-weight-complex="normal"/>
    </style:style>
    <style:style style:name="T108" style:family="text">
      <style:text-properties fo:font-weight="normal" officeooo:rsid="042504b8" style:font-weight-asian="normal" style:font-weight-complex="normal"/>
    </style:style>
    <style:style style:name="T109" style:family="text">
      <style:text-properties fo:font-weight="normal" officeooo:rsid="0425aa89" style:font-weight-asian="normal" style:font-weight-complex="normal"/>
    </style:style>
    <style:style style:name="T110" style:family="text">
      <style:text-properties fo:font-weight="normal" officeooo:rsid="0426ce60" style:font-weight-asian="normal" style:font-weight-complex="normal"/>
    </style:style>
    <style:style style:name="T111" style:family="text">
      <style:text-properties fo:font-weight="normal" officeooo:rsid="04278464" style:font-weight-asian="normal" style:font-weight-complex="normal"/>
    </style:style>
    <style:style style:name="T112" style:family="text">
      <style:text-properties fo:font-weight="normal" officeooo:rsid="0428dc62" style:font-weight-asian="normal" style:font-weight-complex="normal"/>
    </style:style>
    <style:style style:name="T113" style:family="text">
      <style:text-properties fo:font-weight="normal" officeooo:rsid="042e1966" style:font-weight-asian="normal" style:font-weight-complex="normal"/>
    </style:style>
    <style:style style:name="T114" style:family="text">
      <style:text-properties officeooo:rsid="02ee9608"/>
    </style:style>
    <style:style style:name="T115" style:family="text">
      <style:text-properties officeooo:rsid="04b34828"/>
    </style:style>
    <style:style style:name="T116" style:family="text">
      <style:text-properties officeooo:rsid="02f74313"/>
    </style:style>
    <style:style style:name="T117" style:family="text">
      <style:text-properties fo:font-size="10pt" style:font-size-asian="10pt" style:font-size-complex="10pt"/>
    </style:style>
    <style:style style:name="T118" style:family="text">
      <style:text-properties fo:font-size="10pt" officeooo:rsid="0046c5fe" style:font-size-asian="10pt" style:font-size-complex="10pt"/>
    </style:style>
    <style:style style:name="T119" style:family="text">
      <style:text-properties officeooo:rsid="004bda75"/>
    </style:style>
    <style:style style:name="T120" style:family="text">
      <style:text-properties officeooo:rsid="0039ec2c"/>
    </style:style>
    <style:style style:name="T121" style:family="text">
      <style:text-properties officeooo:rsid="04318d0e"/>
    </style:style>
    <style:style style:name="T122" style:family="text">
      <style:text-properties officeooo:rsid="00576cad"/>
    </style:style>
    <style:style style:name="T123" style:family="text">
      <style:text-properties officeooo:rsid="0058e99d"/>
    </style:style>
    <style:style style:name="T124" style:family="text">
      <style:text-properties officeooo:rsid="00611946"/>
    </style:style>
    <style:style style:name="T125" style:family="text">
      <style:text-properties officeooo:rsid="0080ca58"/>
    </style:style>
    <style:style style:name="T126" style:family="text">
      <style:text-properties officeooo:rsid="00c286fc"/>
    </style:style>
    <style:style style:name="T127" style:family="text">
      <style:text-properties officeooo:rsid="00ec650f"/>
    </style:style>
    <style:style style:name="T128" style:family="text">
      <style:text-properties officeooo:rsid="010d2bf4"/>
    </style:style>
    <style:style style:name="T129" style:family="text">
      <style:text-properties officeooo:rsid="010e931c"/>
    </style:style>
    <style:style style:name="T130" style:family="text">
      <style:text-properties officeooo:rsid="01194cf9"/>
    </style:style>
    <style:style style:name="T131" style:family="text">
      <style:text-properties officeooo:rsid="0125841d"/>
    </style:style>
    <style:style style:name="T132" style:family="text">
      <style:text-properties officeooo:rsid="01414253"/>
    </style:style>
    <style:style style:name="T133" style:family="text">
      <style:text-properties officeooo:rsid="0146973a"/>
    </style:style>
    <style:style style:name="T134" style:family="text">
      <style:text-properties officeooo:rsid="014f69ef"/>
    </style:style>
    <style:style style:name="T135" style:family="text">
      <style:text-properties officeooo:rsid="0153e412"/>
    </style:style>
    <style:style style:name="T136" style:family="text">
      <style:text-properties officeooo:rsid="016828e0"/>
    </style:style>
    <style:style style:name="T137" style:family="text">
      <style:text-properties officeooo:rsid="017cbb46"/>
    </style:style>
    <style:style style:name="T138" style:family="text">
      <style:text-properties officeooo:rsid="01902111"/>
    </style:style>
    <style:style style:name="T139" style:family="text">
      <style:text-properties officeooo:rsid="0198ab10"/>
    </style:style>
    <style:style style:name="T140" style:family="text">
      <style:text-properties officeooo:rsid="01b3c0a6"/>
    </style:style>
    <style:style style:name="T141" style:family="text">
      <style:text-properties officeooo:rsid="01c8a6b3"/>
    </style:style>
    <style:style style:name="T142" style:family="text">
      <style:text-properties officeooo:rsid="01f32db8"/>
    </style:style>
    <style:style style:name="T143" style:family="text">
      <style:text-properties officeooo:rsid="0102e516"/>
    </style:style>
    <style:style style:name="T144" style:family="text">
      <style:text-properties officeooo:rsid="01fe8123"/>
    </style:style>
    <style:style style:name="T145" style:family="text">
      <style:text-properties officeooo:rsid="012e6fef"/>
    </style:style>
    <style:style style:name="T146" style:family="text">
      <style:text-properties officeooo:rsid="020aa420"/>
    </style:style>
    <style:style style:name="T147" style:family="text">
      <style:text-properties officeooo:rsid="020e29c4"/>
    </style:style>
    <style:style style:name="T148" style:family="text">
      <style:text-properties officeooo:rsid="020ef465"/>
    </style:style>
    <style:style style:name="T149" style:family="text">
      <style:text-properties officeooo:rsid="021cf51c"/>
    </style:style>
    <style:style style:name="T150" style:family="text">
      <style:text-properties officeooo:rsid="022f6c01"/>
    </style:style>
    <style:style style:name="T151" style:family="text">
      <style:text-properties officeooo:rsid="023157d0"/>
    </style:style>
    <style:style style:name="T152" style:family="text">
      <style:text-properties officeooo:rsid="0237dd93"/>
    </style:style>
    <style:style style:name="T153" style:family="text">
      <style:text-properties officeooo:rsid="02390cc0"/>
    </style:style>
    <style:style style:name="T154" style:family="text">
      <style:text-properties officeooo:rsid="024390cb"/>
    </style:style>
    <style:style style:name="T155" style:family="text">
      <style:text-properties officeooo:rsid="025234f1"/>
    </style:style>
    <style:style style:name="T156" style:family="text">
      <style:text-properties fo:language="zxx" fo:country="none" officeooo:rsid="023157d0" style:language-asian="zxx" style:country-asian="none" style:language-complex="zxx" style:country-complex="none"/>
    </style:style>
    <style:style style:name="T157" style:family="text">
      <style:text-properties fo:language="zxx" fo:country="none" fo:font-weight="bold" officeooo:rsid="027a069f" style:language-asian="zxx" style:country-asian="none" style:font-weight-asian="bold" style:language-complex="zxx" style:country-complex="none" style:font-weight-complex="bold"/>
    </style:style>
    <style:style style:name="T158" style:family="text">
      <style:text-properties fo:language="zxx" fo:country="none" fo:font-weight="bold" officeooo:rsid="028b7233" style:language-asian="zxx" style:country-asian="none" style:font-weight-asian="bold" style:language-complex="zxx" style:country-complex="none" style:font-weight-complex="bold"/>
    </style:style>
    <style:style style:name="T159" style:family="text">
      <style:text-properties officeooo:rsid="025befd7"/>
    </style:style>
    <style:style style:name="T160" style:family="text">
      <style:text-properties officeooo:rsid="025eaf3e"/>
    </style:style>
    <style:style style:name="T161" style:family="text">
      <style:text-properties officeooo:rsid="0261429a"/>
    </style:style>
    <style:style style:name="T162" style:family="text">
      <style:text-properties officeooo:rsid="02709a15"/>
    </style:style>
    <style:style style:name="T163" style:family="text">
      <style:text-properties officeooo:rsid="02873477"/>
    </style:style>
    <style:style style:name="T164" style:family="text">
      <style:text-properties officeooo:rsid="028b7233"/>
    </style:style>
    <style:style style:name="T165" style:family="text">
      <style:text-properties officeooo:rsid="028f3dd3"/>
    </style:style>
    <style:style style:name="T166" style:family="text">
      <style:text-properties officeooo:rsid="028f846d"/>
    </style:style>
    <style:style style:name="T167" style:family="text">
      <style:text-properties officeooo:rsid="0297856a"/>
    </style:style>
    <style:style style:name="T168" style:family="text">
      <style:text-properties officeooo:rsid="02988a44"/>
    </style:style>
    <style:style style:name="T169" style:family="text">
      <style:text-properties officeooo:rsid="029c05c5"/>
    </style:style>
    <style:style style:name="T170" style:family="text">
      <style:text-properties officeooo:rsid="029dd8fb"/>
    </style:style>
    <style:style style:name="T171" style:family="text">
      <style:text-properties officeooo:rsid="029ff5a9"/>
    </style:style>
    <style:style style:name="T172" style:family="text">
      <style:text-properties officeooo:rsid="02ad7590"/>
    </style:style>
    <style:style style:name="T173" style:family="text">
      <style:text-properties officeooo:rsid="02b82078"/>
    </style:style>
    <style:style style:name="T174" style:family="text">
      <style:text-properties officeooo:rsid="02c175d2"/>
    </style:style>
    <style:style style:name="T175" style:family="text">
      <style:text-properties officeooo:rsid="02c474e5"/>
    </style:style>
    <style:style style:name="T176" style:family="text">
      <style:text-properties officeooo:rsid="02f0bfc3"/>
    </style:style>
    <style:style style:name="T177" style:family="text">
      <style:text-properties officeooo:rsid="02f7c91b"/>
    </style:style>
    <style:style style:name="T178" style:family="text">
      <style:text-properties officeooo:rsid="03260757"/>
    </style:style>
    <style:style style:name="T179" style:family="text">
      <style:text-properties officeooo:rsid="03268dc8"/>
    </style:style>
    <style:style style:name="T180" style:family="text">
      <style:text-properties officeooo:rsid="0331f9e9"/>
    </style:style>
    <style:style style:name="T181" style:family="text">
      <style:text-properties officeooo:rsid="03369188"/>
    </style:style>
    <style:style style:name="T182" style:family="text">
      <style:text-properties officeooo:rsid="033ee2b7"/>
    </style:style>
    <style:style style:name="T183" style:family="text">
      <style:text-properties officeooo:rsid="0341d886"/>
    </style:style>
    <style:style style:name="T184" style:family="text">
      <style:text-properties officeooo:rsid="036d4bc2"/>
    </style:style>
    <style:style style:name="T185" style:family="text">
      <style:text-properties officeooo:rsid="036d9abd"/>
    </style:style>
    <style:style style:name="T186" style:family="text">
      <style:text-properties officeooo:rsid="0375b9bc"/>
    </style:style>
    <style:style style:name="T187" style:family="text">
      <style:text-properties officeooo:rsid="038bc367"/>
    </style:style>
    <style:style style:name="T188" style:family="text">
      <style:text-properties officeooo:rsid="038c93db"/>
    </style:style>
    <style:style style:name="T189" style:family="text">
      <style:text-properties officeooo:rsid="03936c64"/>
    </style:style>
    <style:style style:name="T190" style:family="text">
      <style:text-properties officeooo:rsid="039412c5"/>
    </style:style>
    <style:style style:name="T191" style:family="text">
      <style:text-properties officeooo:rsid="03943f98"/>
    </style:style>
    <style:style style:name="T192" style:family="text">
      <style:text-properties officeooo:rsid="03a89cfb"/>
    </style:style>
    <style:style style:name="T193" style:family="text">
      <style:text-properties officeooo:rsid="03ad7159"/>
    </style:style>
    <style:style style:name="T194" style:family="text">
      <style:text-properties officeooo:rsid="03ccd726"/>
    </style:style>
    <style:style style:name="T195" style:family="text">
      <style:text-properties officeooo:rsid="03f2e6a3"/>
    </style:style>
    <style:style style:name="T196" style:family="text">
      <style:text-properties officeooo:rsid="03f8f74e"/>
    </style:style>
    <style:style style:name="T197" style:family="text">
      <style:text-properties officeooo:rsid="03f93d71"/>
    </style:style>
    <style:style style:name="T198" style:family="text">
      <style:text-properties officeooo:rsid="03fe056f"/>
    </style:style>
    <style:style style:name="T199" style:family="text">
      <style:text-properties officeooo:rsid="03ffe83e"/>
    </style:style>
    <style:style style:name="T200" style:family="text">
      <style:text-properties officeooo:rsid="0404b981"/>
    </style:style>
    <style:style style:name="T201" style:family="text">
      <style:text-properties officeooo:rsid="040c6876"/>
    </style:style>
    <style:style style:name="T202" style:family="text">
      <style:text-properties officeooo:rsid="0419c385"/>
    </style:style>
    <style:style style:name="T203" style:family="text">
      <style:text-properties officeooo:rsid="042128e6"/>
    </style:style>
    <style:style style:name="T204" style:family="text">
      <style:text-properties officeooo:rsid="04337f3e"/>
    </style:style>
    <style:style style:name="T205" style:family="text">
      <style:text-properties officeooo:rsid="0433efd1"/>
    </style:style>
    <style:style style:name="T206" style:family="text">
      <style:text-properties officeooo:rsid="0437e1fc"/>
    </style:style>
    <style:style style:name="T207" style:family="text">
      <style:text-properties fo:font-size="12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0.3839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277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0.4374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 draw:marker-end="Arrow" svg:stroke-linecap="rou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4693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0.3929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0.486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0.5701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0.4366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0.3193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0.278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0.4161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tab/>A <text:span text:style-name="T201">quick procedure</text:span> <text:span text:style-name="T186">to build</text:span> speech recognition system<text:line-break/></text:p>
      <text:p text:style-name="P2"><text:span text:style-name="T194">RESEARCHS/htk/small_vocabulary</text:span>/<text:span text:style-name="T194">megasync_003/to_submit_002.odt</text:span></text:p>
      <text:p text:style-name="P12">need to be check with</text:p>
      <text:p text:style-name="P11"><text:span text:style-name="T202">https://edubirdie.com/plagiarism-checker</text:span><text:line-break/>Abstract</text:p>
      <text:p text:style-name="P3"/>
      <text:p text:style-name="P4">A <text:span text:style-name="T188">tactical </text:span>procedure need to <text:span text:style-name="T132">be performed</text:span> <text:span text:style-name="T146">when </text:span><text:s/>deploying <text:span text:style-name="T184">speech </text:span>recognition system on these <text:span text:style-name="T149">peripherals</text:span>. <text:span text:style-name="T200">Steps to simply quickly build recognition system are outlined. Begin by highlighting the mathematical model behind the work.</text:span> <text:span text:style-name="T135">Then </text:span>describ<text:span text:style-name="T191">ing</text:span> standard <text:s/>procedure to implant speech recognition module quickly into small resource devices. <text:span text:style-name="T134">The procedure takes example on building automatic phone dialer on smartphone. Every steps is described in detail and point to real practice intended to eliminate ambiguities. Required hardwares setup, softwares or three party libraries are mentioned implicitly side by side procedure descriptions. Finally, performances are graphed for various criterion.</text:span></text:p>
      <text:p text:style-name="P5"/>
      <text:p text:style-name="P10">Keywords : </text:p>
      <text:p text:style-name="P9">Introduction</text:p>
      <text:p text:style-name="P6"/>
      <text:list xml:id="list5187578472251173622" text:style-name="L1">
        <text:list-item>
          <text:list>
            <text:list-header>
              <text:p text:style-name="P113"><text:span text:style-name="T1">Automatic </text:span><text:span text:style-name="T2">S</text:span><text:span text:style-name="T3">peech Recognition</text:span></text:p>
            </text:list-header>
          </text:list>
        </text:list-item>
      </text:list>
      <text:p text:style-name="P7"><text:span text:style-name="T5">First we c</text:span><text:span text:style-name="T4">onsider people with disability in hearing, <text:s/>obviously we can’t utter <text:s/>them, instead we’re writing message on paper or typing on computer to be shown or displayed on monitor. In this way by writing, </text:span><text:span text:style-name="T6">than </text:span><text:span text:style-name="T4">the disabled person will be able to perceive the message that supposedly it can’t be. The process of typing and displaying on computer could be unpleasant if performed manually and repeatedly, then it should be replaced by a system which is called Automatic Speech Recognition (ASR) </text:span><text:reference-mark-start text:name="ADDIN CSL_CITATION {&quot;schema&quot;: &quot;https://github.com/citation-style-language/schema/raw/master/csl-citation.json&quot;, &quot;citationItems&quot;: [{&quot;id&quot;: &quot;ITEM-1&quot;, &quot;uris&quot;: [&quot;http://www.mendeley.com/documents/?uuid=70ec566b-55dd-47a2-971e-220bcc795bb9&quot;], &quot;itemData&quot;: {&quot;id&quot;: &quot;ITEM-1&quot;, &quot;title&quot;: &quot;Indonesian Speech Recognition for Hearing and Speaking Impaired People&quot;, &quot;author&quot;: [{&quot;given&quot;: &quot;Sakriani&quot;, &quot;non-dropping-particle&quot;: &quot;&quot;, &quot;parse-names&quot;: false, &quot;dropping-particle&quot;: &quot;&quot;, &quot;family&quot;: &quot;Sakti&quot;, &quot;suffix&quot;: &quot;&quot;}, {&quot;given&quot;: &quot;Paulus&quot;, &quot;non-dropping-particle&quot;: &quot;&quot;, &quot;parse-names&quot;: false, &quot;dropping-particle&quot;: &quot;&quot;, &quot;family&quot;: &quot;Hutagaol&quot;, &quot;suffix&quot;: &quot;&quot;}, {&quot;given&quot;: &quot;Arry Akhmad&quot;, &quot;non-dropping-particle&quot;: &quot;&quot;, &quot;parse-names&quot;: false, &quot;dropping-particle&quot;: &quot;&quot;, &quot;family&quot;: &quot;Arman&quot;, &quot;suffix&quot;: &quot;&quot;}, {&quot;given&quot;: &quot;Satoshi&quot;, &quot;non-dropping-particle&quot;: &quot;&quot;, &quot;parse-names&quot;: false, &quot;dropping-particle&quot;: &quot;&quot;, &quot;family&quot;: &quot;Nakamura&quot;, &quot;suffix&quot;: &quot;&quot;}], &quot;abstract&quot;: &quot;This paper outlines our efforts in developing Indonesian speech recognition for hearing and speaking impaired people. The lack of speech-enabling technology and research, as well as a shortage of data on the Indonesian language presents a major challenge for us to deal with. Difficulties arise in developing an Indonesian speech corpus since Indonesian is actually most people\u2019s second language after their own ethnic native language. Collecting all of the possible languages and dialects of the tribes recognized in Indonesia is still the biggest problem we face. In speech recognition, segmented utterances according to labels are usually used as a starting point for training speech models. This segmentation strategy is also one of the main issues. Initialization training utterances with flat segmentation would not give sufficient performance. Here, we used an English speech recognizer to set initial segmentation of Indonesian utterances. This method produced a significant improvement of up to 40% in performance.&quot;, &quot;type&quot;: &quot;paper-conference&quot;, &quot;container-title&quot;: &quot;INTERSPEECH 2004 - ICSLP 8th International Conference on Spoken Language Processing ICC Jeju, Jeju Island, Korea&quot;, &quot;issued&quot;: {&quot;date-parts&quot;: [[&quot;2004&quot;]]}}}], &quot;mendeley&quot;: {&quot;formattedCitation&quot;: &quot;[1]&quot;, &quot;plainTextFormattedCitation&quot;: &quot;[1]&quot;, &quot;previouslyFormattedCitation&quot;: &quot;[1]&quot;}, &quot;properties&quot;: {&quot;noteIndex&quot;: 0}} RNDgmT2loGz31"/><text:span text:style-name="T16">[1]</text:span><text:reference-mark-end text:name="ADDIN CSL_CITATION {&quot;schema&quot;: &quot;https://github.com/citation-style-language/schema/raw/master/csl-citation.json&quot;, &quot;citationItems&quot;: [{&quot;id&quot;: &quot;ITEM-1&quot;, &quot;uris&quot;: [&quot;http://www.mendeley.com/documents/?uuid=70ec566b-55dd-47a2-971e-220bcc795bb9&quot;], &quot;itemData&quot;: {&quot;id&quot;: &quot;ITEM-1&quot;, &quot;title&quot;: &quot;Indonesian Speech Recognition for Hearing and Speaking Impaired People&quot;, &quot;author&quot;: [{&quot;given&quot;: &quot;Sakriani&quot;, &quot;non-dropping-particle&quot;: &quot;&quot;, &quot;parse-names&quot;: false, &quot;dropping-particle&quot;: &quot;&quot;, &quot;family&quot;: &quot;Sakti&quot;, &quot;suffix&quot;: &quot;&quot;}, {&quot;given&quot;: &quot;Paulus&quot;, &quot;non-dropping-particle&quot;: &quot;&quot;, &quot;parse-names&quot;: false, &quot;dropping-particle&quot;: &quot;&quot;, &quot;family&quot;: &quot;Hutagaol&quot;, &quot;suffix&quot;: &quot;&quot;}, {&quot;given&quot;: &quot;Arry Akhmad&quot;, &quot;non-dropping-particle&quot;: &quot;&quot;, &quot;parse-names&quot;: false, &quot;dropping-particle&quot;: &quot;&quot;, &quot;family&quot;: &quot;Arman&quot;, &quot;suffix&quot;: &quot;&quot;}, {&quot;given&quot;: &quot;Satoshi&quot;, &quot;non-dropping-particle&quot;: &quot;&quot;, &quot;parse-names&quot;: false, &quot;dropping-particle&quot;: &quot;&quot;, &quot;family&quot;: &quot;Nakamura&quot;, &quot;suffix&quot;: &quot;&quot;}], &quot;abstract&quot;: &quot;This paper outlines our efforts in developing Indonesian speech recognition for hearing and speaking impaired people. The lack of speech-enabling technology and research, as well as a shortage of data on the Indonesian language presents a major challenge for us to deal with. Difficulties arise in developing an Indonesian speech corpus since Indonesian is actually most people\u2019s second language after their own ethnic native language. Collecting all of the possible languages and dialects of the tribes recognized in Indonesia is still the biggest problem we face. In speech recognition, segmented utterances according to labels are usually used as a starting point for training speech models. This segmentation strategy is also one of the main issues. Initialization training utterances with flat segmentation would not give sufficient performance. Here, we used an English speech recognizer to set initial segmentation of Indonesian utterances. This method produced a significant improvement of up to 40% in performance.&quot;, &quot;type&quot;: &quot;paper-conference&quot;, &quot;container-title&quot;: &quot;INTERSPEECH 2004 - ICSLP 8th International Conference on Spoken Language Processing ICC Jeju, Jeju Island, Korea&quot;, &quot;issued&quot;: {&quot;date-parts&quot;: [[&quot;2004&quot;]]}}}], &quot;mendeley&quot;: {&quot;formattedCitation&quot;: &quot;[1]&quot;, &quot;plainTextFormattedCitation&quot;: &quot;[1]&quot;, &quot;previouslyFormattedCitation&quot;: &quot;[1]&quot;}, &quot;properties&quot;: {&quot;noteIndex&quot;: 0}} RNDgmT2loGz31"/><text:span text:style-name="T4">. </text:span>Another example of <text:span text:style-name="T21">using </text:span>ASR is while people communicati<text:span text:style-name="T22">ng using</text:span> short messages <text:span text:style-name="T23">service </text:span>(SMS) on <text:s/>smartphones <text:span text:style-name="T192">or even chatting in social medias</text:span>. Even touch screen <text:span text:style-name="T24">typing</text:span> is comfortable enough, but actually satisfaction is more guaranteed if <text:s/>we can <text:span text:style-name="T25">speak</text:span> sentences instead of typing. <text:span text:style-name="T26">For example if speed is one criterion </text:span><text:reference-mark-start text:name="ADDIN CSL_CITATION {&quot;schema&quot;: &quot;https://github.com/citation-style-language/schema/raw/master/csl-citation.json&quot;, &quot;citationItems&quot;: [{&quot;id&quot;: &quot;ITEM-1&quot;, &quot;uris&quot;: [&quot;http://www.mendeley.com/documents/?uuid=5b404dc2-a62d-4ba4-a0a6-4d0eace25ac4&quot;], &quot;itemData&quot;: {&quot;id&quot;: &quot;ITEM-1&quot;, &quot;title&quot;: &quot;Speech Is 3x Faster than Typing for English and Mandarin Text Entry on Mobile Devices&quot;, &quot;author&quot;: [{&quot;given&quot;: &quot;Sherry&quot;, &quot;non-dropping-particle&quot;: &quot;&quot;, &quot;parse-names&quot;: false, &quot;dropping-particle&quot;: &quot;&quot;, &quot;family&quot;: &quot;Ruan&quot;, &quot;suffix&quot;: &quot;&quot;}, {&quot;given&quot;: &quot;Jacob O&quot;, &quot;non-dropping-particle&quot;: &quot;&quot;, &quot;parse-names&quot;: false, &quot;dropping-particle&quot;: &quot;&quot;, &quot;family&quot;: &quot;Wobbrock&quot;, &quot;suffix&quot;: &quot;&quot;}, {&quot;given&quot;: &quot;Kenny&quot;, &quot;non-dropping-particle&quot;: &quot;&quot;, &quot;parse-names&quot;: false, &quot;dropping-particle&quot;: &quot;&quot;, &quot;family&quot;: &quot;Liou&quot;, &quot;suffix&quot;: &quot;&quot;}, {&quot;given&quot;: &quot;Andrew&quot;, &quot;non-dropping-particle&quot;: &quot;&quot;, &quot;parse-names&quot;: false, &quot;dropping-particle&quot;: &quot;&quot;, &quot;family&quot;: &quot;Ng&quot;, &quot;suffix&quot;: &quot;&quot;}, {&quot;given&quot;: &quot;James&quot;, &quot;non-dropping-particle&quot;: &quot;&quot;, &quot;parse-names&quot;: false, &quot;dropping-particle&quot;: &quot;&quot;, &quot;family&quot;: &quot;Landay&quot;, &quot;suffix&quot;: &quot;&quot;}], &quot;type&quot;: &quot;article-journal&quot;, &quot;container-title&quot;: &quot;https://www.arxiv.org&quot;, &quot;issued&quot;: {&quot;date-parts&quot;: [[&quot;2016&quot;]]}}}], &quot;mendeley&quot;: {&quot;formattedCitation&quot;: &quot;[2]&quot;, &quot;plainTextFormattedCitation&quot;: &quot;[2]&quot;, &quot;previouslyFormattedCitation&quot;: &quot;[2]&quot;}, &quot;properties&quot;: {&quot;noteIndex&quot;: 0}} RNDAQrWjuPY06"/><text:span text:style-name="T8">[2]</text:span><text:reference-mark-end text:name="ADDIN CSL_CITATION {&quot;schema&quot;: &quot;https://github.com/citation-style-language/schema/raw/master/csl-citation.json&quot;, &quot;citationItems&quot;: [{&quot;id&quot;: &quot;ITEM-1&quot;, &quot;uris&quot;: [&quot;http://www.mendeley.com/documents/?uuid=5b404dc2-a62d-4ba4-a0a6-4d0eace25ac4&quot;], &quot;itemData&quot;: {&quot;id&quot;: &quot;ITEM-1&quot;, &quot;title&quot;: &quot;Speech Is 3x Faster than Typing for English and Mandarin Text Entry on Mobile Devices&quot;, &quot;author&quot;: [{&quot;given&quot;: &quot;Sherry&quot;, &quot;non-dropping-particle&quot;: &quot;&quot;, &quot;parse-names&quot;: false, &quot;dropping-particle&quot;: &quot;&quot;, &quot;family&quot;: &quot;Ruan&quot;, &quot;suffix&quot;: &quot;&quot;}, {&quot;given&quot;: &quot;Jacob O&quot;, &quot;non-dropping-particle&quot;: &quot;&quot;, &quot;parse-names&quot;: false, &quot;dropping-particle&quot;: &quot;&quot;, &quot;family&quot;: &quot;Wobbrock&quot;, &quot;suffix&quot;: &quot;&quot;}, {&quot;given&quot;: &quot;Kenny&quot;, &quot;non-dropping-particle&quot;: &quot;&quot;, &quot;parse-names&quot;: false, &quot;dropping-particle&quot;: &quot;&quot;, &quot;family&quot;: &quot;Liou&quot;, &quot;suffix&quot;: &quot;&quot;}, {&quot;given&quot;: &quot;Andrew&quot;, &quot;non-dropping-particle&quot;: &quot;&quot;, &quot;parse-names&quot;: false, &quot;dropping-particle&quot;: &quot;&quot;, &quot;family&quot;: &quot;Ng&quot;, &quot;suffix&quot;: &quot;&quot;}, {&quot;given&quot;: &quot;James&quot;, &quot;non-dropping-particle&quot;: &quot;&quot;, &quot;parse-names&quot;: false, &quot;dropping-particle&quot;: &quot;&quot;, &quot;family&quot;: &quot;Landay&quot;, &quot;suffix&quot;: &quot;&quot;}], &quot;type&quot;: &quot;article-journal&quot;, &quot;container-title&quot;: &quot;https://www.arxiv.org&quot;, &quot;issued&quot;: {&quot;date-parts&quot;: [[&quot;2016&quot;]]}}}], &quot;mendeley&quot;: {&quot;formattedCitation&quot;: &quot;[2]&quot;, &quot;plainTextFormattedCitation&quot;: &quot;[2]&quot;, &quot;previouslyFormattedCitation&quot;: &quot;[2]&quot;}, &quot;properties&quot;: {&quot;noteIndex&quot;: 0}} RNDAQrWjuPY06"/><text:span text:style-name="T26"> </text:span><text:reference-mark-start text:name="ADDIN CSL_CITATION {&quot;schema&quot;: &quot;https://github.com/citation-style-language/schema/raw/master/csl-citation.json&quot;, &quot;citationItems&quot;: [{&quot;id&quot;: &quot;ITEM-1&quot;, &quot;uris&quot;: [&quot;http://www.mendeley.com/documents/?uuid=1a82ea4e-01fd-4147-905c-b91b1bff612a&quot;], &quot;itemData&quot;: {&quot;id&quot;: &quot;ITEM-1&quot;, &quot;DOI&quot;: &quot;10.1145/3161187&quot;, &quot;title&quot;: &quot;Comparing Speech and Keyboard Text Entry for Short Messages in Two Languages on Touchscreen Phones&quot;, &quot;page&quot;: &quot;1-23&quot;, &quot;ISSN&quot;: &quot;24749567&quot;, &quot;volume&quot;: &quot;1&quot;, &quot;author&quot;: [{&quot;given&quot;: &quot;Sherry&quot;, &quot;non-dropping-particle&quot;: &quot;&quot;, &quot;parse-names&quot;: false, &quot;dropping-particle&quot;: &quot;&quot;, &quot;family&quot;: &quot;Ruan&quot;, &quot;suffix&quot;: &quot;&quot;}, {&quot;given&quot;: &quot;Jacob O.&quot;, &quot;non-dropping-particle&quot;: &quot;&quot;, &quot;parse-names&quot;: false, &quot;dropping-particle&quot;: &quot;&quot;, &quot;family&quot;: &quot;Wobbrock&quot;, &quot;suffix&quot;: &quot;&quot;}, {&quot;given&quot;: &quot;Kenny&quot;, &quot;non-dropping-particle&quot;: &quot;&quot;, &quot;parse-names&quot;: false, &quot;dropping-particle&quot;: &quot;&quot;, &quot;family&quot;: &quot;Liou&quot;, &quot;suffix&quot;: &quot;&quot;}, {&quot;given&quot;: &quot;Andrew&quot;, &quot;non-dropping-particle&quot;: &quot;&quot;, &quot;parse-names&quot;: false, &quot;dropping-particle&quot;: &quot;&quot;, &quot;family&quot;: &quot;Ng&quot;, &quot;suffix&quot;: &quot;&quot;}, {&quot;given&quot;: &quot;James A.&quot;, &quot;non-dropping-particle&quot;: &quot;&quot;, &quot;parse-names&quot;: false, &quot;dropping-particle&quot;: &quot;&quot;, &quot;family&quot;: &quot;Landay&quot;, &quot;suffix&quot;: &quot;&quot;}], &quot;issue&quot;: &quot;4&quot;, &quot;type&quot;: &quot;article-journal&quot;, &quot;container-title&quot;: &quot;Proceedings of the ACM on Interactive, Mobile, Wearable and Ubiquitous Technologies&quot;, &quot;issued&quot;: {&quot;date-parts&quot;: [[&quot;2017&quot;]]}}}], &quot;mendeley&quot;: {&quot;formattedCitation&quot;: &quot;[3]&quot;, &quot;plainTextFormattedCitation&quot;: &quot;[3]&quot;, &quot;previouslyFormattedCitation&quot;: &quot;[3]&quot;}, &quot;properties&quot;: {&quot;noteIndex&quot;: 0}} RNDnsi8x6BtDy"/><text:span text:style-name="T8">[3]</text:span><text:reference-mark-end text:name="ADDIN CSL_CITATION {&quot;schema&quot;: &quot;https://github.com/citation-style-language/schema/raw/master/csl-citation.json&quot;, &quot;citationItems&quot;: [{&quot;id&quot;: &quot;ITEM-1&quot;, &quot;uris&quot;: [&quot;http://www.mendeley.com/documents/?uuid=1a82ea4e-01fd-4147-905c-b91b1bff612a&quot;], &quot;itemData&quot;: {&quot;id&quot;: &quot;ITEM-1&quot;, &quot;DOI&quot;: &quot;10.1145/3161187&quot;, &quot;title&quot;: &quot;Comparing Speech and Keyboard Text Entry for Short Messages in Two Languages on Touchscreen Phones&quot;, &quot;page&quot;: &quot;1-23&quot;, &quot;ISSN&quot;: &quot;24749567&quot;, &quot;volume&quot;: &quot;1&quot;, &quot;author&quot;: [{&quot;given&quot;: &quot;Sherry&quot;, &quot;non-dropping-particle&quot;: &quot;&quot;, &quot;parse-names&quot;: false, &quot;dropping-particle&quot;: &quot;&quot;, &quot;family&quot;: &quot;Ruan&quot;, &quot;suffix&quot;: &quot;&quot;}, {&quot;given&quot;: &quot;Jacob O.&quot;, &quot;non-dropping-particle&quot;: &quot;&quot;, &quot;parse-names&quot;: false, &quot;dropping-particle&quot;: &quot;&quot;, &quot;family&quot;: &quot;Wobbrock&quot;, &quot;suffix&quot;: &quot;&quot;}, {&quot;given&quot;: &quot;Kenny&quot;, &quot;non-dropping-particle&quot;: &quot;&quot;, &quot;parse-names&quot;: false, &quot;dropping-particle&quot;: &quot;&quot;, &quot;family&quot;: &quot;Liou&quot;, &quot;suffix&quot;: &quot;&quot;}, {&quot;given&quot;: &quot;Andrew&quot;, &quot;non-dropping-particle&quot;: &quot;&quot;, &quot;parse-names&quot;: false, &quot;dropping-particle&quot;: &quot;&quot;, &quot;family&quot;: &quot;Ng&quot;, &quot;suffix&quot;: &quot;&quot;}, {&quot;given&quot;: &quot;James A.&quot;, &quot;non-dropping-particle&quot;: &quot;&quot;, &quot;parse-names&quot;: false, &quot;dropping-particle&quot;: &quot;&quot;, &quot;family&quot;: &quot;Landay&quot;, &quot;suffix&quot;: &quot;&quot;}], &quot;issue&quot;: &quot;4&quot;, &quot;type&quot;: &quot;article-journal&quot;, &quot;container-title&quot;: &quot;Proceedings of the ACM on Interactive, Mobile, Wearable and Ubiquitous Technologies&quot;, &quot;issued&quot;: {&quot;date-parts&quot;: [[&quot;2017&quot;]]}}}], &quot;mendeley&quot;: {&quot;formattedCitation&quot;: &quot;[3]&quot;, &quot;plainTextFormattedCitation&quot;: &quot;[3]&quot;, &quot;previouslyFormattedCitation&quot;: &quot;[3]&quot;}, &quot;properties&quot;: {&quot;noteIndex&quot;: 0}} RNDnsi8x6BtDy"/><text:span text:style-name="T26">. We prefer speaking than typing if it is possible. We already witness these applications nowadays under named Siri, Google Now and <text:s/>Cortana for examples. These examples consider a lot of words and complex grammar to recognize, so they will be called Large Vocabulary ASR. </text:span></text:p>
      <text:p text:style-name="P8"><text:tab/><text:span text:style-name="T193">But not whole</text:span> speech recognition system constraint large massive word and complex grammar pattern on its target model. <text:span text:style-name="T133">Small vocabulary automatic speech recognition system takes position on low resources devices. Ranging from embedded systems, home appliances till smartphone units. </text:span>Home appliances devices <text:span text:style-name="T128">which contain </text:span>nano technology and embedded environment has very limited <text:span text:style-name="T129">re</text:span>source of processor and memory. But still those environment <text:span text:style-name="T190">can </text:span>host many useful applications on domain of speech recognition. <text:s/><text:span text:style-name="T189">By focusing into</text:span> electrical home appliances that can be turn on and off using speech command. A simple electrical automatic switcher from on to off for residential home may need ten to twenty words to performs its functions. <text:s/>A small application for automatic phone dialer on smartphone need ten digit words at least and all names in phone books at most.. Our phone dialer application on smartphone <text:s/>can be activated and instructed using also voice command. The <text:span text:style-name="T185">possibility</text:span> of words combination or grammar structure in these latest ASR applications is not too complicated comparing previous mentioned. The latest are categorized into small vocabulary speech recognition system.</text:p>
      <text:p text:style-name="P13"/>
      <text:p text:style-name="P13"/>
      <text:p text:style-name="P13">ASR capabilities</text:p>
      <text:p text:style-name="P16">Based on what an ASR system ‘can’ and ‘can not’ <text:span text:style-name="T32">do</text:span>, we determine <text:span text:style-name="T33">group of </text:span>capabilit<text:span text:style-name="T33">ies</text:span> <text:span text:style-name="T34">an ASR <text:s/>system has:</text:span></text:p>
      <text:p text:style-name="P17">1. Speaker <text:span text:style-name="T35">Ind</text:span>ependence</text:p>
      <text:p text:style-name="P17"><text:soft-page-break/>ASR is called <text:span text:style-name="T37">s</text:span><text:span text:style-name="T36">peaker </text:span><text:span text:style-name="T38">in</text:span><text:span text:style-name="T36">dependen</text:span><text:span text:style-name="T37">t</text:span> if it doesn’t restrict user to be a single person or a group of person that <text:span text:style-name="T55">has corresponding</text:span> <text:span text:style-name="T56">data already recorded </text:span>in database. <text:span text:style-name="T57">Since it’s impossible to train a million of people when building ASR system, the challenge is how ASR should be able to fit other speakers that haven’t <text:s/>been taken into recording yet.</text:span></text:p>
      <text:p text:style-name="P18">2. Environment Independence</text:p>
      <text:p text:style-name="P18">ASR must be able to work <text:span text:style-name="T58">under daily environment conditions such as variations of microphones input device and <text:s text:c="2"/>environmental noises. Environmental distortion for example like engine sound, raining and animal sound.</text:span></text:p>
      <text:p text:style-name="P19">3. <text:span text:style-name="T59">Continuous word</text:span></text:p>
      <text:p text:style-name="P20">ASR that enable to recognize word<text:span text:style-name="T178">s</text:span> <text:s/>spoken continuously without silence<text:span text:style-name="T179">s</text:span> stop between <text:s/>is considered more valuable and more applicable, better than isolated word version.</text:p>
      <text:p text:style-name="P19"><text:span text:style-name="T124">4</text:span>. <text:span text:style-name="T60">Large vocabulary</text:span></text:p>
      <text:p text:style-name="P21">The complexity of ASR grows with is capability to handle maximum number of distinct words and flexibility of grammar. Smaller vocabulary, simple grammar ASR will be easier to build than larger vocabulary ASR system with complex grammar. ASR with thousands of words commonly termed Large Vocabulary ASR (LVASR).</text:p>
      <text:p text:style-name="P24"/>
      <text:p text:style-name="P14"><text:span text:style-name="T127">General </text:span>Procedures <text:span text:style-name="T119">To Build ASR</text:span></text:p>
      <text:p text:style-name="P25">A general steps taken to build ASR is described below. <text:span text:style-name="T120">Firstly human voice for samples utterances <text:s/>will be recorded using microphone and saved into digital format sound files. For large vocabulary ASR, these databases mostly already existed and can be used. The next step, <text:s/>these samples are transcribed or labeled based on it’s sub-words or phonemes. Then certain format of information called ‘feature’ is extracted from sounds files corresponding each phoneme, this process is called feature extraction. Informations gathered are called speech features. Features are obtained for all appearances of each sub-words phonemes. So we have</text:span></text:p>
      <text:p text:style-name="P23"><draw:frame text:anchor-type="paragraph" draw:z-index="8" draw:name="Shape1" draw:style-name="gr6" draw:text-style-name="P121" svg:width="2.1496in" svg:height="0.3933in" svg:x="1.4508in" svg:y="0.1335in"><draw:text-box><text:p text:style-name="P120">Prepare sample/training database</text:p></draw:text-box></draw:frame><draw:line text:anchor-type="paragraph" draw:z-index="13" draw:style-name="gr4" draw:text-style-name="P120" svg:x1="2.511in" svg:y1="0.4862in" svg:x2="2.511in" svg:y2="0.8583in"><text:p/></draw:line></text:p>
      <text:p text:style-name="P23"><draw:frame text:anchor-type="paragraph" draw:z-index="9" draw:name="Shape1" draw:style-name="gr1" draw:text-style-name="P122" svg:width="2.1512in" svg:height="0.3843in" svg:x="1.4453in" svg:y="0.0583in"><draw:text-box><text:p text:style-name="P120"><text:span text:style-name="T207">Labelling/transcribing utterances</text:span></text:p></draw:text-box></draw:frame><draw:line text:anchor-type="paragraph" draw:z-index="14" draw:name="Shape3" draw:style-name="gr9" draw:text-style-name="P120" svg:x1="2.5016in" svg:y1="0.4051in" svg:x2="2.5016in" svg:y2="0.7961in"><text:p/></draw:line></text:p>
      <text:p text:style-name="P23"><draw:frame text:anchor-type="paragraph" draw:z-index="10" draw:name="Shape1" draw:style-name="gr7" draw:text-style-name="P121" svg:width="2.1496in" svg:height="0.4862in" svg:x="1.4354in" svg:y="-0.05in"><draw:text-box><text:p text:style-name="P120"/><text:p text:style-name="P120">Feature Extraction</text:p></draw:text-box></draw:frame><draw:line text:anchor-type="paragraph" draw:z-index="15" draw:name="Shape4" draw:style-name="gr9" draw:text-style-name="P120" svg:x1="2.4898in" svg:y1="0.4358in" svg:x2="2.4898in" svg:y2="0.8811in"><text:p/></draw:line></text:p>
      <text:p text:style-name="P23"/>
      <text:p text:style-name="P23"><draw:frame text:anchor-type="paragraph" draw:z-index="12" draw:name="Shape1" draw:style-name="gr8" draw:text-style-name="P121" svg:width="2.1496in" svg:height="0.5705in" svg:x="1.5063in" svg:y="0.0327in"><draw:text-box><text:p text:style-name="P120">Model training and Construction</text:p></draw:text-box></draw:frame><draw:line text:anchor-type="paragraph" draw:z-index="16" draw:name="Shape5" draw:style-name="gr9" draw:text-style-name="P120" svg:x1="2.4819in" svg:y1="0.6331in" svg:x2="2.4744in" svg:y2="1.0256in"><text:p/></draw:line></text:p>
      <text:p text:style-name="P23"/>
      <text:p text:style-name="P23"><draw:frame text:anchor-type="paragraph" draw:z-index="11" draw:name="Shape1" draw:style-name="gr8" draw:text-style-name="P121" svg:width="2.1496in" svg:height="0.5705in" svg:x="1.4862in" svg:y="-0.052in"><draw:text-box><text:p text:style-name="P120"><text:line-break/>Model Testing </text:p><text:p text:style-name="P120"/></draw:text-box></draw:frame></text:p>
      <text:p text:style-name="P23"><draw:frame draw:style-name="fr1" draw:name="Frame1" text:anchor-type="paragraph" svg:x="0.7528in" svg:y="0.8591in" svg:width="3.9098in" draw:z-index="17"><draw:text-box fo:min-height="0.5382in"><text:p text:style-name="P1"><text:span text:style-name="T117">Figure </text:span><text:span text:style-name="T118">1</text:span><text:span text:style-name="T117">: </text:span><text:span text:style-name="T118">General </text:span><text:span text:style-name="T117">Steps in Building ASR</text:span></text:p></draw:text-box></draw:frame></text:p>
      <text:p text:style-name="P23"><text:soft-page-break/><text:span text:style-name="T27">many possibility of features to represent a single sub-word phoneme by random nature of sound waves. Event for a single phoneme, it’s feature representation happens differently for each occurrence. Obviously we have probabilistic observation features for a single phoneme. Because of this random nature of our features, the mathematical acoustic models being used usually be statistical or stochastic nature instead of deterministic one. Such as well known Hidden Markov Gaussian Mixture Model (GMM-HMM)</text:span><text:reference-mark-start text:name="ADDIN CSL_CITATION {&quot;schema&quot;: &quot;https://github.com/citation-style-language/schema/raw/master/csl-citation.json&quot;, &quot;citationItems&quot;: [{&quot;id&quot;: &quot;ITEM-1&quot;, &quot;uris&quot;: [&quot;http://www.mendeley.com/documents/?uuid=37778bbf-d82b-44f4-a767-b0850fdaba36&quot;], &quot;itemData&quot;: {&quot;id&quot;: &quot;ITEM-1&quot;, &quot;DOI&quot;: &quot;10.1016/B978-0-12-802398-3.00002-7&quot;, &quot;publisher&quot;: &quot;Prentice Hall&quot;, &quot;ISSN&quot;: &quot;0164-7989&quot;, &quot;type&quot;: &quot;book&quot;, &quot;author&quot;: [{&quot;given&quot;: &quot;Lawrence&quot;, &quot;non-dropping-particle&quot;: &quot;&quot;, &quot;parse-names&quot;: false, &quot;dropping-particle&quot;: &quot;&quot;, &quot;family&quot;: &quot;Rabiner&quot;, &quot;suffix&quot;: &quot;&quot;}, {&quot;given&quot;: &quot;Bing Hwang&quot;, &quot;non-dropping-particle&quot;: &quot;&quot;, &quot;parse-names&quot;: false, &quot;dropping-particle&quot;: &quot;&quot;, &quot;family&quot;: &quot;Juang&quot;, &quot;suffix&quot;: &quot;&quot;}], &quot;ISBN&quot;: &quot;0130151572&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number-of-pages&quot;: &quot;9-40&quot;, &quot;title&quot;: &quot;Fundamentals of speech recognition&quot;, &quot;issued&quot;: {&quot;date-parts&quot;: [[&quot;1993&quot;]]}}}], &quot;mendeley&quot;: {&quot;formattedCitation&quot;: &quot;[4]&quot;, &quot;plainTextFormattedCitation&quot;: &quot;[4]&quot;, &quot;previouslyFormattedCitation&quot;: &quot;[4]&quot;}, &quot;properties&quot;: {&quot;noteIndex&quot;: 0}} RNDS6jISYOLz8"/><text:span text:style-name="T9">[4]</text:span><text:reference-mark-end text:name="ADDIN CSL_CITATION {&quot;schema&quot;: &quot;https://github.com/citation-style-language/schema/raw/master/csl-citation.json&quot;, &quot;citationItems&quot;: [{&quot;id&quot;: &quot;ITEM-1&quot;, &quot;uris&quot;: [&quot;http://www.mendeley.com/documents/?uuid=37778bbf-d82b-44f4-a767-b0850fdaba36&quot;], &quot;itemData&quot;: {&quot;id&quot;: &quot;ITEM-1&quot;, &quot;DOI&quot;: &quot;10.1016/B978-0-12-802398-3.00002-7&quot;, &quot;publisher&quot;: &quot;Prentice Hall&quot;, &quot;ISSN&quot;: &quot;0164-7989&quot;, &quot;type&quot;: &quot;book&quot;, &quot;author&quot;: [{&quot;given&quot;: &quot;Lawrence&quot;, &quot;non-dropping-particle&quot;: &quot;&quot;, &quot;parse-names&quot;: false, &quot;dropping-particle&quot;: &quot;&quot;, &quot;family&quot;: &quot;Rabiner&quot;, &quot;suffix&quot;: &quot;&quot;}, {&quot;given&quot;: &quot;Bing Hwang&quot;, &quot;non-dropping-particle&quot;: &quot;&quot;, &quot;parse-names&quot;: false, &quot;dropping-particle&quot;: &quot;&quot;, &quot;family&quot;: &quot;Juang&quot;, &quot;suffix&quot;: &quot;&quot;}], &quot;ISBN&quot;: &quot;0130151572&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number-of-pages&quot;: &quot;9-40&quot;, &quot;title&quot;: &quot;Fundamentals of speech recognition&quot;, &quot;issued&quot;: {&quot;date-parts&quot;: [[&quot;1993&quot;]]}}}], &quot;mendeley&quot;: {&quot;formattedCitation&quot;: &quot;[4]&quot;, &quot;plainTextFormattedCitation&quot;: &quot;[4]&quot;, &quot;previouslyFormattedCitation&quot;: &quot;[4]&quot;}, &quot;properties&quot;: {&quot;noteIndex&quot;: 0}} RNDS6jISYOLz8"/><text:span text:style-name="T27"> </text:span><text:reference-mark-start text:name="ADDIN CSL_CITATION {&quot;schema&quot;: &quot;https://github.com/citation-style-language/schema/raw/master/csl-citation.json&quot;, &quot;citationItems&quot;: [{&quot;id&quot;: &quot;ITEM-1&quot;, &quot;uris&quot;: [&quot;http://www.mendeley.com/documents/?uuid=3c943ad4-2f83-49bb-b9eb-a6f94121ca59&quot;], &quot;itemData&quot;: {&quot;id&quot;: &quot;ITEM-1&quot;, &quot;title&quot;: &quot;The HTK Book version 3.5 alpha&quot;, &quot;author&quot;: [{&quot;given&quot;: &quot;Steve&quot;, &quot;non-dropping-particle&quot;: &quot;&quot;, &quot;parse-names&quot;: false, &quot;dropping-particle&quot;: &quot;&quot;, &quot;family&quot;: &quot;Young&quot;, &quot;suffix&quot;: &quot;&quot;}, {&quot;given&quot;: &quot;Evermann&quot;, &quot;non-dropping-particle&quot;: &quot;&quot;, &quot;parse-names&quot;: false, &quot;dropping-particle&quot;: &quot;&quot;, &quot;family&quot;: &quot;Gunnar&quot;, &quot;suffix&quot;: &quot;&quot;}, {&quot;given&quot;: &quot;Gales&quot;, &quot;non-dropping-particle&quot;: &quot;&quot;, &quot;parse-names&quot;: false, &quot;dropping-particle&quot;: &quot;&quot;, &quot;family&quot;: &quot;Mark&quot;, &quot;suffix&quot;: &quot;&quot;}, {&quot;given&quot;: &quot;Thomas&quot;, &quot;non-dropping-particle&quot;: &quot;&quot;, &quot;parse-names&quot;: false, &quot;dropping-particle&quot;: &quot;&quot;, &quot;family&quot;: &quot;Hain&quot;, &quot;suffix&quot;: &quot;&quot;}, {&quot;given&quot;: &quot;Dan&quot;, &quot;non-dropping-particle&quot;: &quot;&quot;, &quot;parse-names&quot;: false, &quot;dropping-particle&quot;: &quot;&quot;, &quot;family&quot;: &quot;Kershaw&quot;, &quot;suffix&quot;: &quot;&quot;}], &quot;publisher&quot;: &quot;Cambridge University&quot;, &quot;type&quot;: &quot;report&quot;, &quot;issued&quot;: {&quot;date-parts&quot;: [[&quot;2015&quot;]]}}}], &quot;mendeley&quot;: {&quot;formattedCitation&quot;: &quot;[5]&quot;, &quot;plainTextFormattedCitation&quot;: &quot;[5]&quot;, &quot;previouslyFormattedCitation&quot;: &quot;[5]&quot;}, &quot;properties&quot;: {&quot;noteIndex&quot;: 0}} RNDglICqheqJ4"/><text:span text:style-name="T9">[5]</text:span><text:reference-mark-end text:name="ADDIN CSL_CITATION {&quot;schema&quot;: &quot;https://github.com/citation-style-language/schema/raw/master/csl-citation.json&quot;, &quot;citationItems&quot;: [{&quot;id&quot;: &quot;ITEM-1&quot;, &quot;uris&quot;: [&quot;http://www.mendeley.com/documents/?uuid=3c943ad4-2f83-49bb-b9eb-a6f94121ca59&quot;], &quot;itemData&quot;: {&quot;id&quot;: &quot;ITEM-1&quot;, &quot;title&quot;: &quot;The HTK Book version 3.5 alpha&quot;, &quot;author&quot;: [{&quot;given&quot;: &quot;Steve&quot;, &quot;non-dropping-particle&quot;: &quot;&quot;, &quot;parse-names&quot;: false, &quot;dropping-particle&quot;: &quot;&quot;, &quot;family&quot;: &quot;Young&quot;, &quot;suffix&quot;: &quot;&quot;}, {&quot;given&quot;: &quot;Evermann&quot;, &quot;non-dropping-particle&quot;: &quot;&quot;, &quot;parse-names&quot;: false, &quot;dropping-particle&quot;: &quot;&quot;, &quot;family&quot;: &quot;Gunnar&quot;, &quot;suffix&quot;: &quot;&quot;}, {&quot;given&quot;: &quot;Gales&quot;, &quot;non-dropping-particle&quot;: &quot;&quot;, &quot;parse-names&quot;: false, &quot;dropping-particle&quot;: &quot;&quot;, &quot;family&quot;: &quot;Mark&quot;, &quot;suffix&quot;: &quot;&quot;}, {&quot;given&quot;: &quot;Thomas&quot;, &quot;non-dropping-particle&quot;: &quot;&quot;, &quot;parse-names&quot;: false, &quot;dropping-particle&quot;: &quot;&quot;, &quot;family&quot;: &quot;Hain&quot;, &quot;suffix&quot;: &quot;&quot;}, {&quot;given&quot;: &quot;Dan&quot;, &quot;non-dropping-particle&quot;: &quot;&quot;, &quot;parse-names&quot;: false, &quot;dropping-particle&quot;: &quot;&quot;, &quot;family&quot;: &quot;Kershaw&quot;, &quot;suffix&quot;: &quot;&quot;}], &quot;publisher&quot;: &quot;Cambridge University&quot;, &quot;type&quot;: &quot;report&quot;, &quot;issued&quot;: {&quot;date-parts&quot;: [[&quot;2015&quot;]]}}}], &quot;mendeley&quot;: {&quot;formattedCitation&quot;: &quot;[5]&quot;, &quot;plainTextFormattedCitation&quot;: &quot;[5]&quot;, &quot;previouslyFormattedCitation&quot;: &quot;[5]&quot;}, &quot;properties&quot;: {&quot;noteIndex&quot;: 0}} RNDglICqheqJ4"/><text:span text:style-name="T27">.</text:span></text:p>
      <text:p text:style-name="P26">Finally for a model <text:span text:style-name="T28">has been </text:span>built <text:span text:style-name="T29">at the end of effort</text:span>, ASR is used to test or recognize utterance spoken, and the performance could be measured. Measurement <text:span text:style-name="T30">should be based on </text:span>some criterion like word error rate(WER), <text:span text:style-name="T31">phoneme error rate (PER) and sentence level error rate (SER).</text:span></text:p>
      <text:p text:style-name="P22"/>
      <text:list xml:id="list5244156435386173154" text:style-name="L2">
        <text:list-item>
          <text:list>
            <text:list-item>
              <text:list>
                <text:list-header>
                  <text:p text:style-name="P114"><text:span text:style-name="T45">Statistical M</text:span><text:span text:style-name="T36">odel of ASR</text:span></text:p>
                  <text:p text:style-name="P117">Here we review the math<text:span text:style-name="T61">ematical</text:span> aspects of <text:span text:style-name="T62">Automatic </text:span>Speech Recognition. <text:span text:style-name="T121">Consider sequence of vectors </text:span><text:span text:style-name="T39">X</text:span><text:span text:style-name="T63"> as a feature representation of spoken sound signal</text:span><text:span text:style-name="T67">. </text:span><text:span text:style-name="T69">Recognition </text:span><text:span text:style-name="T77">task </text:span><text:span text:style-name="T69">is </text:span><text:span text:style-name="T77">defined as,</text:span><text:span text:style-name="T69"> based on </text:span><text:span text:style-name="T79">X</text:span><text:span text:style-name="T69"> we’re </text:span><text:span text:style-name="T70">about</text:span><text:span text:style-name="T69"> to </text:span><text:span text:style-name="T83">determine</text:span><text:span text:style-name="T69"> </text:span><text:span text:style-name="T71">the best </text:span><text:span text:style-name="T69">sequence of </text:span><text:span text:style-name="T76">languages </text:span><text:span text:style-name="T69">words </text:span><text:span text:style-name="T80">W</text:span><text:span text:style-name="T65"> </text:span><text:span text:style-name="T72">by</text:span><text:span text:style-name="T73"> </text:span><text:span text:style-name="T74">maximizing the </text:span><text:span text:style-name="T66">a posteriori</text:span><text:span text:style-name="T74"> probability </text:span><text:span text:style-name="T75">(MAP) </text:span><text:reference-mark-start text:name="ADDIN CSL_CITATION {&quot;schema&quot;: &quot;https://github.com/citation-style-language/schema/raw/master/csl-citation.json&quot;, &quot;citationItems&quot;: [{&quot;id&quot;: &quot;ITEM-1&quot;, &quot;uris&quot;: [&quot;http://www.mendeley.com/documents/?uuid=6788deb7-507b-42fd-bb1a-17d4eb084efe&quot;], &quot;itemData&quot;: {&quot;id&quot;: &quot;ITEM-1&quot;, &quot;publisher&quot;: &quot;Academic Press, Elsevier&quot;, &quot;type&quot;: &quot;book&quot;, &quot;author&quot;: [{&quot;given&quot;: &quot;Jinyu&quot;, &quot;non-dropping-particle&quot;: &quot;&quot;, &quot;parse-names&quot;: false, &quot;dropping-particle&quot;: &quot;&quot;, &quot;family&quot;: &quot;Li&quot;, &quot;suffix&quot;: &quot;&quot;}, {&quot;given&quot;: &quot;Li&quot;, &quot;non-dropping-particle&quot;: &quot;&quot;, &quot;parse-names&quot;: false, &quot;dropping-particle&quot;: &quot;&quot;, &quot;family&quot;: &quot;Deng&quot;, &quot;suffix&quot;: &quot;&quot;}, {&quot;given&quot;: &quot;R&quot;, &quot;non-dropping-particle&quot;: &quot;&quot;, &quot;parse-names&quot;: false, &quot;dropping-particle&quot;: &quot;&quot;, &quot;family&quot;: &quot;Haeb-Umbach&quot;, &quot;suffix&quot;: &quot;&quot;}, {&quot;given&quot;: &quot;Y&quot;, &quot;non-dropping-particle&quot;: &quot;&quot;, &quot;parse-names&quot;: false, &quot;dropping-particle&quot;: &quot;&quot;, &quot;family&quot;: &quot;Gong&quot;, &quot;suffix&quot;: &quot;&quot;}], &quot;ISBN&quot;: &quot;9780128023983&quot;, &quot;number-of-pages&quot;: &quot;286&quot;, &quot;title&quot;: &quot;Robust Automatic Speech Recognition - A Bridge to Practical Applications&quot;, &quot;issued&quot;: {&quot;date-parts&quot;: [[&quot;2016&quot;]]}}}], &quot;mendeley&quot;: {&quot;formattedCitation&quot;: &quot;[6]&quot;, &quot;plainTextFormattedCitation&quot;: &quot;[6]&quot;, &quot;previouslyFormattedCitation&quot;: &quot;[6]&quot;}, &quot;properties&quot;: {&quot;noteIndex&quot;: 0}} RND33Cd8RQJAM"/><text:span text:style-name="T10">[6]</text:span><text:reference-mark-end text:name="ADDIN CSL_CITATION {&quot;schema&quot;: &quot;https://github.com/citation-style-language/schema/raw/master/csl-citation.json&quot;, &quot;citationItems&quot;: [{&quot;id&quot;: &quot;ITEM-1&quot;, &quot;uris&quot;: [&quot;http://www.mendeley.com/documents/?uuid=6788deb7-507b-42fd-bb1a-17d4eb084efe&quot;], &quot;itemData&quot;: {&quot;id&quot;: &quot;ITEM-1&quot;, &quot;publisher&quot;: &quot;Academic Press, Elsevier&quot;, &quot;type&quot;: &quot;book&quot;, &quot;author&quot;: [{&quot;given&quot;: &quot;Jinyu&quot;, &quot;non-dropping-particle&quot;: &quot;&quot;, &quot;parse-names&quot;: false, &quot;dropping-particle&quot;: &quot;&quot;, &quot;family&quot;: &quot;Li&quot;, &quot;suffix&quot;: &quot;&quot;}, {&quot;given&quot;: &quot;Li&quot;, &quot;non-dropping-particle&quot;: &quot;&quot;, &quot;parse-names&quot;: false, &quot;dropping-particle&quot;: &quot;&quot;, &quot;family&quot;: &quot;Deng&quot;, &quot;suffix&quot;: &quot;&quot;}, {&quot;given&quot;: &quot;R&quot;, &quot;non-dropping-particle&quot;: &quot;&quot;, &quot;parse-names&quot;: false, &quot;dropping-particle&quot;: &quot;&quot;, &quot;family&quot;: &quot;Haeb-Umbach&quot;, &quot;suffix&quot;: &quot;&quot;}, {&quot;given&quot;: &quot;Y&quot;, &quot;non-dropping-particle&quot;: &quot;&quot;, &quot;parse-names&quot;: false, &quot;dropping-particle&quot;: &quot;&quot;, &quot;family&quot;: &quot;Gong&quot;, &quot;suffix&quot;: &quot;&quot;}], &quot;ISBN&quot;: &quot;9780128023983&quot;, &quot;number-of-pages&quot;: &quot;286&quot;, &quot;title&quot;: &quot;Robust Automatic Speech Recognition - A Bridge to Practical Applications&quot;, &quot;issued&quot;: {&quot;date-parts&quot;: [[&quot;2016&quot;]]}}}], &quot;mendeley&quot;: {&quot;formattedCitation&quot;: &quot;[6]&quot;, &quot;plainTextFormattedCitation&quot;: &quot;[6]&quot;, &quot;previouslyFormattedCitation&quot;: &quot;[6]&quot;}, &quot;properties&quot;: {&quot;noteIndex&quot;: 0}} RND33Cd8RQJAM"/></text:p>
                </text:list-header>
              </text:list>
            </text:list-item>
          </text:list>
        </text:list-item>
      </text:list>
      <table:table table:name="Table1" table:style-name="Table1">
        <table:table-column table:style-name="Table1.A"/>
        <table:table-column table:style-name="Table1.B"/>
        <table:table-row>
          <table:table-cell table:style-name="Table1.A1" office:value-type="string">
            <text:p text:style-name="P78"><draw:frame draw:style-name="fr2" draw:name="Object1" text:anchor-type="as-char" svg:y="-0.1937in" svg:width="1.9701in" svg:height="0.3654in" draw:z-index="7"><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85">(1)</text:p>
          </table:table-cell>
        </table:table-row>
      </table:table>
      <text:p text:style-name="P27"><text:span text:style-name="T84"><text:line-break/>where </text:span><text:span text:style-name="T84"><draw:frame draw:style-name="fr2" draw:name="Object3" text:anchor-type="as-char" svg:y="-0.1201in" svg:width="0.2055in" svg:height="0.1283in" draw:z-index="26"><draw:object xlink:href="./Object 2" xlink:type="simple" xlink:show="embed" xlink:actuate="onLoad"/><draw:image xlink:href="./ObjectReplacements/Object 2" xlink:type="simple" xlink:show="embed" xlink:actuate="onLoad"/><svg:desc>formula</svg:desc></draw:frame></text:span><text:span text:style-name="T84">is an acoustic models and </text:span><text:span text:style-name="T84"><draw:frame draw:style-name="fr2" draw:name="Object4" text:anchor-type="as-char" svg:y="-0.1181in" svg:width="0.1898in" svg:height="0.1256in" draw:z-index="27"><draw:object xlink:href="./Object 3" xlink:type="simple" xlink:show="embed" xlink:actuate="onLoad"/><draw:image xlink:href="./ObjectReplacements/Object 3" xlink:type="simple" xlink:show="embed" xlink:actuate="onLoad"/><svg:desc>formula</svg:desc></draw:frame></text:span><text:span text:style-name="T84">is a language model. In above equation we take</text:span> recognition as a problem on <text:span text:style-name="T85">Bayesian</text:span> classification <text:reference-mark-start text:name="ADDIN CSL_CITATION {&quot;schema&quot;: &quot;https://github.com/citation-style-language/schema/raw/master/csl-citation.json&quot;, &quot;citationItems&quot;: [{&quot;id&quot;: &quot;ITEM-1&quot;, &quot;uris&quot;: [&quot;http://www.mendeley.com/documents/?uuid=944e5e0b-e265-4e0a-88b2-5a2492a0f087&quot;], &quot;itemData&quot;: {&quot;id&quot;: &quot;ITEM-1&quot;, &quot;title&quot;: &quot;Machine Learning: A probabilistic approach&quot;, &quot;author&quot;: [{&quot;given&quot;: &quot;Kevin&quot;, &quot;non-dropping-particle&quot;: &quot;&quot;, &quot;parse-names&quot;: false, &quot;dropping-particle&quot;: &quot;&quot;, &quot;family&quot;: &quot;Murphy&quot;, &quot;suffix&quot;: &quot;&quot;}], &quot;ISBN&quot;: &quot;9780262018029&quot;, &quot;publisher&quot;: &quot;MIT Press&quot;, &quot;type&quot;: &quot;book&quot;, &quot;issued&quot;: {&quot;date-parts&quot;: [[&quot;2012&quot;]]}}}], &quot;mendeley&quot;: {&quot;formattedCitation&quot;: &quot;[7]&quot;, &quot;plainTextFormattedCitation&quot;: &quot;[7]&quot;, &quot;previouslyFormattedCitation&quot;: &quot;[7]&quot;}, &quot;properties&quot;: {&quot;noteIndex&quot;: 0}} RNDNrZCkbaPLn"/><text:span text:style-name="T11">[7]</text:span><text:reference-mark-end text:name="ADDIN CSL_CITATION {&quot;schema&quot;: &quot;https://github.com/citation-style-language/schema/raw/master/csl-citation.json&quot;, &quot;citationItems&quot;: [{&quot;id&quot;: &quot;ITEM-1&quot;, &quot;uris&quot;: [&quot;http://www.mendeley.com/documents/?uuid=944e5e0b-e265-4e0a-88b2-5a2492a0f087&quot;], &quot;itemData&quot;: {&quot;id&quot;: &quot;ITEM-1&quot;, &quot;title&quot;: &quot;Machine Learning: A probabilistic approach&quot;, &quot;author&quot;: [{&quot;given&quot;: &quot;Kevin&quot;, &quot;non-dropping-particle&quot;: &quot;&quot;, &quot;parse-names&quot;: false, &quot;dropping-particle&quot;: &quot;&quot;, &quot;family&quot;: &quot;Murphy&quot;, &quot;suffix&quot;: &quot;&quot;}], &quot;ISBN&quot;: &quot;9780262018029&quot;, &quot;publisher&quot;: &quot;MIT Press&quot;, &quot;type&quot;: &quot;book&quot;, &quot;issued&quot;: {&quot;date-parts&quot;: [[&quot;2012&quot;]]}}}], &quot;mendeley&quot;: {&quot;formattedCitation&quot;: &quot;[7]&quot;, &quot;plainTextFormattedCitation&quot;: &quot;[7]&quot;, &quot;previouslyFormattedCitation&quot;: &quot;[7]&quot;}, &quot;properties&quot;: {&quot;noteIndex&quot;: 0}} RNDNrZCkbaPLn"/><text:span text:style-name="T86">. Similarly, training or parameter estimation process is how to obtain best acoustic model</text:span><text:span text:style-name="T86"><draw:frame draw:style-name="fr2" draw:name="Object6" text:anchor-type="as-char" svg:y="-0.1201in" svg:width="0.2055in" svg:height="0.1283in" draw:z-index="28"><draw:object xlink:href="./Object 6" xlink:type="simple" xlink:show="embed" xlink:actuate="onLoad"/><draw:image xlink:href="./ObjectReplacements/Object 6" xlink:type="simple" xlink:show="embed" xlink:actuate="onLoad"/><svg:desc>formula</svg:desc></draw:frame></text:span><text:span text:style-name="T86">given known word sequence and sequence of observations:</text:span></text:p>
      <table:table table:name="Table2" table:style-name="Table2">
        <table:table-column table:style-name="Table2.A"/>
        <table:table-column table:style-name="Table2.B"/>
        <table:table-row>
          <table:table-cell table:style-name="Table2.A1" office:value-type="string">
            <text:p text:style-name="P79"><draw:frame draw:style-name="fr2" draw:name="Object5" text:anchor-type="as-char" svg:y="-0.1965in" svg:width="1.9319in" svg:height="0.328in" draw:z-index="29"><draw:object xlink:href="./Object 5" xlink:type="simple" xlink:show="embed" xlink:actuate="onLoad"/><draw:image xlink:href="./ObjectReplacements/Object 5" xlink:type="simple" xlink:show="embed" xlink:actuate="onLoad"/><svg:desc>formula</svg:desc></draw:frame></text:p>
          </table:table-cell>
          <table:table-cell table:style-name="Table2.A1" office:value-type="string">
            <text:p text:style-name="P86">(<text:span text:style-name="T125">2</text:span>)</text:p>
          </table:table-cell>
        </table:table-row>
      </table:table>
      <text:p text:style-name="P28"/>
      <text:list xml:id="list110302075015708" text:continue-numbering="true" text:style-name="L2">
        <text:list-item>
          <text:list>
            <text:list-item>
              <text:list>
                <text:list-item>
                  <text:list>
                    <text:list-header>
                      <text:p text:style-name="P118"><text:span text:style-name="T126">The acoustic model of ASR, Hidden Markov – Gaussian Mixture Model (HM</text:span>M-GMM<text:span text:style-name="T87">)</text:span></text:p>
                      <text:list>
                        <text:list-item>
                          <text:list>
                            <text:list-header>
                              <text:p text:style-name="P115"><text:span text:style-name="T36">Hidden Markov Model </text:span><text:span text:style-name="T88">is a markov chain </text:span><text:reference-mark-start text:name="ADDIN CSL_CITATION {&quot;schema&quot;: &quot;https://github.com/citation-style-language/schema/raw/master/csl-citation.json&quot;, &quot;citationItems&quot;: [{&quot;id&quot;: &quot;ITEM-1&quot;, &quot;uris&quot;: [&quot;http://www.mendeley.com/documents/?uuid=b396a86d-2b87-481a-8244-f16ad7e5b4c3&quot;], &quot;itemData&quot;: {&quot;id&quot;: &quot;ITEM-1&quot;, &quot;publisher&quot;: &quot;Academic Press&quot;, &quot;number-of-pages&quot;: &quot;782&quot;, &quot;type&quot;: &quot;book&quot;, &quot;author&quot;: [{&quot;given&quot;: &quot;Sheldon M&quot;, &quot;non-dropping-particle&quot;: &quot;&quot;, &quot;parse-names&quot;: false, &quot;dropping-particle&quot;: &quot;&quot;, &quot;family&quot;: &quot;Ross&quot;, &quot;suffix&quot;: &quot;&quot;}], &quot;ISBN&quot;: &quot;9780125980623&quot;, &quot;edition&quot;: &quot;9th&quot;, &quot;title&quot;: &quot;Introduction to Probability Models&quot;, &quot;issued&quot;: {&quot;date-parts&quot;: [[&quot;2007&quot;]]}}}], &quot;mendeley&quot;: {&quot;formattedCitation&quot;: &quot;[8]&quot;, &quot;plainTextFormattedCitation&quot;: &quot;[8]&quot;, &quot;previouslyFormattedCitation&quot;: &quot;[8]&quot;}, &quot;properties&quot;: {&quot;noteIndex&quot;: 0}} RND23HdoPcSGR"/><text:span text:style-name="T12">[8]</text:span><text:reference-mark-end text:name="ADDIN CSL_CITATION {&quot;schema&quot;: &quot;https://github.com/citation-style-language/schema/raw/master/csl-citation.json&quot;, &quot;citationItems&quot;: [{&quot;id&quot;: &quot;ITEM-1&quot;, &quot;uris&quot;: [&quot;http://www.mendeley.com/documents/?uuid=b396a86d-2b87-481a-8244-f16ad7e5b4c3&quot;], &quot;itemData&quot;: {&quot;id&quot;: &quot;ITEM-1&quot;, &quot;publisher&quot;: &quot;Academic Press&quot;, &quot;number-of-pages&quot;: &quot;782&quot;, &quot;type&quot;: &quot;book&quot;, &quot;author&quot;: [{&quot;given&quot;: &quot;Sheldon M&quot;, &quot;non-dropping-particle&quot;: &quot;&quot;, &quot;parse-names&quot;: false, &quot;dropping-particle&quot;: &quot;&quot;, &quot;family&quot;: &quot;Ross&quot;, &quot;suffix&quot;: &quot;&quot;}], &quot;ISBN&quot;: &quot;9780125980623&quot;, &quot;edition&quot;: &quot;9th&quot;, &quot;title&quot;: &quot;Introduction to Probability Models&quot;, &quot;issued&quot;: {&quot;date-parts&quot;: [[&quot;2007&quot;]]}}}], &quot;mendeley&quot;: {&quot;formattedCitation&quot;: &quot;[8]&quot;, &quot;plainTextFormattedCitation&quot;: &quot;[8]&quot;, &quot;previouslyFormattedCitation&quot;: &quot;[8]&quot;}, &quot;properties&quot;: {&quot;noteIndex&quot;: 0}} RND23HdoPcSGR"/><text:span text:style-name="T88"> that </text:span><text:span text:style-name="T89">emit </text:span><text:span text:style-name="T90">an </text:span><text:span text:style-name="T89">observation while sitting </text:span><text:span text:style-name="T91">on </text:span><text:span text:style-name="T92">its </text:span><text:span text:style-name="T91">emitting states. </text:span><text:span text:style-name="T93">The term ‘</text:span><text:span text:style-name="T40">markov</text:span><text:span text:style-name="T93">’ on HMM-GMM come from </text:span><text:span text:style-name="T101">the word</text:span><text:span text:style-name="T93"> ‘</text:span><text:span text:style-name="T101">markov chain’</text:span><text:span text:style-name="T93">. But</text:span><text:span text:style-name="T91"> not all states of markov chain is capable to emit an observation. </text:span><text:span text:style-name="T107">An </text:span><text:span text:style-name="T94">example </text:span><text:span text:style-name="T102">found in</text:span><text:span text:style-name="T94"> HTK</text:span><text:reference-mark-start text:name="ADDIN CSL_CITATION {&quot;schema&quot;: &quot;https://github.com/citation-style-language/schema/raw/master/csl-citation.json&quot;, &quot;citationItems&quot;: [{&quot;id&quot;: &quot;ITEM-1&quot;, &quot;uris&quot;: [&quot;http://www.mendeley.com/documents/?uuid=3c943ad4-2f83-49bb-b9eb-a6f94121ca59&quot;], &quot;itemData&quot;: {&quot;id&quot;: &quot;ITEM-1&quot;, &quot;title&quot;: &quot;The HTK Book version 3.5 alpha&quot;, &quot;author&quot;: [{&quot;given&quot;: &quot;Steve&quot;, &quot;non-dropping-particle&quot;: &quot;&quot;, &quot;parse-names&quot;: false, &quot;dropping-particle&quot;: &quot;&quot;, &quot;family&quot;: &quot;Young&quot;, &quot;suffix&quot;: &quot;&quot;}, {&quot;given&quot;: &quot;Evermann&quot;, &quot;non-dropping-particle&quot;: &quot;&quot;, &quot;parse-names&quot;: false, &quot;dropping-particle&quot;: &quot;&quot;, &quot;family&quot;: &quot;Gunnar&quot;, &quot;suffix&quot;: &quot;&quot;}, {&quot;given&quot;: &quot;Gales&quot;, &quot;non-dropping-particle&quot;: &quot;&quot;, &quot;parse-names&quot;: false, &quot;dropping-particle&quot;: &quot;&quot;, &quot;family&quot;: &quot;Mark&quot;, &quot;suffix&quot;: &quot;&quot;}, {&quot;given&quot;: &quot;Thomas&quot;, &quot;non-dropping-particle&quot;: &quot;&quot;, &quot;parse-names&quot;: false, &quot;dropping-particle&quot;: &quot;&quot;, &quot;family&quot;: &quot;Hain&quot;, &quot;suffix&quot;: &quot;&quot;}, {&quot;given&quot;: &quot;Dan&quot;, &quot;non-dropping-particle&quot;: &quot;&quot;, &quot;parse-names&quot;: false, &quot;dropping-particle&quot;: &quot;&quot;, &quot;family&quot;: &quot;Kershaw&quot;, &quot;suffix&quot;: &quot;&quot;}], &quot;publisher&quot;: &quot;Cambridge University&quot;, &quot;type&quot;: &quot;report&quot;, &quot;issued&quot;: {&quot;date-parts&quot;: [[&quot;2015&quot;]]}}}], &quot;mendeley&quot;: {&quot;formattedCitation&quot;: &quot;[5]&quot;, &quot;plainTextFormattedCitation&quot;: &quot;[5]&quot;, &quot;previouslyFormattedCitation&quot;: &quot;[5]&quot;}, &quot;properties&quot;: {&quot;noteIndex&quot;: 0}} RND0QsawRxIiq"/><text:span text:style-name="T13">[5]</text:span><text:reference-mark-end text:name="ADDIN CSL_CITATION {&quot;schema&quot;: &quot;https://github.com/citation-style-language/schema/raw/master/csl-citation.json&quot;, &quot;citationItems&quot;: [{&quot;id&quot;: &quot;ITEM-1&quot;, &quot;uris&quot;: [&quot;http://www.mendeley.com/documents/?uuid=3c943ad4-2f83-49bb-b9eb-a6f94121ca59&quot;], &quot;itemData&quot;: {&quot;id&quot;: &quot;ITEM-1&quot;, &quot;title&quot;: &quot;The HTK Book version 3.5 alpha&quot;, &quot;author&quot;: [{&quot;given&quot;: &quot;Steve&quot;, &quot;non-dropping-particle&quot;: &quot;&quot;, &quot;parse-names&quot;: false, &quot;dropping-particle&quot;: &quot;&quot;, &quot;family&quot;: &quot;Young&quot;, &quot;suffix&quot;: &quot;&quot;}, {&quot;given&quot;: &quot;Evermann&quot;, &quot;non-dropping-particle&quot;: &quot;&quot;, &quot;parse-names&quot;: false, &quot;dropping-particle&quot;: &quot;&quot;, &quot;family&quot;: &quot;Gunnar&quot;, &quot;suffix&quot;: &quot;&quot;}, {&quot;given&quot;: &quot;Gales&quot;, &quot;non-dropping-particle&quot;: &quot;&quot;, &quot;parse-names&quot;: false, &quot;dropping-particle&quot;: &quot;&quot;, &quot;family&quot;: &quot;Mark&quot;, &quot;suffix&quot;: &quot;&quot;}, {&quot;given&quot;: &quot;Thomas&quot;, &quot;non-dropping-particle&quot;: &quot;&quot;, &quot;parse-names&quot;: false, &quot;dropping-particle&quot;: &quot;&quot;, &quot;family&quot;: &quot;Hain&quot;, &quot;suffix&quot;: &quot;&quot;}, {&quot;given&quot;: &quot;Dan&quot;, &quot;non-dropping-particle&quot;: &quot;&quot;, &quot;parse-names&quot;: false, &quot;dropping-particle&quot;: &quot;&quot;, &quot;family&quot;: &quot;Kershaw&quot;, &quot;suffix&quot;: &quot;&quot;}], &quot;publisher&quot;: &quot;Cambridge University&quot;, &quot;type&quot;: &quot;report&quot;, &quot;issued&quot;: {&quot;date-parts&quot;: [[&quot;2015&quot;]]}}}], &quot;mendeley&quot;: {&quot;formattedCitation&quot;: &quot;[5]&quot;, &quot;plainTextFormattedCitation&quot;: &quot;[5]&quot;, &quot;previouslyFormattedCitation&quot;: &quot;[5]&quot;}, &quot;properties&quot;: {&quot;noteIndex&quot;: 0}} RND0QsawRxIiq"/><text:span text:style-name="T94">, </text:span><text:span text:style-name="T95">if we use</text:span><text:span text:style-name="T94"> 5 states </text:span><text:span text:style-name="T96">Bakis </text:span><text:span text:style-name="T94">left to right </text:span><text:reference-mark-start text:name="ADDIN CSL_CITATION {&quot;schema&quot;: &quot;https://github.com/citation-style-language/schema/raw/master/csl-citation.json&quot;, &quot;citationItems&quot;: [{&quot;id&quot;: &quot;ITEM-1&quot;, &quot;uris&quot;: [&quot;http://www.mendeley.com/documents/?uuid=37778bbf-d82b-44f4-a767-b0850fdaba36&quot;], &quot;itemData&quot;: {&quot;id&quot;: &quot;ITEM-1&quot;, &quot;DOI&quot;: &quot;10.1016/B978-0-12-802398-3.00002-7&quot;, &quot;publisher&quot;: &quot;Prentice Hall&quot;, &quot;ISSN&quot;: &quot;0164-7989&quot;, &quot;type&quot;: &quot;book&quot;, &quot;author&quot;: [{&quot;given&quot;: &quot;Lawrence&quot;, &quot;non-dropping-particle&quot;: &quot;&quot;, &quot;parse-names&quot;: false, &quot;dropping-particle&quot;: &quot;&quot;, &quot;family&quot;: &quot;Rabiner&quot;, &quot;suffix&quot;: &quot;&quot;}, {&quot;given&quot;: &quot;Bing Hwang&quot;, &quot;non-dropping-particle&quot;: &quot;&quot;, &quot;parse-names&quot;: false, &quot;dropping-particle&quot;: &quot;&quot;, &quot;family&quot;: &quot;Juang&quot;, &quot;suffix&quot;: &quot;&quot;}], &quot;ISBN&quot;: &quot;0130151572&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number-of-pages&quot;: &quot;9-40&quot;, &quot;title&quot;: &quot;Fundamentals of speech recognition&quot;, &quot;issued&quot;: {&quot;date-parts&quot;: [[&quot;1993&quot;]]}}}], &quot;mendeley&quot;: {&quot;formattedCitation&quot;: &quot;[4]&quot;, &quot;plainTextFormattedCitation&quot;: &quot;[4]&quot;, &quot;previouslyFormattedCitation&quot;: &quot;[4]&quot;}, &quot;properties&quot;: {&quot;noteIndex&quot;: 0}} RND5b2TAa6Hp3"/><text:span text:style-name="T13">[4]</text:span><text:reference-mark-end text:name="ADDIN CSL_CITATION {&quot;schema&quot;: &quot;https://github.com/citation-style-language/schema/raw/master/csl-citation.json&quot;, &quot;citationItems&quot;: [{&quot;id&quot;: &quot;ITEM-1&quot;, &quot;uris&quot;: [&quot;http://www.mendeley.com/documents/?uuid=37778bbf-d82b-44f4-a767-b0850fdaba36&quot;], &quot;itemData&quot;: {&quot;id&quot;: &quot;ITEM-1&quot;, &quot;DOI&quot;: &quot;10.1016/B978-0-12-802398-3.00002-7&quot;, &quot;publisher&quot;: &quot;Prentice Hall&quot;, &quot;ISSN&quot;: &quot;0164-7989&quot;, &quot;type&quot;: &quot;book&quot;, &quot;author&quot;: [{&quot;given&quot;: &quot;Lawrence&quot;, &quot;non-dropping-particle&quot;: &quot;&quot;, &quot;parse-names&quot;: false, &quot;dropping-particle&quot;: &quot;&quot;, &quot;family&quot;: &quot;Rabiner&quot;, &quot;suffix&quot;: &quot;&quot;}, {&quot;given&quot;: &quot;Bing Hwang&quot;, &quot;non-dropping-particle&quot;: &quot;&quot;, &quot;parse-names&quot;: false, &quot;dropping-particle&quot;: &quot;&quot;, &quot;family&quot;: &quot;Juang&quot;, &quot;suffix&quot;: &quot;&quot;}], &quot;ISBN&quot;: &quot;0130151572&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number-of-pages&quot;: &quot;9-40&quot;, &quot;title&quot;: &quot;Fundamentals of speech recognition&quot;, &quot;issued&quot;: {&quot;date-parts&quot;: [[&quot;1993&quot;]]}}}], &quot;mendeley&quot;: {&quot;formattedCitation&quot;: &quot;[4]&quot;, &quot;plainTextFormattedCitation&quot;: &quot;[4]&quot;, &quot;previouslyFormattedCitation&quot;: &quot;[4]&quot;}, &quot;properties&quot;: {&quot;noteIndex&quot;: 0}} RND5b2TAa6Hp3"/><text:span text:style-name="T94"> </text:span><text:span text:style-name="T97"><text:s/></text:span><text:span text:style-name="T94">hidden markov </text:span><text:span text:style-name="T95">model</text:span><text:span text:style-name="T94">, </text:span><text:span text:style-name="T95"><text:s/></text:span><text:span text:style-name="T103">we can define</text:span><text:span text:style-name="T94"> state 1 as </text:span><text:span text:style-name="T98">start or </text:span><text:span text:style-name="T94">initial or ent</text:span><text:span text:style-name="T99">e</text:span><text:span text:style-name="T94">ring state, states 2,3,4 <text:s/>as emitting states, end state 5 as absorbing states. Start or initial and ending or absorbing state do not emit observation. </text:span><text:span text:style-name="T100"><text:s/>Observation</text:span><text:span text:style-name="T104">s</text:span><text:span text:style-name="T100"> emitted by an </text:span><text:span text:style-name="T114">emitting state is a feature vector, that could be a row matrix contain <text:s/>points or realizations of some probabilistic distributions. For example an observation could be Mel Frequency Cepstral Cofficients (MFCC) </text:span><text:reference-mark-start text:name="ADDIN CSL_CITATION {&quot;schema&quot;: &quot;https://github.com/citation-style-language/schema/raw/master/csl-citation.json&quot;, &quot;citationItems&quot;: [{&quot;id&quot;: &quot;ITEM-1&quot;, &quot;uris&quot;: [&quot;http://www.mendeley.com/documents/?uuid=301937eb-9ab5-4180-92ca-7cccdebfd6aa&quot;], &quot;itemData&quot;: {&quot;id&quot;: &quot;ITEM-1&quot;, &quot;issue&quot;: &quot;4&quot;, &quot;title&quot;: &quot;Comparison of Parametric Representations for Monosyllabic Word Recognition in Continuously Spoken Sentences&quot;, &quot;page&quot;: &quot;357-366&quot;, &quot;volume&quot;: &quot;28&quot;, &quot;author&quot;: [{&quot;given&quot;: &quot;Steven B.&quot;, &quot;non-dropping-particle&quot;: &quot;&quot;, &quot;parse-names&quot;: false, &quot;dropping-particle&quot;: &quot;&quot;, &quot;family&quot;: &quot;Davis&quot;, &quot;suffix&quot;: &quot;&quot;}, {&quot;given&quot;: &quot;Paul&quot;, &quot;non-dropping-particle&quot;: &quot;&quot;, &quot;parse-names&quot;: false, &quot;dropping-particle&quot;: &quot;&quot;, &quot;family&quot;: &quot;Mermelstein&quot;, &quot;suffix&quot;: &quot;&quot;}], &quot;ISBN&quot;: &quot;0096-3518&quot;, &quot;PMID&quot;: &quot;1163420&quot;, &quot;issued&quot;: {&quot;date-parts&quot;: [[&quot;1980&quot;]]}, &quot;DOI&quot;: &quot;10.1109/TASSP.1980.1163420&quot;, &quot;type&quot;: &quot;article-journal&quot;, &quot;ISSN&quot;: &quot;00963518&quot;, &quot;abstract&quot;: &quot;Several parametric representations of the acoustic signal were compared with regard to word recognition performance in a syllable-oriented continuous speech recognition system. The vocabulary included many phonetically similar monosyllabic words, therefore the emphasis was on the ability to retain phonetically significant acoustic information in the face of syntactic and duration variations. For each parameter set (based on a mel-frequency cepstrum, a linear frequency cepstrum, a linear prediction cepstrum, a linear prediction spectrum, or a set of reflection coefficients), word templates were generated using an efficient dynamic warping method, and test data were time registered with the templates. A set of ten mel-frequency cepstrum coefficients computed every 6.4 ms resulted in the best performance, namely 96.5 percent and 95.0 percent recognition with each of two speakers. The superior performance of the mel-frequency cepstrum coefficients may be attributed to the fact that they better represent the perceptually relevant aspects of the short-term speech spectrum.&quot;, &quot;container-title&quot;: &quot;IEEE Transactions on Acoustics, Speech, and Signal Processing&quot;}}], &quot;mendeley&quot;: {&quot;formattedCitation&quot;: &quot;[9]&quot;, &quot;plainTextFormattedCitation&quot;: &quot;[9]&quot;, &quot;previouslyFormattedCitation&quot;: &quot;[9]&quot;}, &quot;properties&quot;: {&quot;noteIndex&quot;: 0}} RNDxi7atUCwoV"/><text:span text:style-name="T14">[9]</text:span><text:reference-mark-end text:name="ADDIN CSL_CITATION {&quot;schema&quot;: &quot;https://github.com/citation-style-language/schema/raw/master/csl-citation.json&quot;, &quot;citationItems&quot;: [{&quot;id&quot;: &quot;ITEM-1&quot;, &quot;uris&quot;: [&quot;http://www.mendeley.com/documents/?uuid=301937eb-9ab5-4180-92ca-7cccdebfd6aa&quot;], &quot;itemData&quot;: {&quot;id&quot;: &quot;ITEM-1&quot;, &quot;issue&quot;: &quot;4&quot;, &quot;title&quot;: &quot;Comparison of Parametric Representations for Monosyllabic Word Recognition in Continuously Spoken Sentences&quot;, &quot;page&quot;: &quot;357-366&quot;, &quot;volume&quot;: &quot;28&quot;, &quot;author&quot;: [{&quot;given&quot;: &quot;Steven B.&quot;, &quot;non-dropping-particle&quot;: &quot;&quot;, &quot;parse-names&quot;: false, &quot;dropping-particle&quot;: &quot;&quot;, &quot;family&quot;: &quot;Davis&quot;, &quot;suffix&quot;: &quot;&quot;}, {&quot;given&quot;: &quot;Paul&quot;, &quot;non-dropping-particle&quot;: &quot;&quot;, &quot;parse-names&quot;: false, &quot;dropping-particle&quot;: &quot;&quot;, &quot;family&quot;: &quot;Mermelstein&quot;, &quot;suffix&quot;: &quot;&quot;}], &quot;ISBN&quot;: &quot;0096-3518&quot;, &quot;PMID&quot;: &quot;1163420&quot;, &quot;issued&quot;: {&quot;date-parts&quot;: [[&quot;1980&quot;]]}, &quot;DOI&quot;: &quot;10.1109/TASSP.1980.1163420&quot;, &quot;type&quot;: &quot;article-journal&quot;, &quot;ISSN&quot;: &quot;00963518&quot;, &quot;abstract&quot;: &quot;Several parametric representations of the acoustic signal were compared with regard to word recognition performance in a syllable-oriented continuous speech recognition system. The vocabulary included many phonetically similar monosyllabic words, therefore the emphasis was on the ability to retain phonetically significant acoustic information in the face of syntactic and duration variations. For each parameter set (based on a mel-frequency cepstrum, a linear frequency cepstrum, a linear prediction cepstrum, a linear prediction spectrum, or a set of reflection coefficients), word templates were generated using an efficient dynamic warping method, and test data were time registered with the templates. A set of ten mel-frequency cepstrum coefficients computed every 6.4 ms resulted in the best performance, namely 96.5 percent and 95.0 percent recognition with each of two speakers. The superior performance of the mel-frequency cepstrum coefficients may be attributed to the fact that they better represent the perceptually relevant aspects of the short-term speech spectrum.&quot;, &quot;container-title&quot;: &quot;IEEE Transactions on Acoustics, Speech, and Signal Processing&quot;}}], &quot;mendeley&quot;: {&quot;formattedCitation&quot;: &quot;[9]&quot;, &quot;plainTextFormattedCitation&quot;: &quot;[9]&quot;, &quot;previouslyFormattedCitation&quot;: &quot;[9]&quot;}, &quot;properties&quot;: {&quot;noteIndex&quot;: 0}} RNDxi7atUCwoV"/><text:span text:style-name="T114"> which contains 39 independent random variables. Each component in the vector is according to specific Gaussian distribution </text:span><text:reference-mark-start text:name="ADDIN CSL_CITATION {&quot;schema&quot;: &quot;https://github.com/citation-style-language/schema/raw/master/csl-citation.json&quot;, &quot;citationItems&quot;: [{&quot;id&quot;: &quot;ITEM-1&quot;, &quot;uris&quot;: [&quot;http://www.mendeley.com/documents/?uuid=8cd39fde-fc84-494e-b447-af085d98c466&quot;], &quot;itemData&quot;: {&quot;id&quot;: &quot;ITEM-1&quot;, &quot;publisher&quot;: &quot;McGraw-Hill&quot;, &quot;type&quot;: &quot;book&quot;, &quot;author&quot;: [{&quot;given&quot;: &quot;Athanasios&quot;, &quot;non-dropping-particle&quot;: &quot;&quot;, &quot;parse-names&quot;: false, &quot;dropping-particle&quot;: &quot;&quot;, &quot;family&quot;: &quot;Papoulis&quot;, &quot;suffix&quot;: &quot;&quot;}], &quot;edition&quot;: &quot;4th&quot;, &quot;number-of-pages&quot;: &quot;849&quot;, &quot;title&quot;: &quot;Probability, Random Variables and Stochastic Processes&quot;, &quot;issued&quot;: {&quot;date-parts&quot;: [[&quot;2002&quot;]]}}}], &quot;mendeley&quot;: {&quot;formattedCitation&quot;: &quot;[10]&quot;, &quot;plainTextFormattedCitation&quot;: &quot;[10]&quot;, &quot;previouslyFormattedCitation&quot;: &quot;[10]&quot;}, &quot;properties&quot;: {&quot;noteIndex&quot;: 0}} RNDPDtB2nih1o"/><text:span text:style-name="T14">[10]</text:span><text:reference-mark-end text:name="ADDIN CSL_CITATION {&quot;schema&quot;: &quot;https://github.com/citation-style-language/schema/raw/master/csl-citation.json&quot;, &quot;citationItems&quot;: [{&quot;id&quot;: &quot;ITEM-1&quot;, &quot;uris&quot;: [&quot;http://www.mendeley.com/documents/?uuid=8cd39fde-fc84-494e-b447-af085d98c466&quot;], &quot;itemData&quot;: {&quot;id&quot;: &quot;ITEM-1&quot;, &quot;publisher&quot;: &quot;McGraw-Hill&quot;, &quot;type&quot;: &quot;book&quot;, &quot;author&quot;: [{&quot;given&quot;: &quot;Athanasios&quot;, &quot;non-dropping-particle&quot;: &quot;&quot;, &quot;parse-names&quot;: false, &quot;dropping-particle&quot;: &quot;&quot;, &quot;family&quot;: &quot;Papoulis&quot;, &quot;suffix&quot;: &quot;&quot;}], &quot;edition&quot;: &quot;4th&quot;, &quot;number-of-pages&quot;: &quot;849&quot;, &quot;title&quot;: &quot;Probability, Random Variables and Stochastic Processes&quot;, &quot;issued&quot;: {&quot;date-parts&quot;: [[&quot;2002&quot;]]}}}], &quot;mendeley&quot;: {&quot;formattedCitation&quot;: &quot;[10]&quot;, &quot;plainTextFormattedCitation&quot;: &quot;[10]&quot;, &quot;previouslyFormattedCitation&quot;: &quot;[10]&quot;}, &quot;properties&quot;: {&quot;noteIndex&quot;: 0}} RNDPDtB2nih1o"/><text:span text:style-name="T114">. This is <text:s/>where the ‘Gaussian’ term in Gaussian Mixture Model (GMM) means for. These Gaussians are often called observation distributions, the probability to observe a feature when sitting on this state. So we have different Gaussians for different states, and in a single state different Gaussians for different coefficients index. This HMM-GMM is often used as acoustic model </text:span><text:span text:style-name="T81"><draw:frame draw:style-name="fr2" draw:name="Object2" text:anchor-type="as-char" svg:y="-0.1201in" svg:width="0.2055in" svg:height="0.1283in" draw:z-index="30"><draw:object xlink:href="./Object 4" xlink:type="simple" xlink:show="embed" xlink:actuate="onLoad"/><draw:image xlink:href="./ObjectReplacements/Object 4" xlink:type="simple" xlink:show="embed" xlink:actuate="onLoad"/><svg:desc>formula</svg:desc></draw:frame></text:span><text:span text:style-name="T82">in equation 2.1. </text:span></text:p>
                            </text:list-header>
                          </text:list>
                        </text:list-item>
                      </text:list>
                      <text:p text:style-name="P119">Parameter Estimation</text:p>
                      <text:p text:style-name="P116">Parameter Estimation of HMM-GMM<text:span text:style-name="T115">s</text:span> is <text:span text:style-name="T116">to find markov chain transition probability matrix on HMM part and to find also means and covariances in GMM part. In HTK, Viterbi Extraction </text:span><text:reference-mark-start text:name="ADDIN CSL_CITATION {&quot;schema&quot;: &quot;https://github.com/citation-style-language/schema/raw/master/csl-citation.json&quot;, &quot;citationItems&quot;: [{&quot;id&quot;: &quot;ITEM-1&quot;, &quot;uris&quot;: [&quot;http://www.mendeley.com/documents/?uuid=aba120b7-1b48-419e-b770-8c160a42de7f&quot;], &quot;itemData&quot;: {&quot;id&quot;: &quot;ITEM-1&quot;, &quot;issue&quot;: &quot;3&quot;, &quot;title&quot;: &quot;The Viterbi Algorithm&quot;, &quot;page&quot;: &quot;268-278&quot;, &quot;author&quot;: [{&quot;given&quot;: &quot;David&quot;, &quot;non-dropping-particle&quot;: &quot;&quot;, &quot;parse-names&quot;: false, &quot;dropping-particle&quot;: &quot;&quot;, &quot;family&quot;: &quot;Forney&quot;, &quot;suffix&quot;: &quot;&quot;}], &quot;ISBN&quot;: &quot;0018-9219 VO - 61&quot;, &quot;volume&quot;: &quot;61&quot;, &quot;issued&quot;: {&quot;date-parts&quot;: [[&quot;1973&quot;]]}, &quot;DOI&quot;: &quot;10.1109/PROC.1973.9030&quot;, &quot;type&quot;: &quot;article-journal&quot;, &quot;ISSN&quot;: &quot;0018-9219&quot;, &quot;abstract&quot;: &quot;The Viterbi algorithm (VA) is a recursive optimal solution to the problem of estimating the state sequence of a discrete-time finite-state Markov process observed in memoryless noise. Many problems in areas such as digital communications can be cast in this form. This paper gives a tutorial exposition of the algorithm and of how it is implemented and analyzed. Applications to date are reviewed. Increasing use of the algorithm in a widening variety of areas is foreseen.&quot;, &quot;container-title&quot;: &quot;Proceedings of the IEEE&quot;}}], &quot;mendeley&quot;: {&quot;formattedCitation&quot;: &quot;[11]&quot;, &quot;plainTextFormattedCitation&quot;: &quot;[11]&quot;, &quot;previouslyFormattedCitation&quot;: &quot;[11]&quot;}, &quot;properties&quot;: {&quot;noteIndex&quot;: 0}} RNDqyPT4nZawu"/><text:span text:style-name="T116">[11]</text:span><text:reference-mark-end text:name="ADDIN CSL_CITATION {&quot;schema&quot;: &quot;https://github.com/citation-style-language/schema/raw/master/csl-citation.json&quot;, &quot;citationItems&quot;: [{&quot;id&quot;: &quot;ITEM-1&quot;, &quot;uris&quot;: [&quot;http://www.mendeley.com/documents/?uuid=aba120b7-1b48-419e-b770-8c160a42de7f&quot;], &quot;itemData&quot;: {&quot;id&quot;: &quot;ITEM-1&quot;, &quot;issue&quot;: &quot;3&quot;, &quot;title&quot;: &quot;The Viterbi Algorithm&quot;, &quot;page&quot;: &quot;268-278&quot;, &quot;author&quot;: [{&quot;given&quot;: &quot;David&quot;, &quot;non-dropping-particle&quot;: &quot;&quot;, &quot;parse-names&quot;: false, &quot;dropping-particle&quot;: &quot;&quot;, &quot;family&quot;: &quot;Forney&quot;, &quot;suffix&quot;: &quot;&quot;}], &quot;ISBN&quot;: &quot;0018-9219 VO - 61&quot;, &quot;volume&quot;: &quot;61&quot;, &quot;issued&quot;: {&quot;date-parts&quot;: [[&quot;1973&quot;]]}, &quot;DOI&quot;: &quot;10.1109/PROC.1973.9030&quot;, &quot;type&quot;: &quot;article-journal&quot;, &quot;ISSN&quot;: &quot;0018-9219&quot;, &quot;abstract&quot;: &quot;The Viterbi algorithm (VA) is a recursive optimal solution to the problem of estimating the state sequence of a discrete-time finite-state Markov process observed in memoryless noise. Many problems in areas such as digital communications can be cast in this form. This paper gives a tutorial exposition of the algorithm and of how it is implemented and analyzed. Applications to date are reviewed. Increasing use of the algorithm in a widening variety of areas is foreseen.&quot;, &quot;container-title&quot;: &quot;Proceedings of the IEEE&quot;}}], &quot;mendeley&quot;: {&quot;formattedCitation&quot;: &quot;[11]&quot;, &quot;plainTextFormattedCitation&quot;: &quot;[11]&quot;, &quot;previouslyFormattedCitation&quot;: &quot;[11]&quot;}, &quot;properties&quot;: {&quot;noteIndex&quot;: 0}} RNDqyPT4nZawu"/><text:reference-mark-start text:name="ADDIN CSL_CITATION {&quot;schema&quot;: &quot;https://github.com/citation-style-language/schema/raw/master/csl-citation.json&quot;, &quot;citationItems&quot;: [{&quot;id&quot;: &quot;ITEM-1&quot;, &quot;uris&quot;: [&quot;http://www.mendeley.com/documents/?uuid=8722f734-2450-4421-ae26-98a167fff0f3&quot;], &quot;itemData&quot;: {&quot;id&quot;: &quot;ITEM-1&quot;, &quot;issue&quot;: &quot;9&quot;, &quot;title&quot;: &quot;The segmental K-means algorithm for estimating parameters of hidden Markov models&quot;, &quot;page&quot;: &quot;1639-1641&quot;, &quot;author&quot;: [{&quot;given&quot;: &quot;B H&quot;, &quot;non-dropping-particle&quot;: &quot;&quot;, &quot;parse-names&quot;: false, &quot;dropping-particle&quot;: &quot;&quot;, &quot;family&quot;: &quot;Juang&quot;, &quot;suffix&quot;: &quot;&quot;}, {&quot;given&quot;: &quot;L R&quot;, &quot;non-dropping-particle&quot;: &quot;&quot;, &quot;parse-names&quot;: false, &quot;dropping-particle&quot;: &quot;&quot;, &quot;family&quot;: &quot;Rabiner&quot;, &quot;suffix&quot;: &quot;&quot;}], &quot;volume&quot;: &quot;38&quot;, &quot;issued&quot;: {&quot;date-parts&quot;: [[&quot;1990&quot;]]}, &quot;DOI&quot;: &quot;10.1109/29.60082&quot;, &quot;type&quot;: &quot;article&quot;, &quot;ISSN&quot;: &quot;00963518&quot;, &quot;abstract&quot;: &quot;The authors discuss and document a parameter estimation algorithm for data sequence modeling involving hidden Markov models. The algorithm, called the segmental K-means method, uses the state-optimized joint likelihood for the observation data and the underlying Markovian state sequence as the objective function for estimation. The authors prove the convergence of the algorithm and compare it with the traditional Baum-Welch reestimation method. They also print out the increased flexibility this algorithm offers in the general speech modeling framework&quot;, &quot;container-title&quot;: &quot;Acoustics, Speech and Signal \u2026&quot;}}], &quot;mendeley&quot;: {&quot;formattedCitation&quot;: &quot;[12]&quot;, &quot;plainTextFormattedCitation&quot;: &quot;[12]&quot;, &quot;previouslyFormattedCitation&quot;: &quot;[12]&quot;}, &quot;properties&quot;: {&quot;noteIndex&quot;: 0}} RNDfVVbFQD9eN"/><text:span text:style-name="T15">[12]</text:span><text:reference-mark-end text:name="ADDIN CSL_CITATION {&quot;schema&quot;: &quot;https://github.com/citation-style-language/schema/raw/master/csl-citation.json&quot;, &quot;citationItems&quot;: [{&quot;id&quot;: &quot;ITEM-1&quot;, &quot;uris&quot;: [&quot;http://www.mendeley.com/documents/?uuid=8722f734-2450-4421-ae26-98a167fff0f3&quot;], &quot;itemData&quot;: {&quot;id&quot;: &quot;ITEM-1&quot;, &quot;issue&quot;: &quot;9&quot;, &quot;title&quot;: &quot;The segmental K-means algorithm for estimating parameters of hidden Markov models&quot;, &quot;page&quot;: &quot;1639-1641&quot;, &quot;author&quot;: [{&quot;given&quot;: &quot;B H&quot;, &quot;non-dropping-particle&quot;: &quot;&quot;, &quot;parse-names&quot;: false, &quot;dropping-particle&quot;: &quot;&quot;, &quot;family&quot;: &quot;Juang&quot;, &quot;suffix&quot;: &quot;&quot;}, {&quot;given&quot;: &quot;L R&quot;, &quot;non-dropping-particle&quot;: &quot;&quot;, &quot;parse-names&quot;: false, &quot;dropping-particle&quot;: &quot;&quot;, &quot;family&quot;: &quot;Rabiner&quot;, &quot;suffix&quot;: &quot;&quot;}], &quot;volume&quot;: &quot;38&quot;, &quot;issued&quot;: {&quot;date-parts&quot;: [[&quot;1990&quot;]]}, &quot;DOI&quot;: &quot;10.1109/29.60082&quot;, &quot;type&quot;: &quot;article&quot;, &quot;ISSN&quot;: &quot;00963518&quot;, &quot;abstract&quot;: &quot;The authors discuss and document a parameter estimation algorithm for data sequence modeling involving hidden Markov models. The algorithm, called the segmental K-means method, uses the state-optimized joint likelihood for the observation data and the underlying Markovian state sequence as the objective function for estimation. The authors prove the convergence of the algorithm and compare it with the traditional Baum-Welch reestimation method. They also print out the increased flexibility this algorithm offers in the general speech modeling framework&quot;, &quot;container-title&quot;: &quot;Acoustics, Speech and Signal \u2026&quot;}}], &quot;mendeley&quot;: {&quot;formattedCitation&quot;: &quot;[12]&quot;, &quot;plainTextFormattedCitation&quot;: &quot;[12]&quot;, &quot;previouslyFormattedCitation&quot;: &quot;[12]&quot;}, &quot;properties&quot;: {&quot;noteIndex&quot;: 0}} RNDfVVbFQD9eN"/><text:span text:style-name="T116"> is used to bootstrap parameter at the </text:span><text:soft-page-break/><text:span text:style-name="T116">beginning of the estimation process then Baum-Welch </text:span><text:reference-mark-start text:name="ADDIN CSL_CITATION {&quot;schema&quot;: &quot;https://github.com/citation-style-language/schema/raw/master/csl-citation.json&quot;, &quot;citationItems&quot;: [{&quot;id&quot;: &quot;ITEM-1&quot;, &quot;uris&quot;: [&quot;http://www.mendeley.com/documents/?uuid=4f89a1de-0be6-499e-a1b3-17f70c57b85f&quot;], &quot;itemData&quot;: {&quot;id&quot;: &quot;ITEM-1&quot;, &quot;issue&quot;: &quot;510&quot;, &quot;title&quot;: &quot;A Gentle Tutorial of the EM Algorithm&quot;, &quot;page&quot;: &quot;126&quot;, &quot;author&quot;: [{&quot;given&quot;: &quot;Jeff A&quot;, &quot;non-dropping-particle&quot;: &quot;&quot;, &quot;parse-names&quot;: false, &quot;dropping-particle&quot;: &quot;&quot;, &quot;family&quot;: &quot;Bilmes&quot;, &quot;suffix&quot;: &quot;&quot;}], &quot;ISBN&quot;: &quot;0226775429&quot;, &quot;volume&quot;: &quot;ICSI&quot;, &quot;issued&quot;: {&quot;date-parts&quot;: [[&quot;1997&quot;]]}, &quot;DOI&quot;: &quot;10.1016/S0550-3213(97)00753-0&quot;, &quot;type&quot;: &quot;article-journal&quot;, &quot;ISSN&quot;: &quot;05503213&quot;, &quot;abstract&quot;: &quot;We describe the maximum-likelihood parameter estimation problem and howthe Expectation- Maximization (EM) algorithm can be used for its solution. We first describe the abstract form of the EM algorithm as it is often given in the literature. We then develop the EM pa- rameter estimation procedure for two applications: 1) finding the parameters of a mixture of Gaussian densities, and 2) finding the parameters of a hidden Markov model (HMM) (i.e., the Baum-Welch algorithm) for both discrete and Gaussian mixture observation models. We derive the update equations in fairly explicit detail but we do not prove any conver- gence properties. We try to emphasize intuition rather than mathematical rigor&quot;, &quot;container-title&quot;: &quot;Technical Report TR-97-021&quot;}}], &quot;mendeley&quot;: {&quot;formattedCitation&quot;: &quot;[13]&quot;, &quot;plainTextFormattedCitation&quot;: &quot;[13]&quot;, &quot;previouslyFormattedCitation&quot;: &quot;[13]&quot;}, &quot;properties&quot;: {&quot;noteIndex&quot;: 0}} RNDDmfe2DDYQx"/><text:span text:style-name="T15">[13]</text:span><text:reference-mark-end text:name="ADDIN CSL_CITATION {&quot;schema&quot;: &quot;https://github.com/citation-style-language/schema/raw/master/csl-citation.json&quot;, &quot;citationItems&quot;: [{&quot;id&quot;: &quot;ITEM-1&quot;, &quot;uris&quot;: [&quot;http://www.mendeley.com/documents/?uuid=4f89a1de-0be6-499e-a1b3-17f70c57b85f&quot;], &quot;itemData&quot;: {&quot;id&quot;: &quot;ITEM-1&quot;, &quot;issue&quot;: &quot;510&quot;, &quot;title&quot;: &quot;A Gentle Tutorial of the EM Algorithm&quot;, &quot;page&quot;: &quot;126&quot;, &quot;author&quot;: [{&quot;given&quot;: &quot;Jeff A&quot;, &quot;non-dropping-particle&quot;: &quot;&quot;, &quot;parse-names&quot;: false, &quot;dropping-particle&quot;: &quot;&quot;, &quot;family&quot;: &quot;Bilmes&quot;, &quot;suffix&quot;: &quot;&quot;}], &quot;ISBN&quot;: &quot;0226775429&quot;, &quot;volume&quot;: &quot;ICSI&quot;, &quot;issued&quot;: {&quot;date-parts&quot;: [[&quot;1997&quot;]]}, &quot;DOI&quot;: &quot;10.1016/S0550-3213(97)00753-0&quot;, &quot;type&quot;: &quot;article-journal&quot;, &quot;ISSN&quot;: &quot;05503213&quot;, &quot;abstract&quot;: &quot;We describe the maximum-likelihood parameter estimation problem and howthe Expectation- Maximization (EM) algorithm can be used for its solution. We first describe the abstract form of the EM algorithm as it is often given in the literature. We then develop the EM pa- rameter estimation procedure for two applications: 1) finding the parameters of a mixture of Gaussian densities, and 2) finding the parameters of a hidden Markov model (HMM) (i.e., the Baum-Welch algorithm) for both discrete and Gaussian mixture observation models. We derive the update equations in fairly explicit detail but we do not prove any conver- gence properties. We try to emphasize intuition rather than mathematical rigor&quot;, &quot;container-title&quot;: &quot;Technical Report TR-97-021&quot;}}], &quot;mendeley&quot;: {&quot;formattedCitation&quot;: &quot;[13]&quot;, &quot;plainTextFormattedCitation&quot;: &quot;[13]&quot;, &quot;previouslyFormattedCitation&quot;: &quot;[13]&quot;}, &quot;properties&quot;: {&quot;noteIndex&quot;: 0}} RNDDmfe2DDYQx"/><text:span text:style-name="T116"> is followed later until some threshold is achieved. Both algorithms, Baum-Viterbi and Baum-Welch estimate the transition probability matrix, means and covariances.</text:span></text:p>
                    </text:list-header>
                  </text:list>
                </text:list-item>
              </text:list>
            </text:list-item>
          </text:list>
        </text:list-item>
      </text:list>
      <text:p text:style-name="P32"><text:span text:style-name="T49">Complete</text:span><text:span text:style-name="T43"> </text:span><text:span text:style-name="T50">p</text:span><text:span text:style-name="T41">rocedure</text:span><text:span text:style-name="T42"> </text:span><text:span text:style-name="T43">to build small vocabulary ASR</text:span></text:p>
      <text:p text:style-name="P36"><text:span text:style-name="T122">Herein we report the ASR </text:span>build<text:span text:style-name="T123">ing process on Ubuntu Linux</text:span><text:reference-mark-start text:name="ADDIN CSL_CITATION {&quot;schema&quot;: &quot;https://github.com/citation-style-language/schema/raw/master/csl-citation.json&quot;, &quot;citationItems&quot;: [{&quot;id&quot;: &quot;ITEM-1&quot;, &quot;uris&quot;: [&quot;http://www.mendeley.com/documents/?uuid=690c976b-5320-41ac-b26b-f0a88dacad32&quot;], &quot;itemData&quot;: {&quot;id&quot;: &quot;ITEM-1&quot;, &quot;publisher&quot;: &quot;APress&quot;, &quot;type&quot;: &quot;book&quot;, &quot;author&quot;: [{&quot;given&quot;: &quot;Emilio&quot;, &quot;non-dropping-particle&quot;: &quot;&quot;, &quot;parse-names&quot;: false, &quot;dropping-particle&quot;: &quot;&quot;, &quot;family&quot;: &quot;Raggi&quot;, &quot;suffix&quot;: &quot;&quot;}, {&quot;given&quot;: &quot;Keir&quot;, &quot;non-dropping-particle&quot;: &quot;&quot;, &quot;parse-names&quot;: false, &quot;dropping-particle&quot;: &quot;&quot;, &quot;family&quot;: &quot;Thomas&quot;, &quot;suffix&quot;: &quot;&quot;}, {&quot;given&quot;: &quot;Sander&quot;, &quot;non-dropping-particle&quot;: &quot;&quot;, &quot;parse-names&quot;: false, &quot;dropping-particle&quot;: &quot;Van&quot;, &quot;family&quot;: &quot;Vugt&quot;, &quot;suffix&quot;: &quot;&quot;}], &quot;ISBN&quot;: &quot;978-1-4302-3627-6&quot;, &quot;edition&quot;: &quot;6th&quot;, &quot;title&quot;: &quot;Beginning Ubuntu Linux: Natty Narwhal Edition&quot;, &quot;issued&quot;: {&quot;date-parts&quot;: [[&quot;2011&quot;]]}}}, {&quot;id&quot;: &quot;ITEM-2&quot;, &quot;uris&quot;: [&quot;http://www.mendeley.com/documents/?uuid=af803330-a73f-4f5d-a9f5-43812f95a9d0&quot;], &quot;itemData&quot;: {&quot;id&quot;: &quot;ITEM-2&quot;, &quot;publisher&quot;: &quot;Prentice Hall&quot;, &quot;type&quot;: &quot;book&quot;, &quot;author&quot;: [{&quot;given&quot;: &quot;Mark G&quot;, &quot;non-dropping-particle&quot;: &quot;&quot;, &quot;parse-names&quot;: false, &quot;dropping-particle&quot;: &quot;&quot;, &quot;family&quot;: &quot;Sobell&quot;, &quot;suffix&quot;: &quot;&quot;}], &quot;ISBN&quot;: &quot;978-0-13-254248-7&quot;, &quot;edition&quot;: &quot;3rd&quot;, &quot;title&quot;: &quot;A Practical Guide To Ubuntu Linux&quot;, &quot;issued&quot;: {&quot;date-parts&quot;: [[&quot;2010&quot;]]}}}], &quot;mendeley&quot;: {&quot;formattedCitation&quot;: &quot;[14], [15]&quot;, &quot;plainTextFormattedCitation&quot;: &quot;[14], [15]&quot;, &quot;previouslyFormattedCitation&quot;: &quot;[14], [15]&quot;}, &quot;properties&quot;: {&quot;noteIndex&quot;: 0}} RNDBDKTReGN1h"/><text:span text:style-name="T17">[14], [15]</text:span><text:reference-mark-end text:name="ADDIN CSL_CITATION {&quot;schema&quot;: &quot;https://github.com/citation-style-language/schema/raw/master/csl-citation.json&quot;, &quot;citationItems&quot;: [{&quot;id&quot;: &quot;ITEM-1&quot;, &quot;uris&quot;: [&quot;http://www.mendeley.com/documents/?uuid=690c976b-5320-41ac-b26b-f0a88dacad32&quot;], &quot;itemData&quot;: {&quot;id&quot;: &quot;ITEM-1&quot;, &quot;publisher&quot;: &quot;APress&quot;, &quot;type&quot;: &quot;book&quot;, &quot;author&quot;: [{&quot;given&quot;: &quot;Emilio&quot;, &quot;non-dropping-particle&quot;: &quot;&quot;, &quot;parse-names&quot;: false, &quot;dropping-particle&quot;: &quot;&quot;, &quot;family&quot;: &quot;Raggi&quot;, &quot;suffix&quot;: &quot;&quot;}, {&quot;given&quot;: &quot;Keir&quot;, &quot;non-dropping-particle&quot;: &quot;&quot;, &quot;parse-names&quot;: false, &quot;dropping-particle&quot;: &quot;&quot;, &quot;family&quot;: &quot;Thomas&quot;, &quot;suffix&quot;: &quot;&quot;}, {&quot;given&quot;: &quot;Sander&quot;, &quot;non-dropping-particle&quot;: &quot;&quot;, &quot;parse-names&quot;: false, &quot;dropping-particle&quot;: &quot;Van&quot;, &quot;family&quot;: &quot;Vugt&quot;, &quot;suffix&quot;: &quot;&quot;}], &quot;ISBN&quot;: &quot;978-1-4302-3627-6&quot;, &quot;edition&quot;: &quot;6th&quot;, &quot;title&quot;: &quot;Beginning Ubuntu Linux: Natty Narwhal Edition&quot;, &quot;issued&quot;: {&quot;date-parts&quot;: [[&quot;2011&quot;]]}}}, {&quot;id&quot;: &quot;ITEM-2&quot;, &quot;uris&quot;: [&quot;http://www.mendeley.com/documents/?uuid=af803330-a73f-4f5d-a9f5-43812f95a9d0&quot;], &quot;itemData&quot;: {&quot;id&quot;: &quot;ITEM-2&quot;, &quot;publisher&quot;: &quot;Prentice Hall&quot;, &quot;type&quot;: &quot;book&quot;, &quot;author&quot;: [{&quot;given&quot;: &quot;Mark G&quot;, &quot;non-dropping-particle&quot;: &quot;&quot;, &quot;parse-names&quot;: false, &quot;dropping-particle&quot;: &quot;&quot;, &quot;family&quot;: &quot;Sobell&quot;, &quot;suffix&quot;: &quot;&quot;}], &quot;ISBN&quot;: &quot;978-0-13-254248-7&quot;, &quot;edition&quot;: &quot;3rd&quot;, &quot;title&quot;: &quot;A Practical Guide To Ubuntu Linux&quot;, &quot;issued&quot;: {&quot;date-parts&quot;: [[&quot;2010&quot;]]}}}], &quot;mendeley&quot;: {&quot;formattedCitation&quot;: &quot;[14], [15]&quot;, &quot;plainTextFormattedCitation&quot;: &quot;[14], [15]&quot;, &quot;previouslyFormattedCitation&quot;: &quot;[14], [15]&quot;}, &quot;properties&quot;: {&quot;noteIndex&quot;: 0}} RNDBDKTReGN1h"/><text:span text:style-name="T123"> operating system using HTK </text:span><text:reference-mark-start text:name="ADDIN CSL_CITATION {&quot;schema&quot;: &quot;https://github.com/citation-style-language/schema/raw/master/csl-citation.json&quot;, &quot;citationItems&quot;: [{&quot;id&quot;: &quot;ITEM-1&quot;, &quot;uris&quot;: [&quot;http://www.mendeley.com/documents/?uuid=3c943ad4-2f83-49bb-b9eb-a6f94121ca59&quot;], &quot;itemData&quot;: {&quot;id&quot;: &quot;ITEM-1&quot;, &quot;title&quot;: &quot;The HTK Book version 3.5 alpha&quot;, &quot;author&quot;: [{&quot;given&quot;: &quot;Steve&quot;, &quot;non-dropping-particle&quot;: &quot;&quot;, &quot;parse-names&quot;: false, &quot;dropping-particle&quot;: &quot;&quot;, &quot;family&quot;: &quot;Young&quot;, &quot;suffix&quot;: &quot;&quot;}, {&quot;given&quot;: &quot;Evermann&quot;, &quot;non-dropping-particle&quot;: &quot;&quot;, &quot;parse-names&quot;: false, &quot;dropping-particle&quot;: &quot;&quot;, &quot;family&quot;: &quot;Gunnar&quot;, &quot;suffix&quot;: &quot;&quot;}, {&quot;given&quot;: &quot;Gales&quot;, &quot;non-dropping-particle&quot;: &quot;&quot;, &quot;parse-names&quot;: false, &quot;dropping-particle&quot;: &quot;&quot;, &quot;family&quot;: &quot;Mark&quot;, &quot;suffix&quot;: &quot;&quot;}, {&quot;given&quot;: &quot;Thomas&quot;, &quot;non-dropping-particle&quot;: &quot;&quot;, &quot;parse-names&quot;: false, &quot;dropping-particle&quot;: &quot;&quot;, &quot;family&quot;: &quot;Hain&quot;, &quot;suffix&quot;: &quot;&quot;}, {&quot;given&quot;: &quot;Dan&quot;, &quot;non-dropping-particle&quot;: &quot;&quot;, &quot;parse-names&quot;: false, &quot;dropping-particle&quot;: &quot;&quot;, &quot;family&quot;: &quot;Kershaw&quot;, &quot;suffix&quot;: &quot;&quot;}], &quot;publisher&quot;: &quot;Cambridge University&quot;, &quot;type&quot;: &quot;report&quot;, &quot;issued&quot;: {&quot;date-parts&quot;: [[&quot;2015&quot;]]}}}], &quot;mendeley&quot;: {&quot;formattedCitation&quot;: &quot;[5]&quot;, &quot;plainTextFormattedCitation&quot;: &quot;[5]&quot;, &quot;previouslyFormattedCitation&quot;: &quot;[5]&quot;}, &quot;properties&quot;: {&quot;noteIndex&quot;: 0}} RNDR7kBE0jyO5"/><text:span text:style-name="T17">[5]</text:span><text:reference-mark-end text:name="ADDIN CSL_CITATION {&quot;schema&quot;: &quot;https://github.com/citation-style-language/schema/raw/master/csl-citation.json&quot;, &quot;citationItems&quot;: [{&quot;id&quot;: &quot;ITEM-1&quot;, &quot;uris&quot;: [&quot;http://www.mendeley.com/documents/?uuid=3c943ad4-2f83-49bb-b9eb-a6f94121ca59&quot;], &quot;itemData&quot;: {&quot;id&quot;: &quot;ITEM-1&quot;, &quot;title&quot;: &quot;The HTK Book version 3.5 alpha&quot;, &quot;author&quot;: [{&quot;given&quot;: &quot;Steve&quot;, &quot;non-dropping-particle&quot;: &quot;&quot;, &quot;parse-names&quot;: false, &quot;dropping-particle&quot;: &quot;&quot;, &quot;family&quot;: &quot;Young&quot;, &quot;suffix&quot;: &quot;&quot;}, {&quot;given&quot;: &quot;Evermann&quot;, &quot;non-dropping-particle&quot;: &quot;&quot;, &quot;parse-names&quot;: false, &quot;dropping-particle&quot;: &quot;&quot;, &quot;family&quot;: &quot;Gunnar&quot;, &quot;suffix&quot;: &quot;&quot;}, {&quot;given&quot;: &quot;Gales&quot;, &quot;non-dropping-particle&quot;: &quot;&quot;, &quot;parse-names&quot;: false, &quot;dropping-particle&quot;: &quot;&quot;, &quot;family&quot;: &quot;Mark&quot;, &quot;suffix&quot;: &quot;&quot;}, {&quot;given&quot;: &quot;Thomas&quot;, &quot;non-dropping-particle&quot;: &quot;&quot;, &quot;parse-names&quot;: false, &quot;dropping-particle&quot;: &quot;&quot;, &quot;family&quot;: &quot;Hain&quot;, &quot;suffix&quot;: &quot;&quot;}, {&quot;given&quot;: &quot;Dan&quot;, &quot;non-dropping-particle&quot;: &quot;&quot;, &quot;parse-names&quot;: false, &quot;dropping-particle&quot;: &quot;&quot;, &quot;family&quot;: &quot;Kershaw&quot;, &quot;suffix&quot;: &quot;&quot;}], &quot;publisher&quot;: &quot;Cambridge University&quot;, &quot;type&quot;: &quot;report&quot;, &quot;issued&quot;: {&quot;date-parts&quot;: [[&quot;2015&quot;]]}}}], &quot;mendeley&quot;: {&quot;formattedCitation&quot;: &quot;[5]&quot;, &quot;plainTextFormattedCitation&quot;: &quot;[5]&quot;, &quot;previouslyFormattedCitation&quot;: &quot;[5]&quot;}, &quot;properties&quot;: {&quot;noteIndex&quot;: 0}} RNDR7kBE0jyO5"/><text:span text:style-name="T123">⁠</text:span>. <text:span text:style-name="T143">Mostly <text:s/>steps taken can be summarized as in figure 2.</text:span></text:p>
      <text:p text:style-name="P37"/>
      <text:p text:style-name="P37"><draw:frame text:anchor-type="paragraph" draw:z-index="0" draw:name="Shape1" draw:style-name="gr1" draw:text-style-name="P121" svg:width="2.1496in" svg:height="0.3843in" svg:x="0.5575in" svg:y="-0.0937in"><draw:text-box><text:p text:style-name="P120">Record <text:s/>audio training</text:p><text:p text:style-name="P120">sentences </text:p></draw:text-box></draw:frame><draw:frame text:anchor-type="paragraph" draw:z-index="1" draw:name="Shape1" draw:style-name="gr2" draw:text-style-name="P121" svg:width="2.8551in" svg:height="0.2776in" svg:x="3.5472in" svg:y="-0.0661in"><draw:text-box><text:p text:style-name="P120">Label or transcribe using SFS/Praat</text:p></draw:text-box></draw:frame><draw:line text:anchor-type="paragraph" draw:z-index="19" draw:style-name="gr4" draw:text-style-name="P120" svg:x1="2.7398in" svg:y1="0.1311in" svg:x2="3.3854in" svg:y2="0.1236in"><text:p/></draw:line><draw:line text:anchor-type="paragraph" draw:z-index="6" draw:style-name="gr4" draw:text-style-name="P120" svg:x1="4.9646in" svg:y1="0.1748in" svg:x2="4.9646in" svg:y2="0.5764in"><text:p/></draw:line></text:p>
      <text:p text:style-name="P38"><draw:frame text:anchor-type="paragraph" draw:z-index="22" draw:name="Shape1" draw:style-name="gr12" draw:text-style-name="P121" svg:width="2.8906in" svg:height="0.278in" svg:x="3.5492in" svg:y="0.0028in"><draw:text-box><text:p text:style-name="P120">Extract MFCC using HCopy</text:p></draw:text-box></draw:frame><draw:frame text:anchor-type="paragraph" draw:z-index="4" draw:name="Shape1" draw:style-name="gr5" draw:text-style-name="P121" svg:width="2.1496in" svg:height="0.4697in" svg:x="0.5354in" svg:y="-0.0929in"><draw:text-box><text:p text:style-name="P120">Create initial model</text:p></draw:text-box></draw:frame><draw:line text:anchor-type="paragraph" draw:z-index="5" draw:style-name="gr4" draw:text-style-name="P120" svg:x1="3.4583in" svg:y1="0.1799in" svg:x2="2.6846in" svg:y2="0.1945in"><text:p/></draw:line><draw:line text:anchor-type="paragraph" draw:z-index="3" draw:style-name="gr4" draw:text-style-name="P120" svg:x1="1.6008in" svg:y1="0.376in" svg:x2="1.6008in" svg:y2="0.7776in"><text:p/></draw:line></text:p>
      <text:p text:style-name="P33"><draw:frame text:anchor-type="paragraph" draw:z-index="18" draw:name="Shape1" draw:style-name="gr10" draw:text-style-name="P121" svg:width="2.9543in" svg:height="0.437in" svg:x="3.4984in" svg:y="-0.1154in"><draw:text-box><text:p text:style-name="P120">Baum-Welch Training </text:p><text:p text:style-name="P120">using HRest</text:p></draw:text-box></draw:frame><draw:frame text:anchor-type="paragraph" draw:z-index="2" draw:name="Shape1" draw:style-name="gr3" draw:text-style-name="P121" svg:width="2.1496in" svg:height="0.4378in" svg:x="0.5382in" svg:y="0.1228in"><draw:text-box><text:p text:style-name="P120">Baum-Viterbi Initilization </text:p><text:p text:style-name="P120">using HInit</text:p></draw:text-box></draw:frame><draw:frame text:anchor-type="paragraph" draw:z-index="24" draw:name="Shape1" draw:style-name="gr13" draw:text-style-name="P121" svg:width="2.8961in" svg:height="0.4161in" svg:x="3.578in" svg:y="0.7307in"><draw:text-box><text:p text:style-name="P120">Create grammar constraint (grammar and dictionary)</text:p></draw:text-box></draw:frame><draw:frame text:anchor-type="paragraph" draw:z-index="21" draw:name="Shape1" draw:style-name="gr11" draw:text-style-name="P121" svg:width="2.1496in" svg:height="0.3197in" svg:x="0.5028in" svg:y="0.7846in"><draw:text-box><text:p text:style-name="P120">Test Model using HVite</text:p></draw:text-box></draw:frame><draw:line text:anchor-type="paragraph" draw:z-index="20" draw:style-name="gr4" draw:text-style-name="P120" svg:x1="2.7575in" svg:y1="0.2126in" svg:x2="3.415in" svg:y2="0.2197in"><text:p/></draw:line><draw:line text:anchor-type="paragraph" draw:z-index="23" draw:style-name="gr4" draw:text-style-name="P120" svg:x1="4.9217in" svg:y1="0.3217in" svg:x2="4.9217in" svg:y2="0.6819in"><text:p/></draw:line><draw:line text:anchor-type="paragraph" draw:z-index="25" draw:style-name="gr4" draw:text-style-name="P120" svg:x1="3.4035in" svg:y1="0.928in" svg:x2="2.8043in" svg:y2="0.9425in"><text:p/></draw:line></text:p>
      <text:p text:style-name="P42"><text:span text:style-name="T36">Figure-</text:span><text:span text:style-name="T46">2</text:span>: <text:span text:style-name="T163">small vocabulary ASR building procedure</text:span><text:line-break/></text:p>
      <text:p text:style-name="P46">For an illustration we <text:span text:style-name="T130">study an example of building simple automatic phone dialer which contains mostly simple digit recognition and phone books or contact list name.</text:span></text:p>
      <text:p text:style-name="P67"/>
      <text:p text:style-name="P67">Recording training sentences</text:p>
      <text:p text:style-name="P47"/>
      <text:p text:style-name="P48"><text:span text:style-name="T206">P</text:span>repare <text:span text:style-name="T138">input device or microphone </text:span>here. <text:span text:style-name="T138">This time we use affordable wireless microphone. <text:s/>Record training sentences on Ubuntu using <text:s/></text:span><text:span text:style-name="T44">audacity. <text:s/></text:span><text:span text:style-name="T138">Record these samples in environment where it will be <text:s/>used, no need to isolate room to become very quiet environment. <text:s/>For every word, record minimum of 3 times occurrences in the training set. Save into WAV format. For example In this research we use these sentences on Figure-? And Figure-? as training pattern. The spaces in the sequence mean pauses between digit.</text:span></text:p>
      <text:p text:style-name="P47"/>
      <table:table table:name="Table3" table:style-name="Table3">
        <table:table-column table:style-name="Table3.A"/>
        <table:table-column table:style-name="Table3.B"/>
        <table:table-column table:style-name="Table3.C"/>
        <table:table-row>
          <table:table-cell table:style-name="Table3.A1" office:value-type="string">
            <text:p text:style-name="P80">Filename</text:p>
          </table:table-cell>
          <table:table-cell table:style-name="Table3.A1" office:value-type="string">
            <text:p text:style-name="P82">Transcription</text:p>
          </table:table-cell>
          <table:table-cell table:style-name="Table3.C1" office:value-type="string">
            <text:p text:style-name="P84">length(s)</text:p>
          </table:table-cell>
        </table:table-row>
        <table:table-row>
          <table:table-cell table:style-name="Table3.A2" office:value-type="string">
            <text:p text:style-name="P49">isolated_00<text:span text:style-name="T187">0</text:span>1.wav</text:p>
          </table:table-cell>
          <table:table-cell table:style-name="Table3.A2" office:value-type="string">
            <text:p text:style-name="P51">0 <text:s text:c="2"/>0 <text:s text:c="2"/>0 <text:s text:c="2"/>1 <text:s text:c="2"/>1 <text:s text:c="2"/>1 <text:s text:c="2"/>2 <text:s text:c="2"/>2 <text:s text:c="2"/>2 <text:s text:c="2"/>3 <text:s text:c="2"/>3 <text:s text:c="2"/>3 <text:s text:c="2"/>4 <text:s text:c="2"/>4 <text:s text:c="2"/>4 <text:s text:c="2"/>5 <text:s text:c="2"/>5 <text:s text:c="2"/>5 <text:s text:c="2"/>6 <text:s text:c="2"/>6 <text:s text:c="2"/>6 <text:s text:c="2"/>7 <text:s text:c="2"/>7 <text:s text:c="2"/>7 <text:s text:c="2"/>8 <text:s text:c="2"/>8 <text:s text:c="2"/>8 <text:s/>9 <text:s text:c="2"/>9 <text:s text:c="2"/>9 </text:p>
          </table:table-cell>
          <table:table-cell table:style-name="Table3.C2" office:value-type="string">
            <text:p text:style-name="P51"/>
          </table:table-cell>
        </table:table-row>
      </table:table>
      <text:p text:style-name="P43"><text:line-break/><text:span text:style-name="T36">Figure-</text:span><text:span text:style-name="T47">?</text:span>: isolated number for training sentence</text:p>
      <text:p text:style-name="P50"/>
      <table:table table:name="Table4" table:style-name="Table4">
        <table:table-column table:style-name="Table4.A"/>
        <table:table-column table:style-name="Table4.B"/>
        <table:table-row>
          <table:table-cell table:style-name="Table4.A1" office:value-type="string">
            <text:p text:style-name="P81">Filename</text:p>
          </table:table-cell>
          <table:table-cell table:style-name="Table4.B1" office:value-type="string">
            <text:p text:style-name="P83">Transcription</text:p>
          </table:table-cell>
        </table:table-row>
        <table:table-row>
          <table:table-cell table:style-name="Table4.A2" office:value-type="string">
            <text:p text:style-name="P53">cont_0.wav</text:p>
          </table:table-cell>
          <table:table-cell table:style-name="Table4.B2" office:value-type="string">
            <text:p text:style-name="P52"><text:span text:style-name="T137">0000 <text:s text:c="2"/></text:span>0<text:span text:style-name="T137">101010 <text:s text:c="2"/>0202020 <text:s text:c="2"/>0303030 <text:s text:c="2"/>0404040 <text:s text:c="2"/>0505050 0606060 <text:s text:c="2"/>0707070 <text:s text:c="2"/>0808080 <text:s text:c="2"/>0909090</text:span></text:p>
          </table:table-cell>
        </table:table-row>
        <text:soft-page-break/>
        <table:table-row>
          <table:table-cell table:style-name="Table4.A2" office:value-type="string">
            <text:p text:style-name="P53">cont_1.wav</text:p>
          </table:table-cell>
          <table:table-cell table:style-name="Table4.B2" office:value-type="string">
            <text:p text:style-name="P54"><text:s/><text:span text:style-name="T141"><text:s/>1111 <text:s text:c="2"/>1212121 <text:s text:c="2"/>1313131 <text:s text:c="2"/>1414141 <text:s text:c="2"/>1515151 <text:s text:c="2"/>1616161 1717171 <text:s text:c="2"/>1818181 <text:s text:c="2"/>1919191</text:span></text:p>
          </table:table-cell>
        </table:table-row>
        <table:table-row>
          <table:table-cell table:style-name="Table4.A2" office:value-type="string">
            <text:p text:style-name="P53">cont_2.wav</text:p>
          </table:table-cell>
          <table:table-cell table:style-name="Table4.B2" office:value-type="string">
            <text:p text:style-name="P55">22<text:span text:style-name="T180">22 <text:s text:c="2"/>2323232 <text:s text:c="2"/>2424242 <text:s text:c="2"/>2525252 <text:s text:c="2"/>2626262 <text:s text:c="2"/>2727272 <text:s text:c="2"/>2828282 2929292</text:span></text:p>
          </table:table-cell>
        </table:table-row>
        <table:table-row>
          <table:table-cell table:style-name="Table4.A2" office:value-type="string">
            <text:p text:style-name="P56">cont_3.wav</text:p>
          </table:table-cell>
          <table:table-cell table:style-name="Table4.B2" office:value-type="string">
            <text:p text:style-name="P57">3333 <text:s text:c="2"/>3434343 <text:s text:c="2"/>3535353 <text:s text:c="2"/><text:span text:style-name="T181">3636363 <text:s text:c="2"/>3737373 <text:s text:c="2"/>3838383 <text:s text:c="2"/>3939393</text:span></text:p>
          </table:table-cell>
        </table:table-row>
        <table:table-row>
          <table:table-cell table:style-name="Table4.A2" office:value-type="string">
            <text:p text:style-name="P53">cont_4.wav</text:p>
          </table:table-cell>
          <table:table-cell table:style-name="Table4.B2" office:value-type="string">
            <text:p text:style-name="P58">4444 <text:s text:c="2"/>4545454<text:span text:style-name="T141"> <text:s text:c="2"/></text:span>4646464<text:span text:style-name="T141"> <text:s text:c="2"/>4747474 <text:s/>4848484 <text:s/>4949494</text:span></text:p>
          </table:table-cell>
        </table:table-row>
        <table:table-row>
          <table:table-cell table:style-name="Table4.A2" office:value-type="string">
            <text:p text:style-name="P53">cont_5.wav</text:p>
          </table:table-cell>
          <table:table-cell table:style-name="Table4.B2" office:value-type="string">
            <text:p text:style-name="P59">5555<text:span text:style-name="T141"> <text:s text:c="2"/></text:span>5656565<text:span text:style-name="T141"> <text:s text:c="2"/>5757575 <text:s text:c="2"/>5858585 <text:s text:c="2"/>5959595</text:span></text:p>
          </table:table-cell>
        </table:table-row>
        <table:table-row>
          <table:table-cell table:style-name="Table4.A2" office:value-type="string">
            <text:p text:style-name="P53">cont_6.wav</text:p>
          </table:table-cell>
          <table:table-cell table:style-name="Table4.B2" office:value-type="string">
            <text:p text:style-name="P60">6666<text:span text:style-name="T141"> <text:s text:c="2"/></text:span>6767676<text:span text:style-name="T141"> <text:s text:c="2"/>6868686 <text:s text:c="2"/></text:span>6969696</text:p>
          </table:table-cell>
        </table:table-row>
        <table:table-row>
          <table:table-cell table:style-name="Table4.A2" office:value-type="string">
            <text:p text:style-name="P53">cont_7.wav</text:p>
          </table:table-cell>
          <table:table-cell table:style-name="Table4.B2" office:value-type="string">
            <text:p text:style-name="P61">7777 <text:s text:c="2"/>7878787 . 7979797</text:p>
          </table:table-cell>
        </table:table-row>
        <table:table-row>
          <table:table-cell table:style-name="Table4.A2" office:value-type="string">
            <text:p text:style-name="P53">cont_8.wav</text:p>
          </table:table-cell>
          <table:table-cell table:style-name="Table4.B2" office:value-type="string">
            <text:p text:style-name="P62">8888<text:span text:style-name="T141"> <text:s text:c="2"/></text:span>8989898 </text:p>
          </table:table-cell>
        </table:table-row>
      </table:table>
      <text:p text:style-name="P45"/>
      <text:p text:style-name="P68">Figure-?: <text:span text:style-name="T105">continuous</text:span><text:span text:style-name="T88"> number for training sentence</text:span><text:span text:style-name="T106">s</text:span></text:p>
      <text:p text:style-name="P44"/>
      <text:p text:style-name="P30">Note on <text:span text:style-name="T139">all </text:span>sentences <text:span text:style-name="T139">above </text:span>each phone <text:span text:style-name="T136">happens three times at minimum. This is a requirement so HRest and otherwise HInit would complain about inadequate data for a specific phone.</text:span></text:p>
      <text:p text:style-name="P74">Recording on noisy environment</text:p>
      <text:p text:style-name="Text_20_body">for a <text:span text:style-name="T203">newly audio databases to be build , sometime clean environment is hard to set. This experiment using audio database recording from real live noisy environment.</text:span></text:p>
      <text:p text:style-name="Text_20_body"/>
      <text:p text:style-name="Text_20_body"/>
      <text:p text:style-name="P76">Figure : sample real live sentences</text:p>
      <text:p text:style-name="P76"/>
      <text:p text:style-name="P69">Normalization of Audio Recording</text:p>
      <text:p text:style-name="P63">When recording, level of audio<text:span text:style-name="T196">s</text:span> <text:span text:style-name="T195">has to be</text:span> normalized. <text:span text:style-name="T198">It should be</text:span> <text:span text:style-name="T197">audible not deafening nor imperceivable.</text:span> </text:p>
      <text:p text:style-name="P112">Labeling, <text:span text:style-name="T199">annotating</text:span> <text:span text:style-name="T199">and transcribing</text:span></text:p>
      <text:p text:style-name="P30"><text:span text:style-name="T147">For newly recorded sound voice we need to </text:span>mark boundaries <text:span text:style-name="T131">between</text:span> phonemes, <text:span text:style-name="T147">many software applications can be used, for example Spar </text:span>Speech Filing System <text:s/><text:reference-mark-start text:name="ADDIN CSL_CITATION {&quot;schema&quot;: &quot;https://github.com/citation-style-language/schema/raw/master/csl-citation.json&quot;, &quot;citationItems&quot;: [{&quot;id&quot;: &quot;ITEM-1&quot;, &quot;uris&quot;: [&quot;http://www.mendeley.com/documents/?uuid=9548a0f3-5c5b-47a0-bc6b-5909276204f0&quot;], &quot;itemData&quot;: {&quot;id&quot;: &quot;ITEM-1&quot;, &quot;title&quot;: &quot;The SPAR Speech Filing System&quot;, &quot;page&quot;: &quot;305-308&quot;, &quot;author&quot;: [{&quot;given&quot;: &quot;M. A.&quot;, &quot;non-dropping-particle&quot;: &quot;&quot;, &quot;parse-names&quot;: false, &quot;dropping-particle&quot;: &quot;&quot;, &quot;family&quot;: &quot;Huckvale&quot;, &quot;suffix&quot;: &quot;&quot;}, {&quot;given&quot;: &quot;D. M.&quot;, &quot;non-dropping-particle&quot;: &quot;&quot;, &quot;parse-names&quot;: false, &quot;dropping-particle&quot;: &quot;&quot;, &quot;family&quot;: &quot;Brookes&quot;, &quot;suffix&quot;: &quot;&quot;}, {&quot;given&quot;: &quot;L. T.&quot;, &quot;non-dropping-particle&quot;: &quot;&quot;, &quot;parse-names&quot;: false, &quot;dropping-particle&quot;: &quot;&quot;, &quot;family&quot;: &quot;Dworkin&quot;, &quot;suffix&quot;: &quot;&quot;}, {&quot;given&quot;: &quot;M. E.&quot;, &quot;non-dropping-particle&quot;: &quot;&quot;, &quot;parse-names&quot;: false, &quot;dropping-particle&quot;: &quot;&quot;, &quot;family&quot;: &quot;Johnson&quot;, &quot;suffix&quot;: &quot;&quot;}, {&quot;given&quot;: &quot;D. J.&quot;, &quot;non-dropping-particle&quot;: &quot;&quot;, &quot;parse-names&quot;: false, &quot;dropping-particle&quot;: &quot;&quot;, &quot;family&quot;: &quot;Pearce&quot;, &quot;suffix&quot;: &quot;&quot;}, {&quot;given&quot;: &quot;L.&quot;, &quot;non-dropping-particle&quot;: &quot;&quot;, &quot;parse-names&quot;: false, &quot;dropping-particle&quot;: &quot;&quot;, &quot;family&quot;: &quot;Whitaker&quot;, &quot;suffix&quot;: &quot;&quot;}], &quot;abstract&quot;: &quot;SPAR (Speech-Pattern Algorithms and Representations) is the name given to the consortium of University College London, Imperial College, GEC Hirst Research Centre, Plessey Research and Leeds University funded under Alvey Project MMI-09. The project is concerned with advanced speech analysis algorithms, and from the outset saw the need for a system for speech data management. The SPAR Speech Filing System (SFS) was developed to support the design and comparison of analysis algorithms, and to manage many different parametric representations of the speech signal. This paper describes the motivation behind SFS, the structure of SFS speech files, the support it provides for both the programmer and the user, and also an associated statistical tool that analyses SFS files. The paper concludes with a short justification for some of the design decisions.&quot;, &quot;type&quot;: &quot;article-journal&quot;, &quot;container-title&quot;: &quot;European Conference on Speech Technology&quot;, &quot;issued&quot;: {&quot;date-parts&quot;: [[&quot;1987&quot;]]}}}], &quot;mendeley&quot;: {&quot;formattedCitation&quot;: &quot;[16]&quot;, &quot;plainTextFormattedCitation&quot;: &quot;[16]&quot;, &quot;previouslyFormattedCitation&quot;: &quot;[16]&quot;}, &quot;properties&quot;: {&quot;noteIndex&quot;: 0}} RND5v6zdpXR6N"/><text:span text:style-name="T7">[16]</text:span><text:reference-mark-end text:name="ADDIN CSL_CITATION {&quot;schema&quot;: &quot;https://github.com/citation-style-language/schema/raw/master/csl-citation.json&quot;, &quot;citationItems&quot;: [{&quot;id&quot;: &quot;ITEM-1&quot;, &quot;uris&quot;: [&quot;http://www.mendeley.com/documents/?uuid=9548a0f3-5c5b-47a0-bc6b-5909276204f0&quot;], &quot;itemData&quot;: {&quot;id&quot;: &quot;ITEM-1&quot;, &quot;title&quot;: &quot;The SPAR Speech Filing System&quot;, &quot;page&quot;: &quot;305-308&quot;, &quot;author&quot;: [{&quot;given&quot;: &quot;M. A.&quot;, &quot;non-dropping-particle&quot;: &quot;&quot;, &quot;parse-names&quot;: false, &quot;dropping-particle&quot;: &quot;&quot;, &quot;family&quot;: &quot;Huckvale&quot;, &quot;suffix&quot;: &quot;&quot;}, {&quot;given&quot;: &quot;D. M.&quot;, &quot;non-dropping-particle&quot;: &quot;&quot;, &quot;parse-names&quot;: false, &quot;dropping-particle&quot;: &quot;&quot;, &quot;family&quot;: &quot;Brookes&quot;, &quot;suffix&quot;: &quot;&quot;}, {&quot;given&quot;: &quot;L. T.&quot;, &quot;non-dropping-particle&quot;: &quot;&quot;, &quot;parse-names&quot;: false, &quot;dropping-particle&quot;: &quot;&quot;, &quot;family&quot;: &quot;Dworkin&quot;, &quot;suffix&quot;: &quot;&quot;}, {&quot;given&quot;: &quot;M. E.&quot;, &quot;non-dropping-particle&quot;: &quot;&quot;, &quot;parse-names&quot;: false, &quot;dropping-particle&quot;: &quot;&quot;, &quot;family&quot;: &quot;Johnson&quot;, &quot;suffix&quot;: &quot;&quot;}, {&quot;given&quot;: &quot;D. J.&quot;, &quot;non-dropping-particle&quot;: &quot;&quot;, &quot;parse-names&quot;: false, &quot;dropping-particle&quot;: &quot;&quot;, &quot;family&quot;: &quot;Pearce&quot;, &quot;suffix&quot;: &quot;&quot;}, {&quot;given&quot;: &quot;L.&quot;, &quot;non-dropping-particle&quot;: &quot;&quot;, &quot;parse-names&quot;: false, &quot;dropping-particle&quot;: &quot;&quot;, &quot;family&quot;: &quot;Whitaker&quot;, &quot;suffix&quot;: &quot;&quot;}], &quot;abstract&quot;: &quot;SPAR (Speech-Pattern Algorithms and Representations) is the name given to the consortium of University College London, Imperial College, GEC Hirst Research Centre, Plessey Research and Leeds University funded under Alvey Project MMI-09. The project is concerned with advanced speech analysis algorithms, and from the outset saw the need for a system for speech data management. The SPAR Speech Filing System (SFS) was developed to support the design and comparison of analysis algorithms, and to manage many different parametric representations of the speech signal. This paper describes the motivation behind SFS, the structure of SFS speech files, the support it provides for both the programmer and the user, and also an associated statistical tool that analyses SFS files. The paper concludes with a short justification for some of the design decisions.&quot;, &quot;type&quot;: &quot;article-journal&quot;, &quot;container-title&quot;: &quot;European Conference on Speech Technology&quot;, &quot;issued&quot;: {&quot;date-parts&quot;: [[&quot;1987&quot;]]}}}], &quot;mendeley&quot;: {&quot;formattedCitation&quot;: &quot;[16]&quot;, &quot;plainTextFormattedCitation&quot;: &quot;[16]&quot;, &quot;previouslyFormattedCitation&quot;: &quot;[16]&quot;}, &quot;properties&quot;: {&quot;noteIndex&quot;: 0}} RND5v6zdpXR6N"/>⁠ <text:span text:style-name="T140">or Praat </text:span><text:reference-mark-start text:name="ADDIN CSL_CITATION {&quot;schema&quot;: &quot;https://github.com/citation-style-language/schema/raw/master/csl-citation.json&quot;, &quot;citationItems&quot;: [{&quot;id&quot;: &quot;ITEM-1&quot;, &quot;uris&quot;: [&quot;http://www.mendeley.com/documents/?uuid=cf1d08a7-52c3-47d4-8efb-c390f277c4cf&quot;], &quot;itemData&quot;: {&quot;id&quot;: &quot;ITEM-1&quot;, &quot;issue&quot;: &quot;9-10&quot;, &quot;title&quot;: &quot;Speak and unSpeak with Praat&quot;, &quot;page&quot;: &quot;341-347&quot;, &quot;volume&quot;: &quot;5&quot;, &quot;author&quot;: [{&quot;given&quot;: &quot;Paul&quot;, &quot;non-dropping-particle&quot;: &quot;&quot;, &quot;parse-names&quot;: false, &quot;dropping-particle&quot;: &quot;&quot;, &quot;family&quot;: &quot;Boersma&quot;, &quot;suffix&quot;: &quot;&quot;}, {&quot;given&quot;: &quot;Vincent&quot;, &quot;non-dropping-particle&quot;: &quot;van&quot;, &quot;parse-names&quot;: false, &quot;dropping-particle&quot;: &quot;&quot;, &quot;family&quot;: &quot;Heuven&quot;, &quot;suffix&quot;: &quot;&quot;}], &quot;ISBN&quot;: &quot;1381-3439&quot;, &quot;PMID&quot;: &quot;61&quot;, &quot;issued&quot;: {&quot;date-parts&quot;: [[&quot;2001&quot;]]}, &quot;DOI&quot;: &quot;10.1097/AUD.0b013e31821473f7&quot;, &quot;type&quot;: &quot;article-journal&quot;, &quot;ISSN&quot;: &quot;0196-0202&quot;, &quot;abstract&quot;: &quot;See, stats, and : http : / / www . researchgate . net / publication / 208032992 PRAAT , a computer ARTICLE CITATIONS 942 DOWNLOADS 870 VIEWS 1 , 365 2 : Paul University 104 , 780 SEE David University 19 , 721 SEE Available : Paul Retrieved : 28&quot;, &quot;container-title&quot;: &quot;Glot International&quot;}}], &quot;mendeley&quot;: {&quot;formattedCitation&quot;: &quot;[17]&quot;, &quot;plainTextFormattedCitation&quot;: &quot;[17]&quot;, &quot;previouslyFormattedCitation&quot;: &quot;[17]&quot;}, &quot;properties&quot;: {&quot;noteIndex&quot;: 0}} RND3NI129NHTJ"/><text:span text:style-name="T18">[17]</text:span><text:reference-mark-end text:name="ADDIN CSL_CITATION {&quot;schema&quot;: &quot;https://github.com/citation-style-language/schema/raw/master/csl-citation.json&quot;, &quot;citationItems&quot;: [{&quot;id&quot;: &quot;ITEM-1&quot;, &quot;uris&quot;: [&quot;http://www.mendeley.com/documents/?uuid=cf1d08a7-52c3-47d4-8efb-c390f277c4cf&quot;], &quot;itemData&quot;: {&quot;id&quot;: &quot;ITEM-1&quot;, &quot;issue&quot;: &quot;9-10&quot;, &quot;title&quot;: &quot;Speak and unSpeak with Praat&quot;, &quot;page&quot;: &quot;341-347&quot;, &quot;volume&quot;: &quot;5&quot;, &quot;author&quot;: [{&quot;given&quot;: &quot;Paul&quot;, &quot;non-dropping-particle&quot;: &quot;&quot;, &quot;parse-names&quot;: false, &quot;dropping-particle&quot;: &quot;&quot;, &quot;family&quot;: &quot;Boersma&quot;, &quot;suffix&quot;: &quot;&quot;}, {&quot;given&quot;: &quot;Vincent&quot;, &quot;non-dropping-particle&quot;: &quot;van&quot;, &quot;parse-names&quot;: false, &quot;dropping-particle&quot;: &quot;&quot;, &quot;family&quot;: &quot;Heuven&quot;, &quot;suffix&quot;: &quot;&quot;}], &quot;ISBN&quot;: &quot;1381-3439&quot;, &quot;PMID&quot;: &quot;61&quot;, &quot;issued&quot;: {&quot;date-parts&quot;: [[&quot;2001&quot;]]}, &quot;DOI&quot;: &quot;10.1097/AUD.0b013e31821473f7&quot;, &quot;type&quot;: &quot;article-journal&quot;, &quot;ISSN&quot;: &quot;0196-0202&quot;, &quot;abstract&quot;: &quot;See, stats, and : http : / / www . researchgate . net / publication / 208032992 PRAAT , a computer ARTICLE CITATIONS 942 DOWNLOADS 870 VIEWS 1 , 365 2 : Paul University 104 , 780 SEE David University 19 , 721 SEE Available : Paul Retrieved : 28&quot;, &quot;container-title&quot;: &quot;Glot International&quot;}}], &quot;mendeley&quot;: {&quot;formattedCitation&quot;: &quot;[17]&quot;, &quot;plainTextFormattedCitation&quot;: &quot;[17]&quot;, &quot;previouslyFormattedCitation&quot;: &quot;[17]&quot;}, &quot;properties&quot;: {&quot;noteIndex&quot;: 0}} RND3NI129NHTJ"/><text:span text:style-name="T140">⁠.</text:span></text:p>
      <text:p text:style-name="P112"/>
      <text:p text:style-name="P112"><text:span text:style-name="T144">Feature</text:span> extractions</text:p>
      <text:p text:style-name="P64">From time domain sound signal, we need to <text:span text:style-name="T148">convert</text:span> into frequency domain features <text:span text:style-name="T154">such as MFCC </text:span><text:reference-mark-start text:name="ADDIN CSL_CITATION {&quot;schema&quot;: &quot;https://github.com/citation-style-language/schema/raw/master/csl-citation.json&quot;, &quot;citationItems&quot;: [{&quot;id&quot;: &quot;ITEM-1&quot;, &quot;uris&quot;: [&quot;http://www.mendeley.com/documents/?uuid=301937eb-9ab5-4180-92ca-7cccdebfd6aa&quot;], &quot;itemData&quot;: {&quot;id&quot;: &quot;ITEM-1&quot;, &quot;issue&quot;: &quot;4&quot;, &quot;title&quot;: &quot;Comparison of Parametric Representations for Monosyllabic Word Recognition in Continuously Spoken Sentences&quot;, &quot;page&quot;: &quot;357-366&quot;, &quot;volume&quot;: &quot;28&quot;, &quot;author&quot;: [{&quot;given&quot;: &quot;Steven B.&quot;, &quot;non-dropping-particle&quot;: &quot;&quot;, &quot;parse-names&quot;: false, &quot;dropping-particle&quot;: &quot;&quot;, &quot;family&quot;: &quot;Davis&quot;, &quot;suffix&quot;: &quot;&quot;}, {&quot;given&quot;: &quot;Paul&quot;, &quot;non-dropping-particle&quot;: &quot;&quot;, &quot;parse-names&quot;: false, &quot;dropping-particle&quot;: &quot;&quot;, &quot;family&quot;: &quot;Mermelstein&quot;, &quot;suffix&quot;: &quot;&quot;}], &quot;ISBN&quot;: &quot;0096-3518&quot;, &quot;PMID&quot;: &quot;1163420&quot;, &quot;issued&quot;: {&quot;date-parts&quot;: [[&quot;1980&quot;]]}, &quot;DOI&quot;: &quot;10.1109/TASSP.1980.1163420&quot;, &quot;type&quot;: &quot;article-journal&quot;, &quot;ISSN&quot;: &quot;00963518&quot;, &quot;abstract&quot;: &quot;Several parametric representations of the acoustic signal were compared with regard to word recognition performance in a syllable-oriented continuous speech recognition system. The vocabulary included many phonetically similar monosyllabic words, therefore the emphasis was on the ability to retain phonetically significant acoustic information in the face of syntactic and duration variations. For each parameter set (based on a mel-frequency cepstrum, a linear frequency cepstrum, a linear prediction cepstrum, a linear prediction spectrum, or a set of reflection coefficients), word templates were generated using an efficient dynamic warping method, and test data were time registered with the templates. A set of ten mel-frequency cepstrum coefficients computed every 6.4 ms resulted in the best performance, namely 96.5 percent and 95.0 percent recognition with each of two speakers. The superior performance of the mel-frequency cepstrum coefficients may be attributed to the fact that they better represent the perceptually relevant aspects of the short-term speech spectrum.&quot;, &quot;container-title&quot;: &quot;IEEE Transactions on Acoustics, Speech, and Signal Processing&quot;}}], &quot;mendeley&quot;: {&quot;formattedCitation&quot;: &quot;[9]&quot;, &quot;plainTextFormattedCitation&quot;: &quot;[9]&quot;, &quot;previouslyFormattedCitation&quot;: &quot;[9]&quot;}, &quot;properties&quot;: {&quot;noteIndex&quot;: 0}} RNDYbdjTd4EV0"/><text:span text:style-name="T19">[9]</text:span><text:reference-mark-end text:name="ADDIN CSL_CITATION {&quot;schema&quot;: &quot;https://github.com/citation-style-language/schema/raw/master/csl-citation.json&quot;, &quot;citationItems&quot;: [{&quot;id&quot;: &quot;ITEM-1&quot;, &quot;uris&quot;: [&quot;http://www.mendeley.com/documents/?uuid=301937eb-9ab5-4180-92ca-7cccdebfd6aa&quot;], &quot;itemData&quot;: {&quot;id&quot;: &quot;ITEM-1&quot;, &quot;issue&quot;: &quot;4&quot;, &quot;title&quot;: &quot;Comparison of Parametric Representations for Monosyllabic Word Recognition in Continuously Spoken Sentences&quot;, &quot;page&quot;: &quot;357-366&quot;, &quot;volume&quot;: &quot;28&quot;, &quot;author&quot;: [{&quot;given&quot;: &quot;Steven B.&quot;, &quot;non-dropping-particle&quot;: &quot;&quot;, &quot;parse-names&quot;: false, &quot;dropping-particle&quot;: &quot;&quot;, &quot;family&quot;: &quot;Davis&quot;, &quot;suffix&quot;: &quot;&quot;}, {&quot;given&quot;: &quot;Paul&quot;, &quot;non-dropping-particle&quot;: &quot;&quot;, &quot;parse-names&quot;: false, &quot;dropping-particle&quot;: &quot;&quot;, &quot;family&quot;: &quot;Mermelstein&quot;, &quot;suffix&quot;: &quot;&quot;}], &quot;ISBN&quot;: &quot;0096-3518&quot;, &quot;PMID&quot;: &quot;1163420&quot;, &quot;issued&quot;: {&quot;date-parts&quot;: [[&quot;1980&quot;]]}, &quot;DOI&quot;: &quot;10.1109/TASSP.1980.1163420&quot;, &quot;type&quot;: &quot;article-journal&quot;, &quot;ISSN&quot;: &quot;00963518&quot;, &quot;abstract&quot;: &quot;Several parametric representations of the acoustic signal were compared with regard to word recognition performance in a syllable-oriented continuous speech recognition system. The vocabulary included many phonetically similar monosyllabic words, therefore the emphasis was on the ability to retain phonetically significant acoustic information in the face of syntactic and duration variations. For each parameter set (based on a mel-frequency cepstrum, a linear frequency cepstrum, a linear prediction cepstrum, a linear prediction spectrum, or a set of reflection coefficients), word templates were generated using an efficient dynamic warping method, and test data were time registered with the templates. A set of ten mel-frequency cepstrum coefficients computed every 6.4 ms resulted in the best performance, namely 96.5 percent and 95.0 percent recognition with each of two speakers. The superior performance of the mel-frequency cepstrum coefficients may be attributed to the fact that they better represent the perceptually relevant aspects of the short-term speech spectrum.&quot;, &quot;container-title&quot;: &quot;IEEE Transactions on Acoustics, Speech, and Signal Processing&quot;}}], &quot;mendeley&quot;: {&quot;formattedCitation&quot;: &quot;[9]&quot;, &quot;plainTextFormattedCitation&quot;: &quot;[9]&quot;, &quot;previouslyFormattedCitation&quot;: &quot;[9]&quot;}, &quot;properties&quot;: {&quot;noteIndex&quot;: 0}} RNDYbdjTd4EV0"/><text:span text:style-name="T154">⁠</text:span>. <text:span text:style-name="T150">For this purpose </text:span>HTK program <text:span text:style-name="T36">HCopy. </text:span><text:span text:style-name="T150">will be used. First file </text:span><text:span text:style-name="T48">HCopy</text:span><text:span text:style-name="T145"> will use as shown in figure-3.</text:span></text:p>
      <text:p text:style-name="P87">#<text:span text:style-name="T142">configcopy.txt</text:span></text:p>
      <text:p text:style-name="P87">TARGETKIND = MFCC_D_A_0_Z</text:p>
      <text:p text:style-name="P87">TARGETRATE = 100000.0</text:p>
      <text:p text:style-name="P87">SAVECOMPRESSED = T</text:p>
      <text:p text:style-name="P87">SAVEWITHCRC = T</text:p>
      <text:p text:style-name="P87">WINDOWSIZE = 250000.0</text:p>
      <text:p text:style-name="P87">USEHAMMING = T</text:p>
      <text:p text:style-name="P87">PREEMCOEF = 0.97</text:p>
      <text:p text:style-name="P87">NUMCHANS = 26</text:p>
      <text:p text:style-name="P87"><text:soft-page-break/>CEPLIFTER = 22</text:p>
      <text:p text:style-name="P108">NUMCEPS = 12</text:p>
      <text:p text:style-name="P87">ENORMALISE = T</text:p>
      <text:p text:style-name="P87">SOURCEFORMAT = WAV</text:p>
      <text:p text:style-name="P65"><text:span text:style-name="T151">figure-3. </text:span><text:span text:style-name="T156">configcopy</text:span><text:span text:style-name="T151">.txt</text:span> file <text:span text:style-name="T155">contents</text:span></text:p>
      <text:p text:style-name="P87"/>
      <text:p text:style-name="P87">#wav2mfcc.lst</text:p>
      <text:p text:style-name="P87">../wavs/isolated_W0_0001.wav<text:tab/>../wavs/isolated_W0_0001.mfc</text:p>
      <text:p text:style-name="P87"/>
      <text:p text:style-name="P65"><text:span text:style-name="T151">figure-4. wav2mffc.lst</text:span> file <text:span text:style-name="T155">contents</text:span></text:p>
      <text:p text:style-name="P70"/>
      <text:p text:style-name="P66"><text:span text:style-name="T159">The second file contain </text:span>list of files to be converted, <text:span text:style-name="T152">wav2mfcc.lst which content</text:span> <text:span text:style-name="T153">in </text:span>figure-4. <text:span text:style-name="T160">Now with these two files as arguments, feature extraction can be performed using command</text:span></text:p>
      <text:p text:style-name="P109"/>
      <text:p text:style-name="P108"><text:span text:style-name="T182">$</text:span>HCopy -T 7 -C configcopy.txt -S wav2mfcc.lst</text:p>
      <text:p text:style-name="P39"><text:line-break/>figure 5. feature extraction command</text:p>
      <text:p text:style-name="P112">Creating initial model.</text:p>
      <text:p text:style-name="P34">Since parameter estimation <text:span text:style-name="T167">of HMM </text:span>is <text:span text:style-name="T161">an iterative process then we need initial model at first. It is the complete model contains all HMM parameters. Using HTK, this model can be specified in text file that contains initial probabilities, transition probabilities and observations or features probabilities at once. At previous step we’re using MFCC as an extracted feature. This MFCC is now modelled using independent of <text:s/>gaussian mixture. Each mixture corresponding for each coefficient of MFCC component. Each component contains means, variances and weights for each independent gaussian distribution. Now we have 39 independent gaussians with their means and variances. We’re using 5 states left-right bakis </text:span><text:reference-mark-start text:name="ADDIN CSL_CITATION {&quot;schema&quot;: &quot;https://github.com/citation-style-language/schema/raw/master/csl-citation.json&quot;, &quot;citationItems&quot;: [{&quot;id&quot;: &quot;ITEM-1&quot;, &quot;uris&quot;: [&quot;http://www.mendeley.com/documents/?uuid=37778bbf-d82b-44f4-a767-b0850fdaba36&quot;], &quot;itemData&quot;: {&quot;id&quot;: &quot;ITEM-1&quot;, &quot;DOI&quot;: &quot;10.1016/B978-0-12-802398-3.00002-7&quot;, &quot;publisher&quot;: &quot;Prentice Hall&quot;, &quot;ISSN&quot;: &quot;0164-7989&quot;, &quot;type&quot;: &quot;book&quot;, &quot;author&quot;: [{&quot;given&quot;: &quot;Lawrence&quot;, &quot;non-dropping-particle&quot;: &quot;&quot;, &quot;parse-names&quot;: false, &quot;dropping-particle&quot;: &quot;&quot;, &quot;family&quot;: &quot;Rabiner&quot;, &quot;suffix&quot;: &quot;&quot;}, {&quot;given&quot;: &quot;Bing Hwang&quot;, &quot;non-dropping-particle&quot;: &quot;&quot;, &quot;parse-names&quot;: false, &quot;dropping-particle&quot;: &quot;&quot;, &quot;family&quot;: &quot;Juang&quot;, &quot;suffix&quot;: &quot;&quot;}], &quot;ISBN&quot;: &quot;0130151572&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number-of-pages&quot;: &quot;9-40&quot;, &quot;title&quot;: &quot;Fundamentals of speech recognition&quot;, &quot;issued&quot;: {&quot;date-parts&quot;: [[&quot;1993&quot;]]}}}], &quot;mendeley&quot;: {&quot;formattedCitation&quot;: &quot;[4]&quot;, &quot;plainTextFormattedCitation&quot;: &quot;[4]&quot;, &quot;previouslyFormattedCitation&quot;: &quot;[4]&quot;}, &quot;properties&quot;: {&quot;noteIndex&quot;: 0}} RNDcLGO43tdlq"/><text:span text:style-name="T20">[4]</text:span><text:reference-mark-end text:name="ADDIN CSL_CITATION {&quot;schema&quot;: &quot;https://github.com/citation-style-language/schema/raw/master/csl-citation.json&quot;, &quot;citationItems&quot;: [{&quot;id&quot;: &quot;ITEM-1&quot;, &quot;uris&quot;: [&quot;http://www.mendeley.com/documents/?uuid=37778bbf-d82b-44f4-a767-b0850fdaba36&quot;], &quot;itemData&quot;: {&quot;id&quot;: &quot;ITEM-1&quot;, &quot;DOI&quot;: &quot;10.1016/B978-0-12-802398-3.00002-7&quot;, &quot;publisher&quot;: &quot;Prentice Hall&quot;, &quot;ISSN&quot;: &quot;0164-7989&quot;, &quot;type&quot;: &quot;book&quot;, &quot;author&quot;: [{&quot;given&quot;: &quot;Lawrence&quot;, &quot;non-dropping-particle&quot;: &quot;&quot;, &quot;parse-names&quot;: false, &quot;dropping-particle&quot;: &quot;&quot;, &quot;family&quot;: &quot;Rabiner&quot;, &quot;suffix&quot;: &quot;&quot;}, {&quot;given&quot;: &quot;Bing Hwang&quot;, &quot;non-dropping-particle&quot;: &quot;&quot;, &quot;parse-names&quot;: false, &quot;dropping-particle&quot;: &quot;&quot;, &quot;family&quot;: &quot;Juang&quot;, &quot;suffix&quot;: &quot;&quot;}], &quot;ISBN&quot;: &quot;0130151572&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number-of-pages&quot;: &quot;9-40&quot;, &quot;title&quot;: &quot;Fundamentals of speech recognition&quot;, &quot;issued&quot;: {&quot;date-parts&quot;: [[&quot;1993&quot;]]}}}], &quot;mendeley&quot;: {&quot;formattedCitation&quot;: &quot;[4]&quot;, &quot;plainTextFormattedCitation&quot;: &quot;[4]&quot;, &quot;previouslyFormattedCitation&quot;: &quot;[4]&quot;}, &quot;properties&quot;: {&quot;noteIndex&quot;: 0}} RNDcLGO43tdlq"/><text:span text:style-name="T161">⁠ HMM model. Now the complete initial model should be like in figure-5</text:span></text:p>
      <text:p text:style-name="P35"/>
      <text:p text:style-name="P87">~o &lt;VecSize&gt; 39 &lt;MFCC_D_A_0_Z&gt;</text:p>
      <text:p text:style-name="P87">~h "<text:span text:style-name="T168">initial</text:span>"</text:p>
      <text:p text:style-name="P87">&lt;BeginHMM&gt;</text:p>
      <text:p text:style-name="P87">&lt;NumStates&gt; 5</text:p>
      <text:p text:style-name="P87">&lt;State&gt; 2</text:p>
      <text:p text:style-name="P87">&lt;Mean&gt; 39</text:p>
      <text:p text:style-name="P87">0.0 0.0 0.0 ... 0.0 </text:p>
      <text:p text:style-name="P87">&lt;Variance&gt; 39</text:p>
      <text:p text:style-name="P87">1.0 1.0 1.0 1.0 ... 1.0 </text:p>
      <text:p text:style-name="P87">&lt;State&gt; 3</text:p>
      <text:p text:style-name="P87">&lt;Mean&gt; 39</text:p>
      <text:p text:style-name="P88">0.0 0.0 0.0 ... 0.0 </text:p>
      <text:p text:style-name="P88">&lt;Variance&gt; 39</text:p>
      <text:p text:style-name="P89">1.0 1.0 1.0 1.0 ... 1.0 </text:p>
      <text:p text:style-name="P89">&lt;State&gt; 4</text:p>
      <text:p text:style-name="P87">&lt;Mean&gt; 39</text:p>
      <text:p text:style-name="P88">0.0 0.0 0.0 ... 0.0 </text:p>
      <text:p text:style-name="P88">&lt;Variance&gt; 39</text:p>
      <text:p text:style-name="P88">1.0 1.0 1.0 1.0 ... 1.0 </text:p>
      <text:p text:style-name="P88"><text:span text:style-name="T162">&lt;</text:span>TransP&gt; 5</text:p>
      <text:p text:style-name="P87">0.0 1.0 0.0 0.0 0.0</text:p>
      <text:p text:style-name="P87">0.0 0.6 0.4 0.0 0.0</text:p>
      <text:p text:style-name="P87">0.0 0.0 0.6 0.4 0.0</text:p>
      <text:p text:style-name="P87">0.0 0.0 0.0 0.7 0.3</text:p>
      <text:p text:style-name="P87">0.0 0.0 0.0 0.0 0.0</text:p>
      <text:p text:style-name="P87">&lt;EndHMM&gt;</text:p>
      <text:p text:style-name="P90"><text:span text:style-name="T51">F</text:span><text:span text:style-name="T36">igure-5. Hmm initial model</text:span><text:line-break/></text:p>
      <text:p text:style-name="P91"><text:soft-page-break/>The triple dot '...' <text:span text:style-name="T169">after &lt;Mean&gt; and &lt;Variance&gt; tag at </text:span>figure-5 simply mean <text:span text:style-name="T165">that the</text:span> same value<text:span text:style-name="T165">s</text:span> <text:s/><text:span text:style-name="T165">0 or 1 are </text:span>to <text:span text:style-name="T166">be </text:span>written until total 39 times. </text:p>
      <text:p text:style-name="P91"/>
      <text:p text:style-name="P100"><text:span text:style-name="T171">Baum-viterbi Initilization</text:span>:</text:p>
      <text:p text:style-name="P92"><text:span text:style-name="T172">On HTK, </text:span>Baum-Viterbi initilization <text:span text:style-name="T172">is performed by command line </text:span><text:span text:style-name="T53">Hinit</text:span><text:span text:style-name="T172">. We need two text files concerning this task. First a </text:span><text:span text:style-name="T53">configtrain.txt</text:span><text:span text:style-name="T172"> contain single line to tell Hinit that it's mfc format is written by HTK(HCopy) itself, the second file '</text:span><text:span text:style-name="T53">train.lst</text:span><text:span text:style-name="T172">' that lists all features files involved.</text:span></text:p>
      <text:p text:style-name="P108"/>
      <text:p text:style-name="P108">#<text:span text:style-name="T173">configtrain.txt</text:span></text:p>
      <text:p text:style-name="P108">SOURCEFORMAT = HTK</text:p>
      <text:p text:style-name="P110"><text:tab/><text:span text:style-name="T158">F</text:span><text:span text:style-name="T157">igure-?. Hmm initial model</text:span></text:p>
      <text:p text:style-name="P108"/>
      <text:p text:style-name="P108"/>
      <text:p text:style-name="P108"><text:span text:style-name="T183">$</text:span>HInit -C configtrain.txt -T 511 -m 1 -M hinitoutput initial -S train.lst</text:p>
      <text:p text:style-name="P103"><text:span text:style-name="T164">F</text:span>igure-?. Hmm initial model</text:p>
      <text:p text:style-name="P101"/>
      <text:p text:style-name="P101"/>
      <text:p text:style-name="P104">Baum-welch parameter estimation</text:p>
      <text:p text:style-name="P31"><text:span text:style-name="T175">Based on initial model from initialization, n</text:span>ow <text:span text:style-name="T174">it’s time to create hmms for every subword (phonems). Initial model is firstly duplicated to all triphones exist and then reestimated using HRest.</text:span></text:p>
      <text:p text:style-name="P102"/>
      <text:p text:style-name="P112"><text:span text:style-name="T205">Semi a</text:span>utomatic labeling <text:span text:style-name="T204">and incremental database building</text:span></text:p>
      <text:p text:style-name="P41"><text:span text:style-name="T78">T</text:span><text:span text:style-name="T68">he first sentence ‘isolated_001.wav’</text:span> <text:span text:style-name="T176">is annotated manually. But continuous version need not to be labeled immediately. <text:s/>First train this isolated version to construct model that can be used for automatic labeling, <text:s/>since this intermediate model contains all monophones required to align next continuous training sentences. So continuous training version is aligned automatically and refined. This incremental labeling is considered shorten the time to label many training sentences. To automatically label new sentences based on existing model, we use HTK program </text:span><text:span text:style-name="T54">HVITE</text:span><text:span text:style-name="T176"> with ‘</text:span><text:span text:style-name="T52">-a</text:span><text:span text:style-name="T176">’ parameter which mean ‘</text:span><text:span text:style-name="T52">align</text:span><text:span text:style-name="T176">’. The complete command as in Figure-?</text:span></text:p>
      <text:p text:style-name="P111">$Hvite -a ???</text:p>
      <text:p text:style-name="P40"><text:line-break/>figure ?. <text:span text:style-name="T177">HVite to performed labelling</text:span></text:p>
      <text:p text:style-name="P105"/>
      <text:p text:style-name="P105">Recognition test<text:line-break/></text:p>
      <text:p text:style-name="P94">Phonems recognition vs Word Recognition</text:p>
      <text:p text:style-name="P95"/>
      <text:p text:style-name="P106"><text:span text:style-name="T112">P</text:span><text:span text:style-name="T108">honems </text:span><text:span text:style-name="T88">recognition result </text:span><text:span text:style-name="T113">is </text:span><text:span text:style-name="T109">analyze</text:span><text:span text:style-name="T113">d</text:span><text:span text:style-name="T109"> at first. </text:span><text:span text:style-name="T110">In this phone dialler application we only have 40 percent </text:span><text:span text:style-name="T111">monophones recognized correctly as shown in </text:span><text:span text:style-name="T112">Figure-?</text:span><text:span text:style-name="T111">. But </text:span><text:span text:style-name="T112">event this level can lead to over 90% of word recognition results as shown in Figure-?.</text:span></text:p>
      <text:p text:style-name="P96"/>
      <text:p text:style-name="P97"/>
      <text:p text:style-name="P107"><text:span text:style-name="T111">F</text:span><text:span text:style-name="T88">igure-? : monophones results</text:span></text:p>
      <text:p text:style-name="P98"/>
      <text:p text:style-name="P98"/>
      <text:p text:style-name="P98"/>
      <text:p text:style-name="P99">Figure-? : word results</text:p>
      <text:p text:style-name="P98"/>
      <text:p text:style-name="P93"/>
      <text:p text:style-name="P101"/>
      <text:p text:style-name="P101">Computation time:</text:p>
      <text:p text:style-name="P30"><text:tab/><text:span text:style-name="T170">in Intel Family .... Ghz .. <text:s/>we need ... seconds to execute. <text:s/>By simple calculation ... on Android it will need about ... seconds. While in embedded AVR it will need about 1000 times, become ... </text:span></text:p>
      <text:p text:style-name="P75"/>
      <text:p text:style-name="P71">Further Research</text:p>
      <text:p text:style-name="P72"/>
      <text:p text:style-name="P73"><text:soft-page-break/>DAFTAR PUSTAKA</text:p>
      <text:p text:style-name="P33"/>
      <text:section text:style-name="Sect1" text:name="ADDIN Mendeley Bibliography CSL_BIBLIOGRAPHY  RND34P5TbKzTK">
        <text:p text:style-name="P29">[1]<text:tab/>S. Sakti, P. Hutagaol, A. A. Arman, and S. Nakamura, “Indonesian Speech Recognition for Hearing and Speaking Impaired People,” in <text:span text:style-name="T64">INTERSPEECH 2004 - ICSLP 8th International Conference on Spoken Language Processing ICC Jeju, Jeju Island, Korea</text:span>, 2004.</text:p>
        <text:p text:style-name="P29">[2]<text:tab/>S. Ruan, J. O. Wobbrock, K. Liou, A. Ng, and J. Landay, “Speech Is 3x Faster than Typing for English and Mandarin Text Entry on Mobile Devices,” <text:span text:style-name="T64">https://www.arxiv.org</text:span>, 2016.</text:p>
        <text:p text:style-name="P29">[3]<text:tab/>S. Ruan, J. O. Wobbrock, K. Liou, A. Ng, and J. A. Landay, “Comparing Speech and Keyboard Text Entry for Short Messages in Two Languages on Touchscreen Phones,” <text:span text:style-name="T64">Proc. ACM Interactive, Mobile, Wearable Ubiquitous Technol.</text:span>, vol. 1, no. 4, pp. 1–23, 2017.</text:p>
        <text:p text:style-name="P29">[4]<text:tab/>L. Rabiner and B. H. Juang, <text:span text:style-name="T64">Fundamentals of speech recognition</text:span>. Prentice Hall, 1993.</text:p>
        <text:p text:style-name="P29">[5]<text:tab/>S. Young, E. Gunnar, G. Mark, T. Hain, and D. Kershaw, “The HTK Book version 3.5 alpha,” Cambridge University, 2015.</text:p>
        <text:p text:style-name="P29">[6]<text:tab/>J. Li, L. Deng, R. Haeb-Umbach, and Y. Gong, <text:span text:style-name="T64">Robust Automatic Speech Recognition - A Bridge to Practical Applications</text:span>. Academic Press, Elsevier, 2016.</text:p>
        <text:p text:style-name="P29">[7]<text:tab/>K. Murphy, <text:span text:style-name="T64">Machine Learning: A probabilistic approach</text:span>. MIT Press, 2012.</text:p>
        <text:p text:style-name="P29">[8]<text:tab/>S. M. Ross, <text:span text:style-name="T64">Introduction to Probability Models</text:span>, 9th ed. Academic Press, 2007.</text:p>
        <text:p text:style-name="P29">[9]<text:tab/>S. B. Davis and P. Mermelstein, “Comparison of Parametric Representations for Monosyllabic Word Recognition in Continuously Spoken Sentences,” <text:span text:style-name="T64">IEEE Trans. Acoust.</text:span>, vol. 28, no. 4, pp. 357–366, 1980.</text:p>
        <text:p text:style-name="P29">[10]<text:tab/>A. Papoulis, <text:span text:style-name="T64">Probability, Random Variables and Stochastic Processes</text:span>, 4th ed. McGraw-Hill, 2002.</text:p>
        <text:p text:style-name="P29">[11]<text:tab/>D. Forney, “The Viterbi Algorithm,” <text:span text:style-name="T64">Proc. IEEE</text:span>, vol. 61, no. 3, pp. 268–278, 1973.</text:p>
        <text:p text:style-name="P29">[12]<text:tab/>B. H. Juang and L. R. Rabiner, “The segmental K-means algorithm for estimating parameters of hidden Markov models,” <text:span text:style-name="T64">Acoustics, Speech and Signal …</text:span>, vol. 38, no. 9. pp. 1639–1641, 1990.</text:p>
        <text:p text:style-name="P29">[13]<text:tab/>J. A. Bilmes, “A Gentle Tutorial of the EM Algorithm,” <text:span text:style-name="T64">Tech. Rep. TR-97-021</text:span>, vol. ICSI, no. 510, p. 126, 1997.</text:p>
        <text:p text:style-name="P29">[14]<text:tab/>E. Raggi, K. Thomas, and S. Van Vugt, <text:span text:style-name="T64">Beginning Ubuntu Linux: Natty Narwhal Edition</text:span>, 6th ed. APress, 2011.</text:p>
        <text:p text:style-name="P29">[15]<text:tab/>M. G. Sobell, <text:span text:style-name="T64">A Practical Guide To Ubuntu Linux</text:span>, 3rd ed. Prentice Hall, 2010.</text:p>
        <text:p text:style-name="P29">[16]<text:tab/>M. A. Huckvale, D. M. Brookes, L. T. Dworkin, M. E. Johnson, D. J. Pearce, and L. Whitaker, “The SPAR Speech Filing System,” <text:span text:style-name="T64">Eur. Conf. Speech Technol.</text:span>, pp. 305–308, 1987.</text:p>
        <text:p text:style-name="P15">[17]<text:tab/>P. Boersma and V. van Heuven, “Speak and unSpeak with Praat,” <text:span text:style-name="T64">Glot Int.</text:span>, vol. 5, no. 9–10, pp. 341–347, 200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text-properties fo:font-size="11pt" fo:font-weight="normal" officeooo:rsid="0166e08d" style:font-size-asian="11pt" style:font-weight-asian="normal" style:font-size-complex="11pt"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style style:name="Figure" style:family="paragraph" style:parent-style-name="Caption"/>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style style:name="Txt_5f_raw" style:display-name="Txt_raw" style:family="paragraph" style:parent-style-name="Text_20_body">
      <style:paragraph-properties fo:margin-top="0in" fo:margin-bottom="0in" loext:contextual-spacing="false" fo:line-height="100%"/>
      <style:text-properties fo:font-size="7pt" fo:language="zxx" fo:country="none" style:font-size-asian="7pt" style:language-asian="zxx" style:country-asian="none" style:font-size-complex="7pt" style:language-complex="zxx" style:country-complex="none"/>
    </style:style>
    <style:style style:name="Heading_20_1" style:display-name="Heading 1" style:family="paragraph" style:parent-style-name="Heading" style:class="text"/>
    <style:style style:name="Heading_20_2" style:display-name="Heading 2" style:family="paragraph" style:parent-style-name="Heading" style:class="text">
      <style:text-properties fo:font-size="11pt" fo:font-weight="bold" style:font-size-asian="11pt" style:font-weight-asian="bold" style:font-size-complex="11pt" style:font-weight-complex="bold"/>
    </style:style>
    <style:style style:name="Quotations" style:family="paragraph" style:parent-style-name="Standard" style:class="html"/>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4:28:22.623081033</meta:creation-date>
    <dc:date>2018-10-25T10:11:13.632783542</dc:date>
    <meta:editing-duration>P1DT17H52M45S</meta:editing-duration>
    <meta:editing-cycles>698</meta:editing-cycles>
    <meta:generator>LibreOffice/5.1.6.2$Linux_X86_64 LibreOffice_project/10m0$Build-2</meta:generator>
    <meta:document-statistic meta:table-count="4" meta:image-count="0" meta:object-count="6" meta:page-count="8" meta:paragraph-count="168" meta:word-count="2749" meta:character-count="17681" meta:non-whitespace-character-count="14904"/>
    <meta:user-defined meta:name="Mendeley Citation Style_1">http://www.zotero.org/styles/ieee</meta:user-defined>
    <meta:user-defined meta:name="Mendeley Document_1">True</meta:user-defined>
    <meta:user-defined meta:name="Mendeley Unique User Id_1">d476e392-f846-31ac-8698-cd57b3ea4bfd</meta:user-defined>
    <meta:user-defined meta:name="Mendeley_Bookmark_0p84iWbCkO_1">ADDIN CSL_CITATION {"citationItems": [{"uris": ["http://www.mendeley.com/documents/?uuid=5b404dc2-a62d-4ba4-a0a6-4d0eace25ac4"], "itemData": {"type": "article-journal", "author": [{"dropping-particle": "", "given": "Sherry", "parse-names": false, "family"</meta:user-defined>
    <meta:user-defined meta:name="Mendeley_Bookmark_0p84iWbCkO_2" meta:value-type="string">: "Ruan", "suffix": "", "non-dropping-particle": ""}, {"dropping-particle": "", "given": "Jacob O", "parse-names": false, "family": "Wobbrock", "suffix": "", "non-dropping-particle": ""}, {"dropping-particle": "", "given": "Kenny", "parse-names": false, "</meta:user-defined>
    <meta:user-defined meta:name="Mendeley_Bookmark_0p84iWbCkO_3" meta:value-type="string">family": "Liou", "suffix": "", "non-dropping-particle": ""}, {"dropping-particle": "", "given": "Andrew", "parse-names": false, "family": "Ng", "suffix": "", "non-dropping-particle": ""}, {"dropping-particle": "", "given": "James", "parse-names": false, "</meta:user-defined>
    <meta:user-defined meta:name="Mendeley_Bookmark_0p84iWbCkO_4" meta:value-type="string">family": "Landay", "suffix": "", "non-dropping-particle": ""}], "issued": {"date-parts": [["2016"]]}, "container-title": "https://www.arxiv.org", "title": "Speech Is 3x Faster than Typing for English and Mandarin Text Entry on Mobile Devices", "id": "ITEM</meta:user-defined>
    <meta:user-defined meta:name="Mendeley_Bookmark_0p84iWbCkO_5" meta:value-type="string">-1"}, "id": "ITEM-1"}], "schema": "https://github.com/citation-style-language/schema/raw/master/csl-citation.json", "properties": {}, "mendeley": {"plainTextFormattedCitation": "[2]", "formattedCitation": "[2]", "previouslyFormattedCitation": "[2]"}}</meta:user-defined>
    <meta:user-defined meta:name="Mendeley_Bookmark_5Sf4NJLi1p_1" meta:value-type="string">ADDIN CSL_CITATION {"citationItems": [{"uris": ["http://www.mendeley.com/documents/?uuid=6788deb7-507b-42fd-bb1a-17d4eb084efe"], "itemData": {"ISBN": "9780128023983", "author": [{"dropping-particle": "", "given": "Jinyu", "parse-names": false, "family": "</meta:user-defined>
    <meta:user-defined meta:name="Mendeley_Bookmark_5Sf4NJLi1p_2" meta:value-type="string">Li", "suffix": "", "non-dropping-particle": ""}, {"dropping-particle": "", "given": "Li", "parse-names": false, "family": "Deng", "suffix": "", "non-dropping-particle": ""}, {"dropping-particle": "", "given": "R", "parse-names": false, "family": "Haeb-Umb</meta:user-defined>
    <meta:user-defined meta:name="Mendeley_Bookmark_5Sf4NJLi1p_3" meta:value-type="string">ach", "suffix": "", "non-dropping-particle": ""}, {"dropping-particle": "", "given": "Y", "parse-names": false, "family": "Gong", "suffix": "", "non-dropping-particle": ""}], "type": "book", "issued": {"date-parts": [["2016"]]}, "id": "ITEM-1", "title": "</meta:user-defined>
    <meta:user-defined meta:name="Mendeley_Bookmark_5Sf4NJLi1p_4" meta:value-type="string">Robust Automatic Speech Recognition - A Bridge to Practical Applications", "publisher": "Academic Press, Elsevier", "number-of-pages": "286"}, "id": "ITEM-1"}], "schema": "https://github.com/citation-style-language/schema/raw/master/csl-citation.json", "p</meta:user-defined>
    <meta:user-defined meta:name="Mendeley_Bookmark_5Sf4NJLi1p_5" meta:value-type="string">roperties": {}, "mendeley": {"plainTextFormattedCitation": "[6]", "formattedCitation": "[6]", "previouslyFormattedCitation": "[6]"}}</meta:user-defined>
    <meta:user-defined meta:name="Mendeley_Bookmark_75DoP1DmzY_1" meta:value-type="string">ADDIN CSL_CITATION {"citationItems": [{"uris": ["http://www.mendeley.com/documents/?uuid=8cd39fde-fc84-494e-b447-af085d98c466"], "itemData": {"type": "book", "author": [{"dropping-particle": "", "given": "Athanasios", "parse-names": false, "family": "Papo</meta:user-defined>
    <meta:user-defined meta:name="Mendeley_Bookmark_75DoP1DmzY_2" meta:value-type="string">ulis", "suffix": "", "non-dropping-particle": ""}], "issued": {"date-parts": [["2002"]]}, "id": "ITEM-1", "title": "Probability, Random Variables and Stochastic Processes", "publisher": "McGraw-Hill", "edition": "4th", "number-of-pages": "849"}, "id": "IT</meta:user-defined>
    <meta:user-defined meta:name="Mendeley_Bookmark_75DoP1DmzY_3" meta:value-type="string">EM-1"}], "schema": "https://github.com/citation-style-language/schema/raw/master/csl-citation.json", "properties": {}, "mendeley": {"plainTextFormattedCitation": "[10]", "formattedCitation": "[10]", "previouslyFormattedCitation": "[10]"}}</meta:user-defined>
    <meta:user-defined meta:name="Mendeley_Bookmark_Ck9qVmw5TU_1" meta:value-type="string">ADDIN CSL_CITATION {"citationItems": [{"uris": ["http://www.mendeley.com/documents/?uuid=3c943ad4-2f83-49bb-b9eb-a6f94121ca59"], "itemData": {"type": "report", "author": [{"dropping-particle": "", "given": "Steve", "parse-names": false, "family": "Young",</meta:user-defined>
    <meta:user-defined meta:name="Mendeley_Bookmark_Ck9qVmw5TU_2" meta:value-type="string"> "suffix": "", "non-dropping-particle": ""}, {"dropping-particle": "", "given": "Evermann", "parse-names": false, "family": "Gunnar", "suffix": "", "non-dropping-particle": ""}, {"dropping-particle": "", "given": "Gales", "parse-names": false, "family": "</meta:user-defined>
    <meta:user-defined meta:name="Mendeley_Bookmark_Ck9qVmw5TU_3" meta:value-type="string">Mark", "suffix": "", "non-dropping-particle": ""}, {"dropping-particle": "", "given": "Thomas", "parse-names": false, "family": "Hain", "suffix": "", "non-dropping-particle": ""}, {"dropping-particle": "", "given": "Dan", "parse-names": false, "family": "</meta:user-defined>
    <meta:user-defined meta:name="Mendeley_Bookmark_Ck9qVmw5TU_4" meta:value-type="string">Kershaw", "suffix": "", "non-dropping-particle": ""}], "issued": {"date-parts": [["2015"]]}, "publisher": "Cambridge University", "title": "The HTK Book version 3.5 alpha", "id": "ITEM-1"}, "id": "ITEM-1"}], "schema": "https://github.com/citation-style-la</meta:user-defined>
    <meta:user-defined meta:name="Mendeley_Bookmark_Ck9qVmw5TU_5" meta:value-type="string">nguage/schema/raw/master/csl-citation.json", "properties": {}, "mendeley": {"plainTextFormattedCitation": "[5]", "formattedCitation": "[5]", "previouslyFormattedCitation": "[5]"}}</meta:user-defined>
    <meta:user-defined meta:name="Mendeley_Bookmark_FSDKKNw4lp_1" meta:value-type="string">ADDIN CSL_CITATION {"citationItems": [{"uris": ["http://www.mendeley.com/documents/?uuid=3c943ad4-2f83-49bb-b9eb-a6f94121ca59"], "itemData": {"type": "report", "author": [{"dropping-particle": "", "given": "Steve", "parse-names": false, "family": "Young",</meta:user-defined>
    <meta:user-defined meta:name="Mendeley_Bookmark_FSDKKNw4lp_2" meta:value-type="string"> "suffix": "", "non-dropping-particle": ""}, {"dropping-particle": "", "given": "Evermann", "parse-names": false, "family": "Gunnar", "suffix": "", "non-dropping-particle": ""}, {"dropping-particle": "", "given": "Gales", "parse-names": false, "family": "</meta:user-defined>
    <meta:user-defined meta:name="Mendeley_Bookmark_FSDKKNw4lp_3" meta:value-type="string">Mark", "suffix": "", "non-dropping-particle": ""}, {"dropping-particle": "", "given": "Thomas", "parse-names": false, "family": "Hain", "suffix": "", "non-dropping-particle": ""}, {"dropping-particle": "", "given": "Dan", "parse-names": false, "family": "</meta:user-defined>
    <meta:user-defined meta:name="Mendeley_Bookmark_FSDKKNw4lp_4" meta:value-type="string">Kershaw", "suffix": "", "non-dropping-particle": ""}], "issued": {"date-parts": [["2015"]]}, "publisher": "Cambridge University", "title": "The HTK Book version 3.5 alpha", "id": "ITEM-1"}, "id": "ITEM-1"}], "schema": "https://github.com/citation-style-la</meta:user-defined>
    <meta:user-defined meta:name="Mendeley_Bookmark_FSDKKNw4lp_5" meta:value-type="string">nguage/schema/raw/master/csl-citation.json", "properties": {}, "mendeley": {"plainTextFormattedCitation": "[5]", "formattedCitation": "[5]", "previouslyFormattedCitation": "[5]"}}</meta:user-defined>
    <meta:user-defined meta:name="Mendeley_Bookmark_Fykn2toAzB_1" meta:value-type="string">ADDIN CSL_CITATION {"citationItems": [{"uris": ["http://www.mendeley.com/documents/?uuid=70ec566b-55dd-47a2-971e-220bcc795bb9"], "itemData": {"type": "paper-conference", "author": [{"dropping-particle": "", "given": "Sakriani", "parse-names": false, "fami</meta:user-defined>
    <meta:user-defined meta:name="Mendeley_Bookmark_Fykn2toAzB_2" meta:value-type="string">ly": "Sakti", "suffix": "", "non-dropping-particle": ""}, {"dropping-particle": "", "given": "Paulus", "parse-names": false, "family": "Hutagaol", "suffix": "", "non-dropping-particle": ""}, {"dropping-particle": "", "given": "Arry Akhmad", "parse-names":</meta:user-defined>
    <meta:user-defined meta:name="Mendeley_Bookmark_Fykn2toAzB_3" meta:value-type="string"> false, "family": "Arman", "suffix": "", "non-dropping-particle": ""}, {"dropping-particle": "", "given": "Satoshi", "parse-names": false, "family": "Nakamura", "suffix": "", "non-dropping-particle": ""}], "title": "Indonesian Speech Recognition for Heari</meta:user-defined>
    <meta:user-defined meta:name="Mendeley_Bookmark_Fykn2toAzB_4" meta:value-type="string">ng and Speaking Impaired People", "container-title": "INTERSPEECH 2004 - ICSLP 8th International Conference on Spoken Language Processing ICC Jeju, Jeju Island, Korea", "id": "ITEM-1", "issued": {"date-parts": [["2004"]]}, "abstract": "This paper outlines</meta:user-defined>
    <meta:user-defined meta:name="Mendeley_Bookmark_Fykn2toAzB_5" meta:value-type="string"> our efforts in developing Indonesian speech recognition for hearing and speaking impaired people. The lack of speech-enabling technology and research, as well as a shortage of data on the Indonesian language presents a major challenge for us to deal with</meta:user-defined>
    <meta:user-defined meta:name="Mendeley_Bookmark_Fykn2toAzB_6" meta:value-type="string">. Difficulties arise in developing an Indonesian speech corpus since Indonesian is actually most people\u2019s second language after their own ethnic native language. Collecting all of the possible languages and dialects of the tribes recognized in Indone</meta:user-defined>
    <meta:user-defined meta:name="Mendeley_Bookmark_Fykn2toAzB_7" meta:value-type="string">sia is still the biggest problem we face. In speech recognition, segmented utterances according to labels are usually used as a starting point for training speech models. This segmentation strategy is also one of the main issues. Initialization training u</meta:user-defined>
    <meta:user-defined meta:name="Mendeley_Bookmark_Fykn2toAzB_8" meta:value-type="string">tterances with flat segmentation would not give sufficient performance. Here, we used an English speech recognizer to set initial segmentation of Indonesian utterances. This method produced a significant improvement of up to 40% in performance."}, "id": "</meta:user-defined>
    <meta:user-defined meta:name="Mendeley_Bookmark_Fykn2toAzB_9" meta:value-type="string">ITEM-1"}], "schema": "https://github.com/citation-style-language/schema/raw/master/csl-citation.json", "properties": {}, "mendeley": {"plainTextFormattedCitation": "[1]", "formattedCitation": "[1]", "previouslyFormattedCitation": "[1]"}}</meta:user-defined>
    <meta:user-defined meta:name="Mendeley_Bookmark_GXPBHXvS36_1" meta:value-type="string">ADDIN CSL_CITATION {"citationItems": [{"uris": ["http://www.mendeley.com/documents/?uuid=37778bbf-d82b-44f4-a767-b0850fdaba36"], "itemData": {"ISBN": "0130151572", "author": [{"dropping-particle": "", "given": "Lawrence", "parse-names": false, "family": "</meta:user-defined>
    <meta:user-defined meta:name="Mendeley_Bookmark_GXPBHXvS36_2" meta:value-type="string">Rabiner", "suffix": "", "non-dropping-particle": ""}, {"dropping-particle": "", "given": "Bing Hwang", "parse-names": false, "family": "Juang", "suffix": "", "non-dropping-particle": ""}], "title": "Fundamentals of speech recognition", "ISSN": "0164-7989"</meta:user-defined>
    <meta:user-defined meta:name="Mendeley_Bookmark_GXPBHXvS36_3" meta:value-type="string">, "type": "book", "id": "ITEM-1", "abstract": "Provides a theoretically sound, technically accurate, and complete description of the basic knowledge and ideas that constitute a modern system for speech recognition by machine. Covers production, perception</meta:user-defined>
    <meta:user-defined meta:name="Mendeley_Bookmark_GXPBHXvS36_4" meta:value-type="string">, and acoustic-phonetic characterization of the speech signal; signal processing and analysis methods for speech recognition; pattern comparison techniques; speech recognition system design and implementation; theory and implementation of hidden Markov mo</meta:user-defined>
    <meta:user-defined meta:name="Mendeley_Bookmark_GXPBHXvS36_5" meta:value-type="string">dels; speech recognition based on connected word models; large vocabulary continuous speech recognition; and task- oriented application of automatic speech recognition. For practicing engineers, scientists, linguists, and programmers interested in speech </meta:user-defined>
    <meta:user-defined meta:name="Mendeley_Bookmark_GXPBHXvS36_6" meta:value-type="string">recognition.", "publisher": "Prentice Hall", "DOI": "10.1016/B978-0-12-802398-3.00002-7", "number-of-pages": "9-40", "issued": {"date-parts": [["1993"]]}}, "id": "ITEM-1"}], "schema": "https://github.com/citation-style-language/schema/raw/master/csl-citat</meta:user-defined>
    <meta:user-defined meta:name="Mendeley_Bookmark_GXPBHXvS36_7" meta:value-type="string">ion.json", "properties": {}, "mendeley": {"plainTextFormattedCitation": "[4]", "formattedCitation": "[4]", "previouslyFormattedCitation": "[4]"}}</meta:user-defined>
    <meta:user-defined meta:name="Mendeley_Bookmark_ILQe2Lsixd_1" meta:value-type="string">ADDIN CSL_CITATION {"citationItems": [{"uris": ["http://www.mendeley.com/documents/?uuid=301937eb-9ab5-4180-92ca-7cccdebfd6aa"], "itemData": {"ISBN": "0096-3518", "author": [{"dropping-particle": "", "given": "Steven B.", "parse-names": false, "family": "</meta:user-defined>
    <meta:user-defined meta:name="Mendeley_Bookmark_ILQe2Lsixd_2" meta:value-type="string">Davis", "suffix": "", "non-dropping-particle": ""}, {"dropping-particle": "", "given": "Paul", "parse-names": false, "family": "Mermelstein", "suffix": "", "non-dropping-particle": ""}], "issued": {"date-parts": [["1980"]]}, "PMID": "1163420", "id": "ITEM</meta:user-defined>
    <meta:user-defined meta:name="Mendeley_Bookmark_ILQe2Lsixd_3" meta:value-type="string">-1", "abstract": "Several parametric representations of the acoustic signal were compared with regard to word recognition performance in a syllable-oriented continuous speech recognition system. The vocabulary included many phonetically similar monosyllab</meta:user-defined>
    <meta:user-defined meta:name="Mendeley_Bookmark_ILQe2Lsixd_4" meta:value-type="string">ic words, therefore the emphasis was on the ability to retain phonetically significant acoustic information in the face of syntactic and duration variations. For each parameter set (based on a mel-frequency cepstrum, a linear frequency cepstrum, a linear </meta:user-defined>
    <meta:user-defined meta:name="Mendeley_Bookmark_ILQe2Lsixd_5" meta:value-type="string">prediction cepstrum, a linear prediction spectrum, or a set of reflection coefficients), word templates were generated using an efficient dynamic warping method, and test data were time registered with the templates. A set of ten mel-frequency cepstrum co</meta:user-defined>
    <meta:user-defined meta:name="Mendeley_Bookmark_ILQe2Lsixd_6" meta:value-type="string">efficients computed every 6.4 ms resulted in the best performance, namely 96.5 percent and 95.0 percent recognition with each of two speakers. The superior performance of the mel-frequency cepstrum coefficients may be attributed to the fact that they bett</meta:user-defined>
    <meta:user-defined meta:name="Mendeley_Bookmark_ILQe2Lsixd_7" meta:value-type="string">er represent the perceptually relevant aspects of the short-term speech spectrum.", "type": "article-journal", "volume": "28", "issue": "4", "title": "Comparison of Parametric Representations for Monosyllabic Word Recognition in Continuously Spoken Senten</meta:user-defined>
    <meta:user-defined meta:name="Mendeley_Bookmark_ILQe2Lsixd_8" meta:value-type="string">ces", "container-title": "IEEE Transactions on Acoustics, Speech, and Signal Processing", "page": "357-366", "ISSN": "00963518", "DOI": "10.1109/TASSP.1980.1163420"}, "id": "ITEM-1"}], "schema": "https://github.com/citation-style-language/schema/raw/maste</meta:user-defined>
    <meta:user-defined meta:name="Mendeley_Bookmark_ILQe2Lsixd_9" meta:value-type="string">r/csl-citation.json", "properties": {}, "mendeley": {"plainTextFormattedCitation": "[9]", "formattedCitation": "[9]", "previouslyFormattedCitation": "[9]"}}</meta:user-defined>
    <meta:user-defined meta:name="Mendeley_Bookmark_IRptvjdY4K_1" meta:value-type="string">ADDIN CSL_CITATION {"citationItems": [{"uris": ["http://www.mendeley.com/documents/?uuid=8722f734-2450-4421-ae26-98a167fff0f3"], "itemData": {"author": [{"dropping-particle": "", "given": "B H", "parse-names": false, "family": "Juang", "suffix": "", "non-</meta:user-defined>
    <meta:user-defined meta:name="Mendeley_Bookmark_IRptvjdY4K_2" meta:value-type="string">dropping-particle": ""}, {"dropping-particle": "", "given": "L R", "parse-names": false, "family": "Rabiner", "suffix": "", "non-dropping-particle": ""}], "issued": {"date-parts": [["1990"]]}, "type": "article", "abstract": "The authors discuss and docume</meta:user-defined>
    <meta:user-defined meta:name="Mendeley_Bookmark_IRptvjdY4K_3" meta:value-type="string">nt a parameter estimation algorithm for data sequence modeling involving hidden Markov models. The algorithm, called the segmental K-means method, uses the state-optimized joint likelihood for the observation data and the underlying Markovian state sequen</meta:user-defined>
    <meta:user-defined meta:name="Mendeley_Bookmark_IRptvjdY4K_4" meta:value-type="string">ce as the objective function for estimation. The authors prove the convergence of the algorithm and compare it with the traditional Baum-Welch reestimation method. They also print out the increased flexibility this algorithm offers in the general speech m</meta:user-defined>
    <meta:user-defined meta:name="Mendeley_Bookmark_IRptvjdY4K_5" meta:value-type="string">odeling framework", "id": "ITEM-1", "container-title": "Acoustics, Speech and Signal \u2026", "volume": "38", "issue": "9", "ISSN": "00963518", "page": "1639-1641", "title": "The segmental K-means algorithm for estimating parameters of hidden Markov model</meta:user-defined>
    <meta:user-defined meta:name="Mendeley_Bookmark_IRptvjdY4K_6" meta:value-type="string">s", "DOI": "10.1109/29.60082"}, "id": "ITEM-1"}], "schema": "https://github.com/citation-style-language/schema/raw/master/csl-citation.json", "properties": {}, "mendeley": {"plainTextFormattedCitation": "[12]", "formattedCitation": "[12]", "previouslyForm</meta:user-defined>
    <meta:user-defined meta:name="Mendeley_Bookmark_IRptvjdY4K_7" meta:value-type="string">attedCitation": "[12]"}}</meta:user-defined>
    <meta:user-defined meta:name="Mendeley_Bookmark_LYIh7msN0h_1" meta:value-type="string">ADDIN CSL_CITATION {"citationItems": [{"uris": ["http://www.mendeley.com/documents/?uuid=690c976b-5320-41ac-b26b-f0a88dacad32"], "itemData": {"ISBN": "978-1-4302-3627-6", "author": [{"dropping-particle": "", "given": "Emilio", "parse-names": false, "famil</meta:user-defined>
    <meta:user-defined meta:name="Mendeley_Bookmark_LYIh7msN0h_2" meta:value-type="string">y": "Raggi", "suffix": "", "non-dropping-particle": ""}, {"dropping-particle": "", "given": "Keir", "parse-names": false, "family": "Thomas", "suffix": "", "non-dropping-particle": ""}, {"dropping-particle": "Van", "given": "Sander", "parse-names": false,</meta:user-defined>
    <meta:user-defined meta:name="Mendeley_Bookmark_LYIh7msN0h_3" meta:value-type="string"> "family": "Vugt", "suffix": "", "non-dropping-particle": ""}], "type": "book", "issued": {"date-parts": [["2011"]]}, "id": "ITEM-1", "title": "Beginning Ubuntu Linux: Natty Narwhal Edition", "edition": "6th"}, "id": "ITEM-1"}, {"uris": ["http://www.mende</meta:user-defined>
    <meta:user-defined meta:name="Mendeley_Bookmark_LYIh7msN0h_4" meta:value-type="string">ley.com/documents/?uuid=af803330-a73f-4f5d-a9f5-43812f95a9d0"], "itemData": {"ISBN": "978-0-13-254248-7", "author": [{"dropping-particle": "", "given": "Mark G", "parse-names": false, "family": "Sobell", "suffix": "", "non-dropping-particle": ""}], "type"</meta:user-defined>
    <meta:user-defined meta:name="Mendeley_Bookmark_LYIh7msN0h_5" meta:value-type="string">: "book", "issued": {"date-parts": [["2010"]]}, "id": "ITEM-2", "title": "A Practical Guide To Ubuntu Linux", "edition": "3rd"}, "id": "ITEM-2"}], "schema": "https://github.com/citation-style-language/schema/raw/master/csl-citation.json", "properties": {}</meta:user-defined>
    <meta:user-defined meta:name="Mendeley_Bookmark_LYIh7msN0h_6" meta:value-type="string">, "mendeley": {"plainTextFormattedCitation": "[14], [15]", "formattedCitation": "[14], [15]", "previouslyFormattedCitation": "[14], [15]"}}</meta:user-defined>
    <meta:user-defined meta:name="Mendeley_Bookmark_RRfrgAuGLN_1" meta:value-type="string">ADDIN CSL_CITATION {"citationItems": [{"uris": ["http://www.mendeley.com/documents/?uuid=3c943ad4-2f83-49bb-b9eb-a6f94121ca59"], "itemData": {"type": "report", "author": [{"dropping-particle": "", "given": "Steve", "parse-names": false, "family": "Young",</meta:user-defined>
    <meta:user-defined meta:name="Mendeley_Bookmark_RRfrgAuGLN_2" meta:value-type="string"> "suffix": "", "non-dropping-particle": ""}, {"dropping-particle": "", "given": "Evermann", "parse-names": false, "family": "Gunnar", "suffix": "", "non-dropping-particle": ""}, {"dropping-particle": "", "given": "Gales", "parse-names": false, "family": "</meta:user-defined>
    <meta:user-defined meta:name="Mendeley_Bookmark_RRfrgAuGLN_3" meta:value-type="string">Mark", "suffix": "", "non-dropping-particle": ""}, {"dropping-particle": "", "given": "Thomas", "parse-names": false, "family": "Hain", "suffix": "", "non-dropping-particle": ""}, {"dropping-particle": "", "given": "Dan", "parse-names": false, "family": "</meta:user-defined>
    <meta:user-defined meta:name="Mendeley_Bookmark_RRfrgAuGLN_4" meta:value-type="string">Kershaw", "suffix": "", "non-dropping-particle": ""}], "issued": {"date-parts": [["2015"]]}, "publisher": "Cambridge University", "title": "The HTK Book version 3.5 alpha", "id": "ITEM-1"}, "id": "ITEM-1"}], "schema": "https://github.com/citation-style-la</meta:user-defined>
    <meta:user-defined meta:name="Mendeley_Bookmark_RRfrgAuGLN_5" meta:value-type="string">nguage/schema/raw/master/csl-citation.json", "properties": {}, "mendeley": {"plainTextFormattedCitation": "[5]", "formattedCitation": "[5]", "previouslyFormattedCitation": "[5]"}}</meta:user-defined>
    <meta:user-defined meta:name="Mendeley_Bookmark_Tlp9G8rULH_1" meta:value-type="string">ADDIN CSL_CITATION {"citationItems": [{"uris": ["http://www.mendeley.com/documents/?uuid=37778bbf-d82b-44f4-a767-b0850fdaba36"], "itemData": {"ISBN": "0130151572", "author": [{"dropping-particle": "", "given": "Lawrence", "parse-names": false, "family": "</meta:user-defined>
    <meta:user-defined meta:name="Mendeley_Bookmark_Tlp9G8rULH_2" meta:value-type="string">Rabiner", "suffix": "", "non-dropping-particle": ""}, {"dropping-particle": "", "given": "Bing Hwang", "parse-names": false, "family": "Juang", "suffix": "", "non-dropping-particle": ""}], "title": "Fundamentals of speech recognition", "ISSN": "0164-7989"</meta:user-defined>
    <meta:user-defined meta:name="Mendeley_Bookmark_Tlp9G8rULH_3" meta:value-type="string">, "type": "book", "id": "ITEM-1", "abstract": "Provides a theoretically sound, technically accurate, and complete description of the basic knowledge and ideas that constitute a modern system for speech recognition by machine. Covers production, perception</meta:user-defined>
    <meta:user-defined meta:name="Mendeley_Bookmark_Tlp9G8rULH_4" meta:value-type="string">, and acoustic-phonetic characterization of the speech signal; signal processing and analysis methods for speech recognition; pattern comparison techniques; speech recognition system design and implementation; theory and implementation of hidden Markov mo</meta:user-defined>
    <meta:user-defined meta:name="Mendeley_Bookmark_Tlp9G8rULH_5" meta:value-type="string">dels; speech recognition based on connected word models; large vocabulary continuous speech recognition; and task- oriented application of automatic speech recognition. For practicing engineers, scientists, linguists, and programmers interested in speech </meta:user-defined>
    <meta:user-defined meta:name="Mendeley_Bookmark_Tlp9G8rULH_6" meta:value-type="string">recognition.", "publisher": "Prentice Hall", "DOI": "10.1016/B978-0-12-802398-3.00002-7", "number-of-pages": "9-40", "issued": {"date-parts": [["1993"]]}}, "id": "ITEM-1"}], "schema": "https://github.com/citation-style-language/schema/raw/master/csl-citat</meta:user-defined>
    <meta:user-defined meta:name="Mendeley_Bookmark_Tlp9G8rULH_7" meta:value-type="string">ion.json", "properties": {}, "mendeley": {"plainTextFormattedCitation": "[4]", "formattedCitation": "[4]"}}</meta:user-defined>
    <meta:user-defined meta:name="Mendeley_Bookmark_UdbqQPFHaO_1" meta:value-type="string">ADDIN CSL_CITATION {"citationItems": [{"uris": ["http://www.mendeley.com/documents/?uuid=3c943ad4-2f83-49bb-b9eb-a6f94121ca59"], "itemData": {"type": "report", "author": [{"dropping-particle": "", "given": "Steve", "parse-names": false, "family": "Young",</meta:user-defined>
    <meta:user-defined meta:name="Mendeley_Bookmark_UdbqQPFHaO_2" meta:value-type="string"> "suffix": "", "non-dropping-particle": ""}, {"dropping-particle": "", "given": "Evermann", "parse-names": false, "family": "Gunnar", "suffix": "", "non-dropping-particle": ""}, {"dropping-particle": "", "given": "Gales", "parse-names": false, "family": "</meta:user-defined>
    <meta:user-defined meta:name="Mendeley_Bookmark_UdbqQPFHaO_3" meta:value-type="string">Mark", "suffix": "", "non-dropping-particle": ""}, {"dropping-particle": "", "given": "Thomas", "parse-names": false, "family": "Hain", "suffix": "", "non-dropping-particle": ""}, {"dropping-particle": "", "given": "Dan", "parse-names": false, "family": "</meta:user-defined>
    <meta:user-defined meta:name="Mendeley_Bookmark_UdbqQPFHaO_4" meta:value-type="string">Kershaw", "suffix": "", "non-dropping-particle": ""}], "issued": {"date-parts": [["2015"]]}, "publisher": "Cambridge University", "title": "The HTK Book version 3.5 alpha", "id": "ITEM-1"}, "id": "ITEM-1"}], "schema": "https://github.com/citation-style-la</meta:user-defined>
    <meta:user-defined meta:name="Mendeley_Bookmark_UdbqQPFHaO_5" meta:value-type="string">nguage/schema/raw/master/csl-citation.json", "properties": {}, "mendeley": {"plainTextFormattedCitation": "[5]", "formattedCitation": "[5]", "previouslyFormattedCitation": "[5]"}}</meta:user-defined>
    <meta:user-defined meta:name="Mendeley_Bookmark_UsntYjuEsL_1" meta:value-type="string">ADDIN CSL_CITATION {"citationItems": [{"uris": ["http://www.mendeley.com/documents/?uuid=6788deb7-507b-42fd-bb1a-17d4eb084efe"], "itemData": {"ISBN": "9780128023983", "author": [{"dropping-particle": "", "given": "Jinyu", "parse-names": false, "family": "</meta:user-defined>
    <meta:user-defined meta:name="Mendeley_Bookmark_UsntYjuEsL_2" meta:value-type="string">Li", "suffix": "", "non-dropping-particle": ""}, {"dropping-particle": "", "given": "Li", "parse-names": false, "family": "Deng", "suffix": "", "non-dropping-particle": ""}, {"dropping-particle": "", "given": "R", "parse-names": false, "family": "Haeb-Umb</meta:user-defined>
    <meta:user-defined meta:name="Mendeley_Bookmark_UsntYjuEsL_3" meta:value-type="string">ach", "suffix": "", "non-dropping-particle": ""}, {"dropping-particle": "", "given": "Y", "parse-names": false, "family": "Gong", "suffix": "", "non-dropping-particle": ""}], "type": "book", "issued": {"date-parts": [["2016"]]}, "id": "ITEM-1", "title": "</meta:user-defined>
    <meta:user-defined meta:name="Mendeley_Bookmark_UsntYjuEsL_4" meta:value-type="string">Robust Automatic Speech Recognition - A Bridge to Practical Applications", "publisher": "Academic Press, Elsevier", "number-of-pages": "286"}, "id": "ITEM-1"}], "schema": "https://github.com/citation-style-language/schema/raw/master/csl-citation.json", "p</meta:user-defined>
    <meta:user-defined meta:name="Mendeley_Bookmark_UsntYjuEsL_5" meta:value-type="string">roperties": {}, "mendeley": {"plainTextFormattedCitation": "[6]", "formattedCitation": "[6]", "previouslyFormattedCitation": "[6]"}}</meta:user-defined>
    <meta:user-defined meta:name="Mendeley_Bookmark_VRm3k2vHYo_1" meta:value-type="string">ADDIN CSL_CITATION {"citationItems": [{"uris": ["http://www.mendeley.com/documents/?uuid=944e5e0b-e265-4e0a-88b2-5a2492a0f087"], "itemData": {"ISBN": "9780262018029", "author": [{"dropping-particle": "", "given": "Kevin", "parse-names": false, "family": "</meta:user-defined>
    <meta:user-defined meta:name="Mendeley_Bookmark_VRm3k2vHYo_2" meta:value-type="string">Murphy", "suffix": "", "non-dropping-particle": ""}], "type": "book", "issued": {"date-parts": [["2012"]]}, "id": "ITEM-1", "title": "Machine Learning: A probabilistic approach"}, "id": "ITEM-1"}], "schema": "https://github.com/citation-style-language/sch</meta:user-defined>
    <meta:user-defined meta:name="Mendeley_Bookmark_VRm3k2vHYo_3" meta:value-type="string">ema/raw/master/csl-citation.json", "properties": {}, "mendeley": {"plainTextFormattedCitation": "[7]", "formattedCitation": "[7]", "previouslyFormattedCitation": "[7]"}}</meta:user-defined>
    <meta:user-defined meta:name="Mendeley_Bookmark_W6mIUAVbgi_1" meta:value-type="string">ADDIN CSL_CITATION {"citationItems": [{"uris": ["http://www.mendeley.com/documents/?uuid=4f89a1de-0be6-499e-a1b3-17f70c57b85f"], "itemData": {"ISBN": "0226775429", "author": [{"dropping-particle": "", "given": "Jeff A", "parse-names": false, "family": "Bi</meta:user-defined>
    <meta:user-defined meta:name="Mendeley_Bookmark_W6mIUAVbgi_2" meta:value-type="string">lmes", "suffix": "", "non-dropping-particle": ""}], "issued": {"date-parts": [["1997"]]}, "container-title": "Technical Report TR-97-021", "id": "ITEM-1", "abstract": "We describe the maximum-likelihood parameter estimation problem and howthe Expectation-</meta:user-defined>
    <meta:user-defined meta:name="Mendeley_Bookmark_W6mIUAVbgi_3" meta:value-type="string"> Maximization (EM) algorithm can be used for its solution. We first describe the abstract form of the EM algorithm as it is often given in the literature. We then develop the EM pa- rameter estimation procedure for two applications: 1) finding the paramet</meta:user-defined>
    <meta:user-defined meta:name="Mendeley_Bookmark_W6mIUAVbgi_4" meta:value-type="string">ers of a mixture of Gaussian densities, and 2) finding the parameters of a hidden Markov model (HMM) (i.e., the Baum-Welch algorithm) for both discrete and Gaussian mixture observation models. We derive the update equations in fairly explicit detail but w</meta:user-defined>
    <meta:user-defined meta:name="Mendeley_Bookmark_W6mIUAVbgi_5" meta:value-type="string">e do not prove any conver- gence properties. We try to emphasize intuition rather than mathematical rigor", "volume": "ICSI", "issue": "510", "type": "article-journal", "ISSN": "05503213", "page": "126", "title": "A Gentle Tutorial of the EM Algorithm", "</meta:user-defined>
    <meta:user-defined meta:name="Mendeley_Bookmark_W6mIUAVbgi_6" meta:value-type="string">DOI": "10.1016/S0550-3213(97)00753-0"}, "id": "ITEM-1"}], "schema": "https://github.com/citation-style-language/schema/raw/master/csl-citation.json", "properties": {}, "mendeley": {"plainTextFormattedCitation": "[13]", "formattedCitation": "[13]", "previo</meta:user-defined>
    <meta:user-defined meta:name="Mendeley_Bookmark_W6mIUAVbgi_7" meta:value-type="string">uslyFormattedCitation": "[13]"}}</meta:user-defined>
    <meta:user-defined meta:name="Mendeley_Bookmark_WVOr5uDhU7_1" meta:value-type="string">ADDIN Mendeley Bibliography CSL_BIBLIOGRAPHY </meta:user-defined>
    <meta:user-defined meta:name="Mendeley_Bookmark_YHC6LCsFsC_1" meta:value-type="string">ADDIN CSL_CITATION {"citationItems": [{"uris": ["http://www.mendeley.com/documents/?uuid=70ec566b-55dd-47a2-971e-220bcc795bb9"], "itemData": {"type": "paper-conference", "author": [{"dropping-particle": "", "given": "Sakriani", "parse-names": false, "fami</meta:user-defined>
    <meta:user-defined meta:name="Mendeley_Bookmark_YHC6LCsFsC_2" meta:value-type="string">ly": "Sakti", "suffix": "", "non-dropping-particle": ""}, {"dropping-particle": "", "given": "Paulus", "parse-names": false, "family": "Hutagaol", "suffix": "", "non-dropping-particle": ""}, {"dropping-particle": "", "given": "Arry Akhmad", "parse-names":</meta:user-defined>
    <meta:user-defined meta:name="Mendeley_Bookmark_YHC6LCsFsC_3" meta:value-type="string"> false, "family": "Arman", "suffix": "", "non-dropping-particle": ""}, {"dropping-particle": "", "given": "Satoshi", "parse-names": false, "family": "Nakamura", "suffix": "", "non-dropping-particle": ""}], "title": "Indonesian Speech Recognition for Heari</meta:user-defined>
    <meta:user-defined meta:name="Mendeley_Bookmark_YHC6LCsFsC_4" meta:value-type="string">ng and Speaking Impaired People", "container-title": "INTERSPEECH 2004 - ICSLP 8th International Conference on Spoken Language Processing ICC Jeju, Jeju Island, Korea", "id": "ITEM-1", "issued": {"date-parts": [["2004"]]}, "abstract": "This paper outlines</meta:user-defined>
    <meta:user-defined meta:name="Mendeley_Bookmark_YHC6LCsFsC_5" meta:value-type="string"> our efforts in developing Indonesian speech recognition for hearing and speaking impaired people. The lack of speech-enabling technology and research, as well as a shortage of data on the Indonesian language presents a major challenge for us to deal with</meta:user-defined>
    <meta:user-defined meta:name="Mendeley_Bookmark_YHC6LCsFsC_6" meta:value-type="string">. Difficulties arise in developing an Indonesian speech corpus since Indonesian is actually most people\u2019s second language after their own ethnic native language. Collecting all of the possible languages and dialects of the tribes recognized in Indone</meta:user-defined>
    <meta:user-defined meta:name="Mendeley_Bookmark_YHC6LCsFsC_7" meta:value-type="string">sia is still the biggest problem we face. In speech recognition, segmented utterances according to labels are usually used as a starting point for training speech models. This segmentation strategy is also one of the main issues. Initialization training u</meta:user-defined>
    <meta:user-defined meta:name="Mendeley_Bookmark_YHC6LCsFsC_8" meta:value-type="string">tterances with flat segmentation would not give sufficient performance. Here, we used an English speech recognizer to set initial segmentation of Indonesian utterances. This method produced a significant improvement of up to 40% in performance."}, "id": "</meta:user-defined>
    <meta:user-defined meta:name="Mendeley_Bookmark_YHC6LCsFsC_9" meta:value-type="string">ITEM-1"}], "schema": "https://github.com/citation-style-language/schema/raw/master/csl-citation.json", "properties": {}, "mendeley": {"plainTextFormattedCitation": "[1]", "formattedCitation": "[1]", "previouslyFormattedCitation": "[1]"}}</meta:user-defined>
    <meta:user-defined meta:name="Mendeley_Bookmark_a4PBmiu4C2_1" meta:value-type="string">ADDIN CSL_CITATION {"citationItems": [{"uris": ["http://www.mendeley.com/documents/?uuid=1a82ea4e-01fd-4147-905c-b91b1bff612a"], "itemData": {"volume": "1", "issue": "4", "author": [{"dropping-particle": "", "given": "Sherry", "parse-names": false, "famil</meta:user-defined>
    <meta:user-defined meta:name="Mendeley_Bookmark_a4PBmiu4C2_2" meta:value-type="string">y": "Ruan", "suffix": "", "non-dropping-particle": ""}, {"dropping-particle": "", "given": "Jacob O.", "parse-names": false, "family": "Wobbrock", "suffix": "", "non-dropping-particle": ""}, {"dropping-particle": "", "given": "Kenny", "parse-names": false</meta:user-defined>
    <meta:user-defined meta:name="Mendeley_Bookmark_a4PBmiu4C2_3" meta:value-type="string">, "family": "Liou", "suffix": "", "non-dropping-particle": ""}, {"dropping-particle": "", "given": "Andrew", "parse-names": false, "family": "Ng", "suffix": "", "non-dropping-particle": ""}, {"dropping-particle": "", "given": "James A.", "parse-names": fa</meta:user-defined>
    <meta:user-defined meta:name="Mendeley_Bookmark_a4PBmiu4C2_4" meta:value-type="string">lse, "family": "Landay", "suffix": "", "non-dropping-particle": ""}], "title": "Comparing Speech and Keyboard Text Entry for Short Messages in Two Languages on Touchscreen Phones", "ISSN": "24749567", "type": "article-journal", "id": "ITEM-1", "container-</meta:user-defined>
    <meta:user-defined meta:name="Mendeley_Bookmark_a4PBmiu4C2_5" meta:value-type="string">title": "Proceedings of the ACM on Interactive, Mobile, Wearable and Ubiquitous Technologies", "page": "1-23", "DOI": "10.1145/3161187", "issued": {"date-parts": [["2017"]]}}, "id": "ITEM-1"}], "schema": "https://github.com/citation-style-language/schema/</meta:user-defined>
    <meta:user-defined meta:name="Mendeley_Bookmark_a4PBmiu4C2_6" meta:value-type="string">raw/master/csl-citation.json", "properties": {}, "mendeley": {"plainTextFormattedCitation": "[3]", "formattedCitation": "[3]", "previouslyFormattedCitation": "[3]"}}</meta:user-defined>
    <meta:user-defined meta:name="Mendeley_Bookmark_cOUJzpFgn6_1" meta:value-type="string">ADDIN CSL_CITATION {"citationItems": [{"uris": ["http://www.mendeley.com/documents/?uuid=690c976b-5320-41ac-b26b-f0a88dacad32"], "itemData": {"ISBN": "978-1-4302-3627-6", "author": [{"dropping-particle": "", "given": "Emilio", "parse-names": false, "famil</meta:user-defined>
    <meta:user-defined meta:name="Mendeley_Bookmark_cOUJzpFgn6_2" meta:value-type="string">y": "Raggi", "suffix": "", "non-dropping-particle": ""}, {"dropping-particle": "", "given": "Keir", "parse-names": false, "family": "Thomas", "suffix": "", "non-dropping-particle": ""}, {"dropping-particle": "Van", "given": "Sander", "parse-names": false,</meta:user-defined>
    <meta:user-defined meta:name="Mendeley_Bookmark_cOUJzpFgn6_3" meta:value-type="string"> "family": "Vugt", "suffix": "", "non-dropping-particle": ""}], "type": "book", "issued": {"date-parts": [["2011"]]}, "id": "ITEM-1", "title": "Beginning Ubuntu Linux: Natty Narwhal Edition", "edition": "6th"}, "id": "ITEM-1"}, {"uris": ["http://www.mende</meta:user-defined>
    <meta:user-defined meta:name="Mendeley_Bookmark_cOUJzpFgn6_4" meta:value-type="string">ley.com/documents/?uuid=af803330-a73f-4f5d-a9f5-43812f95a9d0"], "itemData": {"ISBN": "978-0-13-254248-7", "author": [{"dropping-particle": "", "given": "Mark G", "parse-names": false, "family": "Sobell", "suffix": "", "non-dropping-particle": ""}], "type"</meta:user-defined>
    <meta:user-defined meta:name="Mendeley_Bookmark_cOUJzpFgn6_5" meta:value-type="string">: "book", "issued": {"date-parts": [["2010"]]}, "id": "ITEM-2", "title": "A Practical Guide To Ubuntu Linux", "edition": "3rd"}, "id": "ITEM-2"}], "schema": "https://github.com/citation-style-language/schema/raw/master/csl-citation.json", "properties": {}</meta:user-defined>
    <meta:user-defined meta:name="Mendeley_Bookmark_cOUJzpFgn6_6" meta:value-type="string">, "mendeley": {"plainTextFormattedCitation": "[14], [15]", "formattedCitation": "[14], [15]", "previouslyFormattedCitation": "[14], [15]"}}</meta:user-defined>
    <meta:user-defined meta:name="Mendeley_Bookmark_cUCAhn6Twy_1" meta:value-type="string">ADDIN CSL_CITATION {"citationItems": [{"uris": ["http://www.mendeley.com/documents/?uuid=37778bbf-d82b-44f4-a767-b0850fdaba36"], "itemData": {"ISBN": "0130151572", "author": [{"dropping-particle": "", "given": "Lawrence", "parse-names": false, "family": "</meta:user-defined>
    <meta:user-defined meta:name="Mendeley_Bookmark_cUCAhn6Twy_2" meta:value-type="string">Rabiner", "suffix": "", "non-dropping-particle": ""}, {"dropping-particle": "", "given": "Bing Hwang", "parse-names": false, "family": "Juang", "suffix": "", "non-dropping-particle": ""}], "title": "Fundamentals of speech recognition", "ISSN": "0164-7989"</meta:user-defined>
    <meta:user-defined meta:name="Mendeley_Bookmark_cUCAhn6Twy_3" meta:value-type="string">, "type": "book", "id": "ITEM-1", "abstract": "Provides a theoretically sound, technically accurate, and complete description of the basic knowledge and ideas that constitute a modern system for speech recognition by machine. Covers production, perception</meta:user-defined>
    <meta:user-defined meta:name="Mendeley_Bookmark_cUCAhn6Twy_4" meta:value-type="string">, and acoustic-phonetic characterization of the speech signal; signal processing and analysis methods for speech recognition; pattern comparison techniques; speech recognition system design and implementation; theory and implementation of hidden Markov mo</meta:user-defined>
    <meta:user-defined meta:name="Mendeley_Bookmark_cUCAhn6Twy_5" meta:value-type="string">dels; speech recognition based on connected word models; large vocabulary continuous speech recognition; and task- oriented application of automatic speech recognition. For practicing engineers, scientists, linguists, and programmers interested in speech </meta:user-defined>
    <meta:user-defined meta:name="Mendeley_Bookmark_cUCAhn6Twy_6" meta:value-type="string">recognition.", "publisher": "Prentice Hall", "DOI": "10.1016/B978-0-12-802398-3.00002-7", "number-of-pages": "9-40", "issued": {"date-parts": [["1993"]]}}, "id": "ITEM-1"}], "schema": "https://github.com/citation-style-language/schema/raw/master/csl-citat</meta:user-defined>
    <meta:user-defined meta:name="Mendeley_Bookmark_cUCAhn6Twy_7" meta:value-type="string">ion.json", "properties": {}, "mendeley": {"plainTextFormattedCitation": "[4]", "formattedCitation": "[4]", "previouslyFormattedCitation": "[4]"}}</meta:user-defined>
    <meta:user-defined meta:name="Mendeley_Bookmark_czMry28FFM_1" meta:value-type="string">ADDIN CSL_CITATION {"citationItems": [{"uris": ["http://www.mendeley.com/documents/?uuid=aba120b7-1b48-419e-b770-8c160a42de7f"], "itemData": {"ISBN": "0018-9219 VO - 61", "author": [{"dropping-particle": "", "given": "David", "parse-names": false, "family</meta:user-defined>
    <meta:user-defined meta:name="Mendeley_Bookmark_czMry28FFM_2" meta:value-type="string">": "Forney", "suffix": "", "non-dropping-particle": ""}], "issued": {"date-parts": [["1973"]]}, "container-title": "Proceedings of the IEEE", "id": "ITEM-1", "abstract": "The Viterbi algorithm (VA) is a recursive optimal solution to the problem of estimat</meta:user-defined>
    <meta:user-defined meta:name="Mendeley_Bookmark_czMry28FFM_3" meta:value-type="string">ing the state sequence of a discrete-time finite-state Markov process observed in memoryless noise. Many problems in areas such as digital communications can be cast in this form. This paper gives a tutorial exposition of the algorithm and of how it is im</meta:user-defined>
    <meta:user-defined meta:name="Mendeley_Bookmark_czMry28FFM_4" meta:value-type="string">plemented and analyzed. Applications to date are reviewed. Increasing use of the algorithm in a widening variety of areas is foreseen.", "volume": "61", "issue": "3", "type": "article-journal", "ISSN": "0018-9219", "page": "268-278", "title": "The Viterbi</meta:user-defined>
    <meta:user-defined meta:name="Mendeley_Bookmark_czMry28FFM_5" meta:value-type="string"> Algorithm", "DOI": "10.1109/PROC.1973.9030"}, "id": "ITEM-1"}], "schema": "https://github.com/citation-style-language/schema/raw/master/csl-citation.json", "properties": {}, "mendeley": {"plainTextFormattedCitation": "[11]", "formattedCitation": "[11]", </meta:user-defined>
    <meta:user-defined meta:name="Mendeley_Bookmark_czMry28FFM_6" meta:value-type="string">"previouslyFormattedCitation": "[11]"}}</meta:user-defined>
    <meta:user-defined meta:name="Mendeley_Bookmark_htMf1WrFct_1" meta:value-type="string">ADDIN CSL_CITATION {"citationItems": [{"uris": ["http://www.mendeley.com/documents/?uuid=aba120b7-1b48-419e-b770-8c160a42de7f"], "itemData": {"ISBN": "0018-9219 VO - 61", "author": [{"dropping-particle": "", "given": "David", "parse-names": false, "family</meta:user-defined>
    <meta:user-defined meta:name="Mendeley_Bookmark_htMf1WrFct_2" meta:value-type="string">": "Forney", "suffix": "", "non-dropping-particle": ""}], "issued": {"date-parts": [["1973"]]}, "container-title": "Proceedings of the IEEE", "id": "ITEM-1", "abstract": "The Viterbi algorithm (VA) is a recursive optimal solution to the problem of estimat</meta:user-defined>
    <meta:user-defined meta:name="Mendeley_Bookmark_htMf1WrFct_3" meta:value-type="string">ing the state sequence of a discrete-time finite-state Markov process observed in memoryless noise. Many problems in areas such as digital communications can be cast in this form. This paper gives a tutorial exposition of the algorithm and of how it is im</meta:user-defined>
    <meta:user-defined meta:name="Mendeley_Bookmark_htMf1WrFct_4" meta:value-type="string">plemented and analyzed. Applications to date are reviewed. Increasing use of the algorithm in a widening variety of areas is foreseen.", "volume": "61", "issue": "3", "type": "article-journal", "ISSN": "0018-9219", "page": "268-278", "title": "The Viterbi</meta:user-defined>
    <meta:user-defined meta:name="Mendeley_Bookmark_htMf1WrFct_5" meta:value-type="string"> Algorithm", "DOI": "10.1109/PROC.1973.9030"}, "id": "ITEM-1"}], "schema": "https://github.com/citation-style-language/schema/raw/master/csl-citation.json", "properties": {}, "mendeley": {"plainTextFormattedCitation": "[11]", "formattedCitation": "[11]", </meta:user-defined>
    <meta:user-defined meta:name="Mendeley_Bookmark_htMf1WrFct_6" meta:value-type="string">"previouslyFormattedCitation": "[11]"}}</meta:user-defined>
    <meta:user-defined meta:name="Mendeley_Bookmark_iZsfvfVN82_1" meta:value-type="string">ADDIN CSL_CITATION {"citationItems": [{"uris": ["http://www.mendeley.com/documents/?uuid=4f89a1de-0be6-499e-a1b3-17f70c57b85f"], "itemData": {"ISBN": "0226775429", "author": [{"dropping-particle": "", "given": "Jeff A", "parse-names": false, "family": "Bi</meta:user-defined>
    <meta:user-defined meta:name="Mendeley_Bookmark_iZsfvfVN82_2" meta:value-type="string">lmes", "suffix": "", "non-dropping-particle": ""}], "issued": {"date-parts": [["1997"]]}, "container-title": "Technical Report TR-97-021", "id": "ITEM-1", "abstract": "We describe the maximum-likelihood parameter estimation problem and howthe Expectation-</meta:user-defined>
    <meta:user-defined meta:name="Mendeley_Bookmark_iZsfvfVN82_3" meta:value-type="string"> Maximization (EM) algorithm can be used for its solution. We first describe the abstract form of the EM algorithm as it is often given in the literature. We then develop the EM pa- rameter estimation procedure for two applications: 1) finding the paramet</meta:user-defined>
    <meta:user-defined meta:name="Mendeley_Bookmark_iZsfvfVN82_4" meta:value-type="string">ers of a mixture of Gaussian densities, and 2) finding the parameters of a hidden Markov model (HMM) (i.e., the Baum-Welch algorithm) for both discrete and Gaussian mixture observation models. We derive the update equations in fairly explicit detail but w</meta:user-defined>
    <meta:user-defined meta:name="Mendeley_Bookmark_iZsfvfVN82_5" meta:value-type="string">e do not prove any conver- gence properties. We try to emphasize intuition rather than mathematical rigor", "volume": "ICSI", "issue": "510", "type": "article-journal", "ISSN": "05503213", "page": "126", "title": "A Gentle Tutorial of the EM Algorithm", "</meta:user-defined>
    <meta:user-defined meta:name="Mendeley_Bookmark_iZsfvfVN82_6" meta:value-type="string">DOI": "10.1016/S0550-3213(97)00753-0"}, "id": "ITEM-1"}], "schema": "https://github.com/citation-style-language/schema/raw/master/csl-citation.json", "properties": {}, "mendeley": {"plainTextFormattedCitation": "[13]", "formattedCitation": "[13]", "previo</meta:user-defined>
    <meta:user-defined meta:name="Mendeley_Bookmark_iZsfvfVN82_7" meta:value-type="string">uslyFormattedCitation": "[13]"}}</meta:user-defined>
    <meta:user-defined meta:name="Mendeley_Bookmark_iobJNiKbtv_1" meta:value-type="string">ADDIN CSL_CITATION {"citationItems": [{"uris": ["http://www.mendeley.com/documents/?uuid=944e5e0b-e265-4e0a-88b2-5a2492a0f087"], "itemData": {"ISBN": "9780262018029", "author": [{"dropping-particle": "", "given": "Kevin", "parse-names": false, "family": "</meta:user-defined>
    <meta:user-defined meta:name="Mendeley_Bookmark_iobJNiKbtv_2" meta:value-type="string">Murphy", "suffix": "", "non-dropping-particle": ""}], "type": "book", "issued": {"date-parts": [["2012"]]}, "id": "ITEM-1", "title": "Machine Learning: A probabilistic approach"}, "id": "ITEM-1"}], "schema": "https://github.com/citation-style-language/sch</meta:user-defined>
    <meta:user-defined meta:name="Mendeley_Bookmark_iobJNiKbtv_3" meta:value-type="string">ema/raw/master/csl-citation.json", "properties": {}, "mendeley": {"plainTextFormattedCitation": "[7]", "formattedCitation": "[7]", "previouslyFormattedCitation": "[7]"}}</meta:user-defined>
    <meta:user-defined meta:name="Mendeley_Bookmark_mJTv0i6wRB_1" meta:value-type="string">ADDIN CSL_CITATION {"citationItems": [{"uris": ["http://www.mendeley.com/documents/?uuid=37778bbf-d82b-44f4-a767-b0850fdaba36"], "itemData": {"ISBN": "0130151572", "author": [{"dropping-particle": "", "given": "Lawrence", "parse-names": false, "family": "</meta:user-defined>
    <meta:user-defined meta:name="Mendeley_Bookmark_mJTv0i6wRB_2" meta:value-type="string">Rabiner", "suffix": "", "non-dropping-particle": ""}, {"dropping-particle": "", "given": "Bing Hwang", "parse-names": false, "family": "Juang", "suffix": "", "non-dropping-particle": ""}], "title": "Fundamentals of speech recognition", "ISSN": "0164-7989"</meta:user-defined>
    <meta:user-defined meta:name="Mendeley_Bookmark_mJTv0i6wRB_3" meta:value-type="string">, "type": "book", "id": "ITEM-1", "abstract": "Provides a theoretically sound, technically accurate, and complete description of the basic knowledge and ideas that constitute a modern system for speech recognition by machine. Covers production, perception</meta:user-defined>
    <meta:user-defined meta:name="Mendeley_Bookmark_mJTv0i6wRB_4" meta:value-type="string">, and acoustic-phonetic characterization of the speech signal; signal processing and analysis methods for speech recognition; pattern comparison techniques; speech recognition system design and implementation; theory and implementation of hidden Markov mo</meta:user-defined>
    <meta:user-defined meta:name="Mendeley_Bookmark_mJTv0i6wRB_5" meta:value-type="string">dels; speech recognition based on connected word models; large vocabulary continuous speech recognition; and task- oriented application of automatic speech recognition. For practicing engineers, scientists, linguists, and programmers interested in speech </meta:user-defined>
    <meta:user-defined meta:name="Mendeley_Bookmark_mJTv0i6wRB_6" meta:value-type="string">recognition.", "publisher": "Prentice Hall", "DOI": "10.1016/B978-0-12-802398-3.00002-7", "number-of-pages": "9-40", "issued": {"date-parts": [["1993"]]}}, "id": "ITEM-1"}], "schema": "https://github.com/citation-style-language/schema/raw/master/csl-citat</meta:user-defined>
    <meta:user-defined meta:name="Mendeley_Bookmark_mJTv0i6wRB_7" meta:value-type="string">ion.json", "properties": {}, "mendeley": {"plainTextFormattedCitation": "[4]", "formattedCitation": "[4]"}}</meta:user-defined>
    <meta:user-defined meta:name="Mendeley_Bookmark_mWF2tVdfmO_1" meta:value-type="string">ADDIN CSL_CITATION {"citationItems": [{"uris": ["http://www.mendeley.com/documents/?uuid=b396a86d-2b87-481a-8244-f16ad7e5b4c3"], "itemData": {"ISBN": "9780125980623", "author": [{"dropping-particle": "", "given": "Sheldon M", "parse-names": false, "family</meta:user-defined>
    <meta:user-defined meta:name="Mendeley_Bookmark_mWF2tVdfmO_2" meta:value-type="string">": "Ross", "suffix": "", "non-dropping-particle": ""}], "type": "book", "issued": {"date-parts": [["2007"]]}, "id": "ITEM-1", "title": "Introduction to Probability Models", "publisher": "Academic Press", "edition": "9th", "number-of-pages": "782"}, "id": </meta:user-defined>
    <meta:user-defined meta:name="Mendeley_Bookmark_mWF2tVdfmO_3" meta:value-type="string">"ITEM-1"}], "schema": "https://github.com/citation-style-language/schema/raw/master/csl-citation.json", "properties": {}, "mendeley": {"plainTextFormattedCitation": "[8]", "formattedCitation": "[8]", "previouslyFormattedCitation": "[8]"}}</meta:user-defined>
    <meta:user-defined meta:name="Mendeley_Bookmark_myTodWykqA_1" meta:value-type="string">ADDIN CSL_CITATION {"citationItems": [{"uris": ["http://www.mendeley.com/documents/?uuid=301937eb-9ab5-4180-92ca-7cccdebfd6aa"], "itemData": {"ISBN": "0096-3518", "author": [{"dropping-particle": "", "given": "Steven B.", "parse-names": false, "family": "</meta:user-defined>
    <meta:user-defined meta:name="Mendeley_Bookmark_myTodWykqA_2" meta:value-type="string">Davis", "suffix": "", "non-dropping-particle": ""}, {"dropping-particle": "", "given": "Paul", "parse-names": false, "family": "Mermelstein", "suffix": "", "non-dropping-particle": ""}], "issued": {"date-parts": [["1980"]]}, "PMID": "1163420", "id": "ITEM</meta:user-defined>
    <meta:user-defined meta:name="Mendeley_Bookmark_myTodWykqA_3" meta:value-type="string">-1", "abstract": "Several parametric representations of the acoustic signal were compared with regard to word recognition performance in a syllable-oriented continuous speech recognition system. The vocabulary included many phonetically similar monosyllab</meta:user-defined>
    <meta:user-defined meta:name="Mendeley_Bookmark_myTodWykqA_4" meta:value-type="string">ic words, therefore the emphasis was on the ability to retain phonetically significant acoustic information in the face of syntactic and duration variations. For each parameter set (based on a mel-frequency cepstrum, a linear frequency cepstrum, a linear </meta:user-defined>
    <meta:user-defined meta:name="Mendeley_Bookmark_myTodWykqA_5" meta:value-type="string">prediction cepstrum, a linear prediction spectrum, or a set of reflection coefficients), word templates were generated using an efficient dynamic warping method, and test data were time registered with the templates. A set of ten mel-frequency cepstrum co</meta:user-defined>
    <meta:user-defined meta:name="Mendeley_Bookmark_myTodWykqA_6" meta:value-type="string">efficients computed every 6.4 ms resulted in the best performance, namely 96.5 percent and 95.0 percent recognition with each of two speakers. The superior performance of the mel-frequency cepstrum coefficients may be attributed to the fact that they bett</meta:user-defined>
    <meta:user-defined meta:name="Mendeley_Bookmark_myTodWykqA_7" meta:value-type="string">er represent the perceptually relevant aspects of the short-term speech spectrum.", "type": "article-journal", "volume": "28", "issue": "4", "title": "Comparison of Parametric Representations for Monosyllabic Word Recognition in Continuously Spoken Senten</meta:user-defined>
    <meta:user-defined meta:name="Mendeley_Bookmark_myTodWykqA_8" meta:value-type="string">ces", "container-title": "IEEE Transactions on Acoustics, Speech, and Signal Processing", "page": "357-366", "ISSN": "00963518", "DOI": "10.1109/TASSP.1980.1163420"}, "id": "ITEM-1"}], "schema": "https://github.com/citation-style-language/schema/raw/maste</meta:user-defined>
    <meta:user-defined meta:name="Mendeley_Bookmark_myTodWykqA_9" meta:value-type="string">r/csl-citation.json", "properties": {}, "mendeley": {"plainTextFormattedCitation": "[9]", "formattedCitation": "[9]", "previouslyFormattedCitation": "[9]"}}</meta:user-defined>
    <meta:user-defined meta:name="Mendeley_Bookmark_nDdutvHoFF_1" meta:value-type="string">ADDIN CSL_CITATION {"citationItems": [{"uris": ["http://www.mendeley.com/documents/?uuid=1a82ea4e-01fd-4147-905c-b91b1bff612a"], "itemData": {"volume": "1", "issue": "4", "author": [{"dropping-particle": "", "given": "Sherry", "parse-names": false, "famil</meta:user-defined>
    <meta:user-defined meta:name="Mendeley_Bookmark_nDdutvHoFF_2" meta:value-type="string">y": "Ruan", "suffix": "", "non-dropping-particle": ""}, {"dropping-particle": "", "given": "Jacob O.", "parse-names": false, "family": "Wobbrock", "suffix": "", "non-dropping-particle": ""}, {"dropping-particle": "", "given": "Kenny", "parse-names": false</meta:user-defined>
    <meta:user-defined meta:name="Mendeley_Bookmark_nDdutvHoFF_3" meta:value-type="string">, "family": "Liou", "suffix": "", "non-dropping-particle": ""}, {"dropping-particle": "", "given": "Andrew", "parse-names": false, "family": "Ng", "suffix": "", "non-dropping-particle": ""}, {"dropping-particle": "", "given": "James A.", "parse-names": fa</meta:user-defined>
    <meta:user-defined meta:name="Mendeley_Bookmark_nDdutvHoFF_4" meta:value-type="string">lse, "family": "Landay", "suffix": "", "non-dropping-particle": ""}], "title": "Comparing Speech and Keyboard Text Entry for Short Messages in Two Languages on Touchscreen Phones", "ISSN": "24749567", "type": "article-journal", "id": "ITEM-1", "container-</meta:user-defined>
    <meta:user-defined meta:name="Mendeley_Bookmark_nDdutvHoFF_5" meta:value-type="string">title": "Proceedings of the ACM on Interactive, Mobile, Wearable and Ubiquitous Technologies", "page": "1-23", "DOI": "10.1145/3161187", "issued": {"date-parts": [["2017"]]}}, "id": "ITEM-1"}], "schema": "https://github.com/citation-style-language/schema/</meta:user-defined>
    <meta:user-defined meta:name="Mendeley_Bookmark_nDdutvHoFF_6" meta:value-type="string">raw/master/csl-citation.json", "properties": {}, "mendeley": {"plainTextFormattedCitation": "[3]", "formattedCitation": "[3]", "previouslyFormattedCitation": "[3]"}}</meta:user-defined>
    <meta:user-defined meta:name="Mendeley_Bookmark_oQohGpUudw_1" meta:value-type="string">ADDIN CSL_CITATION {"citationItems": [{"uris": ["http://www.mendeley.com/documents/?uuid=5b404dc2-a62d-4ba4-a0a6-4d0eace25ac4"], "itemData": {"type": "article-journal", "author": [{"dropping-particle": "", "given": "Sherry", "parse-names": false, "family"</meta:user-defined>
    <meta:user-defined meta:name="Mendeley_Bookmark_oQohGpUudw_2" meta:value-type="string">: "Ruan", "suffix": "", "non-dropping-particle": ""}, {"dropping-particle": "", "given": "Jacob O", "parse-names": false, "family": "Wobbrock", "suffix": "", "non-dropping-particle": ""}, {"dropping-particle": "", "given": "Kenny", "parse-names": false, "</meta:user-defined>
    <meta:user-defined meta:name="Mendeley_Bookmark_oQohGpUudw_3" meta:value-type="string">family": "Liou", "suffix": "", "non-dropping-particle": ""}, {"dropping-particle": "", "given": "Andrew", "parse-names": false, "family": "Ng", "suffix": "", "non-dropping-particle": ""}, {"dropping-particle": "", "given": "James", "parse-names": false, "</meta:user-defined>
    <meta:user-defined meta:name="Mendeley_Bookmark_oQohGpUudw_4" meta:value-type="string">family": "Landay", "suffix": "", "non-dropping-particle": ""}], "issued": {"date-parts": [["2016"]]}, "container-title": "https://www.arxiv.org", "title": "Speech Is 3x Faster than Typing for English and Mandarin Text Entry on Mobile Devices", "id": "ITEM</meta:user-defined>
    <meta:user-defined meta:name="Mendeley_Bookmark_oQohGpUudw_5" meta:value-type="string">-1"}, "id": "ITEM-1"}], "schema": "https://github.com/citation-style-language/schema/raw/master/csl-citation.json", "properties": {}, "mendeley": {"plainTextFormattedCitation": "[2]", "formattedCitation": "[2]", "previouslyFormattedCitation": "[2]"}}</meta:user-defined>
    <meta:user-defined meta:name="Mendeley_Bookmark_ozY51laGm2_1" meta:value-type="string">ADDIN CSL_CITATION {"citationItems": [{"uris": ["http://www.mendeley.com/documents/?uuid=8cd39fde-fc84-494e-b447-af085d98c466"], "itemData": {"type": "book", "author": [{"dropping-particle": "", "given": "Athanasios", "parse-names": false, "family": "Papo</meta:user-defined>
    <meta:user-defined meta:name="Mendeley_Bookmark_ozY51laGm2_2" meta:value-type="string">ulis", "suffix": "", "non-dropping-particle": ""}], "issued": {"date-parts": [["2002"]]}, "id": "ITEM-1", "title": "Probability, Random Variables and Stochastic Processes", "publisher": "McGraw-Hill", "edition": "4th", "number-of-pages": "849"}, "id": "IT</meta:user-defined>
    <meta:user-defined meta:name="Mendeley_Bookmark_ozY51laGm2_3" meta:value-type="string">EM-1"}], "schema": "https://github.com/citation-style-language/schema/raw/master/csl-citation.json", "properties": {}, "mendeley": {"plainTextFormattedCitation": "[10]", "formattedCitation": "[10]", "previouslyFormattedCitation": "[10]"}}</meta:user-defined>
    <meta:user-defined meta:name="Mendeley_Bookmark_sEkh1s2Ukf_1" meta:value-type="string">ADDIN CSL_CITATION {"citationItems": [{"uris": ["http://www.mendeley.com/documents/?uuid=8722f734-2450-4421-ae26-98a167fff0f3"], "itemData": {"author": [{"dropping-particle": "", "given": "B H", "parse-names": false, "family": "Juang", "suffix": "", "non-</meta:user-defined>
    <meta:user-defined meta:name="Mendeley_Bookmark_sEkh1s2Ukf_2" meta:value-type="string">dropping-particle": ""}, {"dropping-particle": "", "given": "L R", "parse-names": false, "family": "Rabiner", "suffix": "", "non-dropping-particle": ""}], "issued": {"date-parts": [["1990"]]}, "type": "article", "abstract": "The authors discuss and docume</meta:user-defined>
    <meta:user-defined meta:name="Mendeley_Bookmark_sEkh1s2Ukf_3" meta:value-type="string">nt a parameter estimation algorithm for data sequence modeling involving hidden Markov models. The algorithm, called the segmental K-means method, uses the state-optimized joint likelihood for the observation data and the underlying Markovian state sequen</meta:user-defined>
    <meta:user-defined meta:name="Mendeley_Bookmark_sEkh1s2Ukf_4" meta:value-type="string">ce as the objective function for estimation. The authors prove the convergence of the algorithm and compare it with the traditional Baum-Welch reestimation method. They also print out the increased flexibility this algorithm offers in the general speech m</meta:user-defined>
    <meta:user-defined meta:name="Mendeley_Bookmark_sEkh1s2Ukf_5" meta:value-type="string">odeling framework", "id": "ITEM-1", "container-title": "Acoustics, Speech and Signal \u2026", "volume": "38", "issue": "9", "ISSN": "00963518", "page": "1639-1641", "title": "The segmental K-means algorithm for estimating parameters of hidden Markov model</meta:user-defined>
    <meta:user-defined meta:name="Mendeley_Bookmark_sEkh1s2Ukf_6" meta:value-type="string">s", "DOI": "10.1109/29.60082"}, "id": "ITEM-1"}], "schema": "https://github.com/citation-style-language/schema/raw/master/csl-citation.json", "properties": {}, "mendeley": {"plainTextFormattedCitation": "[12]", "formattedCitation": "[12]", "previouslyForm</meta:user-defined>
    <meta:user-defined meta:name="Mendeley_Bookmark_sEkh1s2Ukf_7" meta:value-type="string">attedCitation": "[12]"}}</meta:user-defined>
    <meta:user-defined meta:name="Mendeley_Bookmark_sl2Es0CSN0_1" meta:value-type="string">ADDIN Mendeley Bibliography CSL_BIBLIOGRAPHY </meta:user-defined>
    <meta:user-defined meta:name="Mendeley_Bookmark_v0vxlFIl0S_1" meta:value-type="string">ADDIN CSL_CITATION {"citationItems": [{"uris": ["http://www.mendeley.com/documents/?uuid=b396a86d-2b87-481a-8244-f16ad7e5b4c3"], "itemData": {"ISBN": "9780125980623", "author": [{"dropping-particle": "", "given": "Sheldon M", "parse-names": false, "family</meta:user-defined>
    <meta:user-defined meta:name="Mendeley_Bookmark_v0vxlFIl0S_2" meta:value-type="string">": "Ross", "suffix": "", "non-dropping-particle": ""}], "type": "book", "issued": {"date-parts": [["2007"]]}, "id": "ITEM-1", "title": "Introduction to Probability Models", "publisher": "Academic Press", "edition": "9th", "number-of-pages": "782"}, "id": </meta:user-defined>
    <meta:user-defined meta:name="Mendeley_Bookmark_v0vxlFIl0S_3" meta:value-type="string">"ITEM-1"}], "schema": "https://github.com/citation-style-language/schema/raw/master/csl-citation.json", "properties": {}, "mendeley": {"plainTextFormattedCitation": "[8]", "formattedCitation": "[8]", "previouslyFormattedCitation": "[8]"}}</meta:user-defined>
  </office:meta>
</office:document-meta>
</file>

<file path=Object 1/content.xml><?xml version="1.0" encoding="utf-8"?>
<math xmlns="http://www.w3.org/1998/Math/MathML" display="block">
  <semantics>
    <mrow>
      <mrow>
        <mover accent="true">
          <mi>W</mi>
          <mo stretchy="true">^</mo>
        </mover>
        <mo stretchy="false">=</mo>
        <mi mathvariant="italic">arg</mi>
      </mrow>
      <munder>
        <mi mathvariant="italic">max</mi>
        <mi>W</mi>
      </munder>
      <msub>
        <mi>P</mi>
        <mrow>
          <mi mathvariant="normal">Λ</mi>
          <mi>,</mi>
          <mi mathvariant="normal">Γ</mi>
        </mrow>
      </msub>
      <mrow>
        <mo fence="true" stretchy="false">(</mo>
        <mrow>
          <mrow>
            <mi>W</mi>
            <mo stretchy="false">|</mo>
            <mi>X</mi>
          </mrow>
        </mrow>
        <mo fence="true" stretchy="false">)</mo>
      </mrow>
    </mrow>
    <annotation encoding="StarMath 5.0"> widehat {W}= arg max csub{W} P_ {%LAMBDA,%GAMMA} (W mline X) </annotation>
  </semantics>
</math>
</file>

<file path=Object 2/content.xml><?xml version="1.0" encoding="utf-8"?>
<math xmlns="http://www.w3.org/1998/Math/MathML" display="block">
  <semantics>
    <mi mathvariant="normal">Λ</mi>
    <annotation encoding="StarMath 5.0">%LAMBDA </annotation>
  </semantics>
</math>
</file>

<file path=Object 3/content.xml><?xml version="1.0" encoding="utf-8"?>
<math xmlns="http://www.w3.org/1998/Math/MathML" display="block">
  <semantics>
    <mi mathvariant="normal">Γ</mi>
    <annotation encoding="StarMath 5.0">%GAMMA </annotation>
  </semantics>
</math>
</file>

<file path=Object 4/content.xml><?xml version="1.0" encoding="utf-8"?>
<math xmlns="http://www.w3.org/1998/Math/MathML" display="block">
  <semantics>
    <mi mathvariant="normal">Λ</mi>
    <annotation encoding="StarMath 5.0">%LAMBDA </annotation>
  </semantics>
</math>
</file>

<file path=Object 5/content.xml><?xml version="1.0" encoding="utf-8"?>
<math xmlns="http://www.w3.org/1998/Math/MathML" display="block">
  <semantics>
    <mrow>
      <mrow>
        <mover accent="true">
          <mi mathvariant="normal">Λ</mi>
          <mo stretchy="true">^</mo>
        </mover>
        <mo stretchy="false">=</mo>
        <mi mathvariant="italic">arg</mi>
      </mrow>
      <munder>
        <mi mathvariant="italic">max</mi>
        <mi mathvariant="normal">Λ</mi>
      </munder>
      <msub>
        <mi>P</mi>
        <mrow>
          <mi mathvariant="normal">Λ</mi>
          <mi>,</mi>
          <mi mathvariant="normal">Γ</mi>
        </mrow>
      </msub>
      <mrow>
        <mo fence="true" stretchy="false">(</mo>
        <mrow>
          <mrow>
            <mi>X</mi>
            <mo stretchy="false">|</mo>
            <mi>W</mi>
          </mrow>
        </mrow>
        <mo fence="true" stretchy="false">)</mo>
      </mrow>
    </mrow>
    <annotation encoding="StarMath 5.0"> widehat {%LAMBDA}= arg max csub{%LAMBDA} P_ {%LAMBDA,%GAMMA} (X mline W) </annotation>
  </semantics>
</math>
</file>

<file path=Object 6/content.xml><?xml version="1.0" encoding="utf-8"?>
<math xmlns="http://www.w3.org/1998/Math/MathML" display="block">
  <semantics>
    <mi mathvariant="normal">Λ</mi>
    <annotation encoding="StarMath 5.0">%LAMBDA </annotation>
  </semantics>
</math>
</file>